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42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9.79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6" style:family="table-cell" style:parent-style-name="Default" style:data-style-name="N114">
      <style:table-cell-properties fo:background-color="#fff5ce"/>
      <style:text-properties fo:font-weight="bold" style:font-weight-asian="bold" style:font-weight-complex="bold"/>
    </style:style>
    <style:style style:name="ce7" style:family="table-cell" style:parent-style-name="Default" style:data-style-name="N114">
      <style:text-properties fo:font-weight="bold" style:font-weight-asian="bold" style:font-weight-complex="bold"/>
    </style:style>
    <style:style style:name="ce8" style:family="table-cell" style:parent-style-name="Default" style:data-style-name="N109"/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" style:family="table-cell" style:parent-style-name="Default" style:data-style-name="N112">
      <style:table-cell-properties fo:background-color="#ffff00"/>
    </style:style>
    <style:style style:name="ce12" style:family="table-cell" style:parent-style-name="Default" style:data-style-name="N112">
      <style:table-cell-properties fo:background-color="#dddddd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altParams-6-21-19" table:style-name="ta1">
        <table:shapes>
          <draw:frame draw:z-index="0" draw:style-name="gr1" draw:text-style-name="P1" svg:width="159.99mm" svg:height="89.99mm" svg:x="399.53mm" svg:y="304.7mm">
            <draw:object draw:notify-on-update-of-ranges="'SaltParams-6-21-19'.A1:'SaltParams-6-21-19'.A1 'SaltParams-6-21-19'.A2:'SaltParams-6-21-19'.A40 'SaltParams-6-21-19'.F1:'SaltParams-6-21-19'.F1 'SaltParams-6-21-19'.F2:'SaltParams-6-21-19'.F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0.11mm" svg:height="89.74mm" svg:x="416.96mm" svg:y="208.76mm">
            <draw:object draw:notify-on-update-of-ranges="'SaltParams-6-21-19'.E1:'SaltParams-6-21-19'.E1 'SaltParams-6-21-19'.E2:'SaltParams-6-21-19'.E40 'SaltParams-6-21-19'.F1:'SaltParams-6-21-19'.F1 'SaltParams-6-21-19'.F2:'SaltParams-6-21-19'.F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467.06mm" svg:y="3.56mm">
            <draw:object draw:notify-on-update-of-ranges="'SaltParams-6-21-19'.B1:'SaltParams-6-21-19'.B1 'SaltParams-6-21-19'.B2:'SaltParams-6-21-19'.B40 'SaltParams-6-21-19'.H1:'SaltParams-6-21-19'.H1 'SaltParams-6-21-19'.H2:'SaltParams-6-21-19'.H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9.99mm" svg:height="89.99mm" svg:x="305.19mm" svg:y="0.59mm">
            <draw:object draw:notify-on-update-of-ranges="'SaltParams-6-21-19'.B1:'SaltParams-6-21-19'.B1 'SaltParams-6-21-19'.B2:'SaltParams-6-21-19'.B40 'SaltParams-6-21-19'.C1:'SaltParams-6-21-19'.C1 'SaltParams-6-21-19'.C2:'SaltParams-6-21-19'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159.99mm" svg:height="89.99mm" svg:x="314.34mm" svg:y="100.03mm">
            <draw:object draw:notify-on-update-of-ranges="'SaltParams-6-21-19'.B1:'SaltParams-6-21-19'.B1 'SaltParams-6-21-19'.B2:'SaltParams-6-21-19'.B40 'SaltParams-6-21-19'.D1:'SaltParams-6-21-19'.D1 'SaltParams-6-21-19'.D2:'SaltParams-6-21-19'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style-name="gr1" draw:text-style-name="P1" svg:width="228.7mm" svg:height="165.78mm" svg:x="316.12mm" svg:y="205.78mm">
            <draw:object draw:notify-on-update-of-ranges="'SaltParams-6-21-19'.D44:'SaltParams-6-21-19'.D44 'SaltParams-6-21-19'.D51:'SaltParams-6-21-19'.D89 'SaltParams-6-21-19'.F44:'SaltParams-6-21-19'.F44 'SaltParams-6-21-19'.F51:'SaltParams-6-21-19'.F89 'SaltParams-6-21-19'.D44:'SaltParams-6-21-19'.D44 'SaltParams-6-21-19'.D45:'SaltParams-6-21-19'.D93 'SaltParams-6-21-19'.K44:'SaltParams-6-21-19'.K44 'SaltParams-6-21-19'.K45:'SaltParams-6-21-19'.K9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Temp / °C</text:p>
          </table:table-cell>
          <table:table-cell office:value-type="string" calcext:value-type="string">
            <text:p><text:span text:style-name="T1">T </text:span>/ [K]</text:p>
          </table:table-cell>
          <table:table-cell table:style-name="ce3" office:value-type="string" calcext:value-type="string">
            <text:p><text:span text:style-name="T1">c</text:span> / [kJ/kg·K]</text:p>
          </table:table-cell>
          <table:table-cell office:value-type="string" calcext:value-type="string">
            <text:p><text:span text:style-name="T1">ρ</text:span> / [kg/m³]</text:p>
          </table:table-cell>
          <table:table-cell office:value-type="string" calcext:value-type="string">
            <text:p>1/<text:span text:style-name="T1">T</text:span> / [1/K]</text:p>
          </table:table-cell>
          <table:table-cell table:style-name="ce3" office:value-type="string" calcext:value-type="string">
            <text:p><text:span text:style-name="T1">µ</text:span> / [Pa·s]</text:p>
          </table:table-cell>
          <table:table-cell office:value-type="string" calcext:value-type="string">
            <text:p><text:span text:style-name="T1">ν</text:span> / [m²s]</text:p>
          </table:table-cell>
          <table:table-cell table:style-name="ce3" office:value-type="string" calcext:value-type="string">
            <text:p><text:span text:style-name="T1">λ</text:span> / [W/m·K]</text:p>
          </table:table-cell>
          <table:table-cell office:value-type="string" calcext:value-type="string">
            <text:p><text:span text:style-name="T1">h</text:span> / [J/kg]</text:p>
          </table:table-cell>
          <table:table-cell office:value-type="string" calcext:value-type="string">
            <text:p>Δ<text:span text:style-name="T1">h</text:span> / [kJ/kg]</text:p>
          </table:table-cell>
          <table:table-cell table:number-columns-repeated="1014"/>
        </table:table-row>
        <table:table-row table:style-name="ro2">
          <table:table-cell table:style-name="ce1" office:value-type="float" office:value="400" calcext:value-type="float">
            <text:p>400</text:p>
          </table:table-cell>
          <table:table-cell table:style-name="ce1" table:formula="of:=[.A2]+273.15" office:value-type="float" office:value="673.15" calcext:value-type="float">
            <text:p>673.15</text:p>
          </table:table-cell>
          <table:table-cell table:style-name="ce4" office:value-type="float" office:value="1.183404" calcext:value-type="float">
            <text:p>1.183404</text:p>
          </table:table-cell>
          <table:table-cell table:style-name="ce4" office:value-type="float" office:value="1719.7" calcext:value-type="float">
            <text:p>1719.7</text:p>
          </table:table-cell>
          <table:table-cell table:style-name="ce1" table:formula="of:=1/[.B2]" office:value-type="float" office:value="0.00148555299710317" calcext:value-type="float">
            <text:p>0.001485552997103</text:p>
          </table:table-cell>
          <table:table-cell table:style-name="ce6" office:value-type="float" office:value="0.007264709" calcext:value-type="float">
            <text:p>7.264709E-03</text:p>
          </table:table-cell>
          <table:table-cell table:style-name="ce1" office:value-type="float" office:value="0.00000422" calcext:value-type="float">
            <text:p>4.22E-06</text:p>
          </table:table-cell>
          <table:table-cell table:style-name="ce4" office:value-type="float" office:value="0.4682" calcext:value-type="float">
            <text:p>0.4682</text:p>
          </table:table-cell>
          <table:table-cell table:style-name="ce1" office:value-type="float" office:value="18989.2875" calcext:value-type="float">
            <text:p>18989.2875</text:p>
          </table:table-cell>
          <table:table-cell table:formula="of:=[.I2]-[.$I$2]" office:value-type="float" office:value="0" calcext:value-type="float">
            <text:p>0</text:p>
          </table:table-cell>
          <table:table-cell table:style-name="ce1" table:number-columns-repeated="1014"/>
        </table:table-row>
        <table:table-row table:style-name="ro2">
          <table:table-cell office:value-type="float" office:value="410" calcext:value-type="float">
            <text:p>410</text:p>
          </table:table-cell>
          <table:table-cell table:formula="of:=[.A3]+273.15" office:value-type="float" office:value="683.15" calcext:value-type="float">
            <text:p>683.15</text:p>
          </table:table-cell>
          <table:table-cell table:style-name="ce3" office:value-type="float" office:value="1.1781241" calcext:value-type="float">
            <text:p>1.1781241</text:p>
          </table:table-cell>
          <table:table-cell office:value-type="float" office:value="1715.64" calcext:value-type="float">
            <text:p>1715.64</text:p>
          </table:table-cell>
          <table:table-cell table:formula="of:=1/[.B3]" office:value-type="float" office:value="0.00146380736295104" calcext:value-type="float">
            <text:p>0.001463807362951</text:p>
          </table:table-cell>
          <table:table-cell table:style-name="ce7" office:value-type="float" office:value="0.006934793" calcext:value-type="float">
            <text:p>6.934793E-03</text:p>
          </table:table-cell>
          <table:table-cell office:value-type="float" office:value="0.00000404" calcext:value-type="float">
            <text:p>4.04E-06</text:p>
          </table:table-cell>
          <table:table-cell table:style-name="ce3" office:value-type="float" office:value="0.4672" calcext:value-type="float">
            <text:p>0.4672</text:p>
          </table:table-cell>
          <table:table-cell office:value-type="float" office:value="30796.928" calcext:value-type="float">
            <text:p>30796.928</text:p>
          </table:table-cell>
          <table:table-cell table:formula="of:=[.I3]-[.$I$2]" office:value-type="float" office:value="11807.6405" calcext:value-type="float">
            <text:p>11807.6405</text:p>
          </table:table-cell>
          <table:table-cell table:number-columns-repeated="1014"/>
        </table:table-row>
        <table:table-row table:style-name="ro2">
          <table:table-cell office:value-type="float" office:value="420" calcext:value-type="float">
            <text:p>420</text:p>
          </table:table-cell>
          <table:table-cell table:formula="of:=[.A4]+273.15" office:value-type="float" office:value="693.15" calcext:value-type="float">
            <text:p>693.15</text:p>
          </table:table-cell>
          <table:table-cell table:style-name="ce3" office:value-type="float" office:value="1.1728442" calcext:value-type="float">
            <text:p>1.1728442</text:p>
          </table:table-cell>
          <table:table-cell office:value-type="float" office:value="1711.58" calcext:value-type="float">
            <text:p>1711.58</text:p>
          </table:table-cell>
          <table:table-cell table:formula="of:=1/[.B4]" office:value-type="float" office:value="0.00144268917261776" calcext:value-type="float">
            <text:p>0.001442689172618</text:p>
          </table:table-cell>
          <table:table-cell table:style-name="ce7" office:value-type="float" office:value="0.006628744" calcext:value-type="float">
            <text:p>6.628744E-03</text:p>
          </table:table-cell>
          <table:table-cell office:value-type="float" office:value="0.00000387" calcext:value-type="float">
            <text:p>3.87E-06</text:p>
          </table:table-cell>
          <table:table-cell table:style-name="ce3" office:value-type="float" office:value="0.4662" calcext:value-type="float">
            <text:p>0.4662</text:p>
          </table:table-cell>
          <table:table-cell office:value-type="float" office:value="42551.7695" calcext:value-type="float">
            <text:p>42551.7695</text:p>
          </table:table-cell>
          <table:table-cell table:formula="of:=[.I4]-[.$I$2]" office:value-type="float" office:value="23562.482" calcext:value-type="float">
            <text:p>23562.482</text:p>
          </table:table-cell>
          <table:table-cell table:number-columns-repeated="1014"/>
        </table:table-row>
        <table:table-row table:style-name="ro2">
          <table:table-cell office:value-type="float" office:value="430" calcext:value-type="float">
            <text:p>430</text:p>
          </table:table-cell>
          <table:table-cell table:formula="of:=[.A5]+273.15" office:value-type="float" office:value="703.15" calcext:value-type="float">
            <text:p>703.15</text:p>
          </table:table-cell>
          <table:table-cell table:style-name="ce3" office:value-type="float" office:value="1.1675643" calcext:value-type="float">
            <text:p>1.1675643</text:p>
          </table:table-cell>
          <table:table-cell office:value-type="float" office:value="1707.52" calcext:value-type="float">
            <text:p>1707.52</text:p>
          </table:table-cell>
          <table:table-cell table:formula="of:=1/[.B5]" office:value-type="float" office:value="0.00142217165611889" calcext:value-type="float">
            <text:p>0.001422171656119</text:p>
          </table:table-cell>
          <table:table-cell table:style-name="ce7" office:value-type="float" office:value="0.006344341" calcext:value-type="float">
            <text:p>6.344341E-03</text:p>
          </table:table-cell>
          <table:table-cell office:value-type="float" office:value="0.00000372" calcext:value-type="float">
            <text:p>3.72E-06</text:p>
          </table:table-cell>
          <table:table-cell table:style-name="ce3" office:value-type="float" office:value="0.4652" calcext:value-type="float">
            <text:p>0.4652</text:p>
          </table:table-cell>
          <table:table-cell office:value-type="float" office:value="54253.812" calcext:value-type="float">
            <text:p>54253.812</text:p>
          </table:table-cell>
          <table:table-cell table:formula="of:=[.I5]-[.$I$2]" office:value-type="float" office:value="35264.5245" calcext:value-type="float">
            <text:p>35264.5245</text:p>
          </table:table-cell>
          <table:table-cell table:number-columns-repeated="1014"/>
        </table:table-row>
        <table:table-row table:style-name="ro2">
          <table:table-cell office:value-type="float" office:value="440" calcext:value-type="float">
            <text:p>440</text:p>
          </table:table-cell>
          <table:table-cell table:formula="of:=[.A6]+273.15" office:value-type="float" office:value="713.15" calcext:value-type="float">
            <text:p>713.15</text:p>
          </table:table-cell>
          <table:table-cell table:style-name="ce3" office:value-type="float" office:value="1.1622844" calcext:value-type="float">
            <text:p>1.1622844</text:p>
          </table:table-cell>
          <table:table-cell office:value-type="float" office:value="1703.46" calcext:value-type="float">
            <text:p>1703.46</text:p>
          </table:table-cell>
          <table:table-cell table:formula="of:=1/[.B6]" office:value-type="float" office:value="0.00140222954497651" calcext:value-type="float">
            <text:p>0.001402229544977</text:p>
          </table:table-cell>
          <table:table-cell table:style-name="ce7" office:value-type="float" office:value="0.006079613" calcext:value-type="float">
            <text:p>6.079613E-03</text:p>
          </table:table-cell>
          <table:table-cell office:value-type="float" office:value="0.00000357" calcext:value-type="float">
            <text:p>3.57E-06</text:p>
          </table:table-cell>
          <table:table-cell table:style-name="ce3" office:value-type="float" office:value="0.4642" calcext:value-type="float">
            <text:p>0.4642</text:p>
          </table:table-cell>
          <table:table-cell office:value-type="float" office:value="65903.0555" calcext:value-type="float">
            <text:p>65903.0555</text:p>
          </table:table-cell>
          <table:table-cell table:formula="of:=[.I6]-[.$I$2]" office:value-type="float" office:value="46913.768" calcext:value-type="float">
            <text:p>46913.768</text:p>
          </table:table-cell>
          <table:table-cell table:number-columns-repeated="1014"/>
        </table:table-row>
        <table:table-row table:style-name="ro2">
          <table:table-cell office:value-type="float" office:value="450" calcext:value-type="float">
            <text:p>450</text:p>
          </table:table-cell>
          <table:table-cell table:formula="of:=[.A7]+273.15" office:value-type="float" office:value="723.15" calcext:value-type="float">
            <text:p>723.15</text:p>
          </table:table-cell>
          <table:table-cell table:style-name="ce3" office:value-type="float" office:value="1.1570045" calcext:value-type="float">
            <text:p>1.1570045</text:p>
          </table:table-cell>
          <table:table-cell office:value-type="float" office:value="1699.4" calcext:value-type="float">
            <text:p>1699.4</text:p>
          </table:table-cell>
          <table:table-cell table:formula="of:=1/[.B7]" office:value-type="float" office:value="0.00138283896840213" calcext:value-type="float">
            <text:p>0.001382838968402</text:p>
          </table:table-cell>
          <table:table-cell table:style-name="ce7" office:value-type="float" office:value="0.005832802" calcext:value-type="float">
            <text:p>5.832802E-03</text:p>
          </table:table-cell>
          <table:table-cell office:value-type="float" office:value="0.00000343" calcext:value-type="float">
            <text:p>3.43E-06</text:p>
          </table:table-cell>
          <table:table-cell table:style-name="ce3" office:value-type="float" office:value="0.4632" calcext:value-type="float">
            <text:p>0.4632</text:p>
          </table:table-cell>
          <table:table-cell office:value-type="float" office:value="77499.5" calcext:value-type="float">
            <text:p>77499.5</text:p>
          </table:table-cell>
          <table:table-cell table:formula="of:=[.I7]-[.$I$2]" office:value-type="float" office:value="58510.2125" calcext:value-type="float">
            <text:p>58510.2125</text:p>
          </table:table-cell>
          <table:table-cell table:number-columns-repeated="1014"/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[.A8]+273.15" office:value-type="float" office:value="733.15" calcext:value-type="float">
            <text:p>733.15</text:p>
          </table:table-cell>
          <table:table-cell table:style-name="ce3" office:value-type="float" office:value="1.1517246" calcext:value-type="float">
            <text:p>1.1517246</text:p>
          </table:table-cell>
          <table:table-cell office:value-type="float" office:value="1695.34" calcext:value-type="float">
            <text:p>1695.34</text:p>
          </table:table-cell>
          <table:table-cell table:formula="of:=1/[.B8]" office:value-type="float" office:value="0.00136397735797586" calcext:value-type="float">
            <text:p>0.001363977357976</text:p>
          </table:table-cell>
          <table:table-cell table:style-name="ce7" office:value-type="float" office:value="0.005602341" calcext:value-type="float">
            <text:p>5.602341E-03</text:p>
          </table:table-cell>
          <table:table-cell office:value-type="float" office:value="0.0000033" calcext:value-type="float">
            <text:p>3.3E-06</text:p>
          </table:table-cell>
          <table:table-cell table:style-name="ce3" office:value-type="float" office:value="0.4622" calcext:value-type="float">
            <text:p>0.4622</text:p>
          </table:table-cell>
          <table:table-cell office:value-type="float" office:value="89043.1455" calcext:value-type="float">
            <text:p>89043.1455</text:p>
          </table:table-cell>
          <table:table-cell table:formula="of:=[.I8]-[.$I$2]" office:value-type="float" office:value="70053.858" calcext:value-type="float">
            <text:p>70053.858</text:p>
          </table:table-cell>
          <table:table-cell table:number-columns-repeated="1014"/>
        </table:table-row>
        <table:table-row table:style-name="ro2">
          <table:table-cell office:value-type="float" office:value="470" calcext:value-type="float">
            <text:p>470</text:p>
          </table:table-cell>
          <table:table-cell table:formula="of:=[.A9]+273.15" office:value-type="float" office:value="743.15" calcext:value-type="float">
            <text:p>743.15</text:p>
          </table:table-cell>
          <table:table-cell table:style-name="ce3" office:value-type="float" office:value="1.1464447" calcext:value-type="float">
            <text:p>1.1464447</text:p>
          </table:table-cell>
          <table:table-cell office:value-type="float" office:value="1691.28" calcext:value-type="float">
            <text:p>1691.28</text:p>
          </table:table-cell>
          <table:table-cell table:formula="of:=1/[.B9]" office:value-type="float" office:value="0.00134562336002153" calcext:value-type="float">
            <text:p>0.001345623360022</text:p>
          </table:table-cell>
          <table:table-cell table:style-name="ce7" office:value-type="float" office:value="0.005386827" calcext:value-type="float">
            <text:p>5.386827E-03</text:p>
          </table:table-cell>
          <table:table-cell office:value-type="float" office:value="0.00000319" calcext:value-type="float">
            <text:p>3.19E-06</text:p>
          </table:table-cell>
          <table:table-cell table:style-name="ce3" office:value-type="float" office:value="0.4612" calcext:value-type="float">
            <text:p>0.4612</text:p>
          </table:table-cell>
          <table:table-cell office:value-type="float" office:value="100533.992" calcext:value-type="float">
            <text:p>100533.992</text:p>
          </table:table-cell>
          <table:table-cell table:formula="of:=[.I9]-[.$I$2]" office:value-type="float" office:value="81544.7045" calcext:value-type="float">
            <text:p>81544.7045</text:p>
          </table:table-cell>
          <table:table-cell table:number-columns-repeated="101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10]+273.15" office:value-type="float" office:value="753.15" calcext:value-type="float">
            <text:p>753.15</text:p>
          </table:table-cell>
          <table:table-cell table:style-name="ce3" office:value-type="float" office:value="1.1411648" calcext:value-type="float">
            <text:p>1.1411648</text:p>
          </table:table-cell>
          <table:table-cell office:value-type="float" office:value="1687.22" calcext:value-type="float">
            <text:p>1687.22</text:p>
          </table:table-cell>
          <table:table-cell table:formula="of:=1/[.B10]" office:value-type="float" office:value="0.00132775675496249" calcext:value-type="float">
            <text:p>0.001327756754962</text:p>
          </table:table-cell>
          <table:table-cell table:style-name="ce7" office:value-type="float" office:value="0.005185002" calcext:value-type="float">
            <text:p>5.185002E-03</text:p>
          </table:table-cell>
          <table:table-cell office:value-type="float" office:value="0.00000307" calcext:value-type="float">
            <text:p>3.07E-06</text:p>
          </table:table-cell>
          <table:table-cell table:style-name="ce3" office:value-type="float" office:value="0.4602" calcext:value-type="float">
            <text:p>0.4602</text:p>
          </table:table-cell>
          <table:table-cell office:value-type="float" office:value="111972.0395" calcext:value-type="float">
            <text:p>111972.0395</text:p>
          </table:table-cell>
          <table:table-cell table:formula="of:=[.I10]-[.$I$2]" office:value-type="float" office:value="92982.752" calcext:value-type="float">
            <text:p>92982.752</text:p>
          </table:table-cell>
          <table:table-cell table:number-columns-repeated="1014"/>
        </table:table-row>
        <table:table-row table:style-name="ro2">
          <table:table-cell office:value-type="float" office:value="490" calcext:value-type="float">
            <text:p>490</text:p>
          </table:table-cell>
          <table:table-cell table:formula="of:=[.A11]+273.15" office:value-type="float" office:value="763.15" calcext:value-type="float">
            <text:p>763.15</text:p>
          </table:table-cell>
          <table:table-cell table:style-name="ce3" office:value-type="float" office:value="1.1358849" calcext:value-type="float">
            <text:p>1.1358849</text:p>
          </table:table-cell>
          <table:table-cell office:value-type="float" office:value="1683.16" calcext:value-type="float">
            <text:p>1683.16</text:p>
          </table:table-cell>
          <table:table-cell table:formula="of:=1/[.B11]" office:value-type="float" office:value="0.00131035838301776" calcext:value-type="float">
            <text:p>0.001310358383018</text:p>
          </table:table-cell>
          <table:table-cell table:style-name="ce7" office:value-type="float" office:value="0.004995736" calcext:value-type="float">
            <text:p>4.995736E-03</text:p>
          </table:table-cell>
          <table:table-cell office:value-type="float" office:value="0.00000297" calcext:value-type="float">
            <text:p>2.97E-06</text:p>
          </table:table-cell>
          <table:table-cell table:style-name="ce3" office:value-type="float" office:value="0.4592" calcext:value-type="float">
            <text:p>0.4592</text:p>
          </table:table-cell>
          <table:table-cell office:value-type="float" office:value="123357.288" calcext:value-type="float">
            <text:p>123357.288</text:p>
          </table:table-cell>
          <table:table-cell table:formula="of:=[.I11]-[.$I$2]" office:value-type="float" office:value="104368.0005" calcext:value-type="float">
            <text:p>104368.0005</text:p>
          </table:table-cell>
          <table:table-cell table:number-columns-repeated="1014"/>
        </table:table-row>
        <table:table-row table:style-name="ro2">
          <table:table-cell table:style-name="ce1" office:value-type="float" office:value="500" calcext:value-type="float">
            <text:p>500</text:p>
          </table:table-cell>
          <table:table-cell table:style-name="ce1" table:formula="of:=[.A12]+273.15" office:value-type="float" office:value="773.15" calcext:value-type="float">
            <text:p>773.15</text:p>
          </table:table-cell>
          <table:table-cell table:style-name="ce4" office:value-type="float" office:value="1.130605" calcext:value-type="float">
            <text:p>1.130605</text:p>
          </table:table-cell>
          <table:table-cell table:style-name="ce4" office:value-type="float" office:value="1679.1" calcext:value-type="float">
            <text:p>1679.1</text:p>
          </table:table-cell>
          <table:table-cell table:style-name="ce1" table:formula="of:=1/[.B12]" office:value-type="float" office:value="0.00129341007566449" calcext:value-type="float">
            <text:p>0.001293410075664</text:p>
          </table:table-cell>
          <table:table-cell table:style-name="ce6" office:value-type="float" office:value="0.004818011" calcext:value-type="float">
            <text:p>4.818011E-03</text:p>
          </table:table-cell>
          <table:table-cell table:style-name="ce1" office:value-type="float" office:value="0.00000287" calcext:value-type="float">
            <text:p>2.87E-06</text:p>
          </table:table-cell>
          <table:table-cell table:style-name="ce4" office:value-type="float" office:value="0.4582" calcext:value-type="float">
            <text:p>0.4582</text:p>
          </table:table-cell>
          <table:table-cell table:style-name="ce1" office:value-type="float" office:value="134689.7375" calcext:value-type="float">
            <text:p>134689.7375</text:p>
          </table:table-cell>
          <table:table-cell table:formula="of:=[.I12]-[.$I$2]" office:value-type="float" office:value="115700.45" calcext:value-type="float">
            <text:p>115700.45</text:p>
          </table:table-cell>
          <table:table-cell table:style-name="ce1" table:number-columns-repeated="1014"/>
        </table:table-row>
        <table:table-row table:style-name="ro2">
          <table:table-cell office:value-type="float" office:value="510" calcext:value-type="float">
            <text:p>510</text:p>
          </table:table-cell>
          <table:table-cell table:formula="of:=[.A13]+273.15" office:value-type="float" office:value="783.15" calcext:value-type="float">
            <text:p>783.15</text:p>
          </table:table-cell>
          <table:table-cell table:style-name="ce3" office:value-type="float" office:value="1.1253251" calcext:value-type="float">
            <text:p>1.1253251</text:p>
          </table:table-cell>
          <table:table-cell office:value-type="float" office:value="1675.04" calcext:value-type="float">
            <text:p>1675.04</text:p>
          </table:table-cell>
          <table:table-cell table:formula="of:=1/[.B13]" office:value-type="float" office:value="0.0012768945923514" calcext:value-type="float">
            <text:p>0.001276894592351</text:p>
          </table:table-cell>
          <table:table-cell table:style-name="ce7" office:value-type="float" office:value="0.004650909" calcext:value-type="float">
            <text:p>4.650909E-03</text:p>
          </table:table-cell>
          <table:table-cell office:value-type="float" office:value="0.00000278" calcext:value-type="float">
            <text:p>2.78E-06</text:p>
          </table:table-cell>
          <table:table-cell table:style-name="ce3" office:value-type="float" office:value="0.4572" calcext:value-type="float">
            <text:p>0.4572</text:p>
          </table:table-cell>
          <table:table-cell office:value-type="float" office:value="145969.388" calcext:value-type="float">
            <text:p>145969.388</text:p>
          </table:table-cell>
          <table:table-cell table:formula="of:=[.I13]-[.$I$2]" office:value-type="float" office:value="126980.1005" calcext:value-type="float">
            <text:p>126980.1005</text:p>
          </table:table-cell>
          <table:table-cell table:number-columns-repeated="1014"/>
        </table:table-row>
        <table:table-row table:style-name="ro2">
          <table:table-cell office:value-type="float" office:value="520" calcext:value-type="float">
            <text:p>520</text:p>
          </table:table-cell>
          <table:table-cell table:formula="of:=[.A14]+273.15" office:value-type="float" office:value="793.15" calcext:value-type="float">
            <text:p>793.15</text:p>
          </table:table-cell>
          <table:table-cell table:style-name="ce3" office:value-type="float" office:value="1.1200452" calcext:value-type="float">
            <text:p>1.1200452</text:p>
          </table:table-cell>
          <table:table-cell office:value-type="float" office:value="1670.98" calcext:value-type="float">
            <text:p>1670.98</text:p>
          </table:table-cell>
          <table:table-cell table:formula="of:=1/[.B14]" office:value-type="float" office:value="0.00126079556199962" calcext:value-type="float">
            <text:p>0.001260795562</text:p>
          </table:table-cell>
          <table:table-cell table:style-name="ce7" office:value-type="float" office:value="0.0044936" calcext:value-type="float">
            <text:p>4.493600E-03</text:p>
          </table:table-cell>
          <table:table-cell office:value-type="float" office:value="0.00000269" calcext:value-type="float">
            <text:p>2.69E-06</text:p>
          </table:table-cell>
          <table:table-cell table:style-name="ce3" office:value-type="float" office:value="0.4562" calcext:value-type="float">
            <text:p>0.4562</text:p>
          </table:table-cell>
          <table:table-cell office:value-type="float" office:value="157196.2395" calcext:value-type="float">
            <text:p>157196.2395</text:p>
          </table:table-cell>
          <table:table-cell table:formula="of:=[.I14]-[.$I$2]" office:value-type="float" office:value="138206.952" calcext:value-type="float">
            <text:p>138206.952</text:p>
          </table:table-cell>
          <table:table-cell table:number-columns-repeated="1014"/>
        </table:table-row>
        <table:table-row table:style-name="ro2">
          <table:table-cell office:value-type="float" office:value="530" calcext:value-type="float">
            <text:p>530</text:p>
          </table:table-cell>
          <table:table-cell table:formula="of:=[.A15]+273.15" office:value-type="float" office:value="803.15" calcext:value-type="float">
            <text:p>803.15</text:p>
          </table:table-cell>
          <table:table-cell table:style-name="ce3" office:value-type="float" office:value="1.1147653" calcext:value-type="float">
            <text:p>1.1147653</text:p>
          </table:table-cell>
          <table:table-cell office:value-type="float" office:value="1666.92" calcext:value-type="float">
            <text:p>1666.92</text:p>
          </table:table-cell>
          <table:table-cell table:formula="of:=1/[.B15]" office:value-type="float" office:value="0.00124509742887381" calcext:value-type="float">
            <text:p>0.001245097428874</text:p>
          </table:table-cell>
          <table:table-cell table:style-name="ce7" office:value-type="float" office:value="0.004345333" calcext:value-type="float">
            <text:p>4.345333E-03</text:p>
          </table:table-cell>
          <table:table-cell office:value-type="float" office:value="0.00000261" calcext:value-type="float">
            <text:p>2.61E-06</text:p>
          </table:table-cell>
          <table:table-cell table:style-name="ce3" office:value-type="float" office:value="0.4552" calcext:value-type="float">
            <text:p>0.4552</text:p>
          </table:table-cell>
          <table:table-cell office:value-type="float" office:value="168370.292" calcext:value-type="float">
            <text:p>168370.292</text:p>
          </table:table-cell>
          <table:table-cell table:formula="of:=[.I15]-[.$I$2]" office:value-type="float" office:value="149381.0045" calcext:value-type="float">
            <text:p>149381.0045</text:p>
          </table:table-cell>
          <table:table-cell table:number-columns-repeated="1014"/>
        </table:table-row>
        <table:table-row table:style-name="ro2">
          <table:table-cell office:value-type="float" office:value="540" calcext:value-type="float">
            <text:p>540</text:p>
          </table:table-cell>
          <table:table-cell table:formula="of:=[.A16]+273.15" office:value-type="float" office:value="813.15" calcext:value-type="float">
            <text:p>813.15</text:p>
          </table:table-cell>
          <table:table-cell table:style-name="ce3" office:value-type="float" office:value="1.1094854" calcext:value-type="float">
            <text:p>1.1094854</text:p>
          </table:table-cell>
          <table:table-cell office:value-type="float" office:value="1662.86" calcext:value-type="float">
            <text:p>1662.86</text:p>
          </table:table-cell>
          <table:table-cell table:formula="of:=1/[.B16]" office:value-type="float" office:value="0.00122978540244727" calcext:value-type="float">
            <text:p>0.001229785402447</text:p>
          </table:table-cell>
          <table:table-cell table:style-name="ce7" office:value-type="float" office:value="0.004205428" calcext:value-type="float">
            <text:p>4.205428E-03</text:p>
          </table:table-cell>
          <table:table-cell office:value-type="float" office:value="0.00000253" calcext:value-type="float">
            <text:p>2.53E-06</text:p>
          </table:table-cell>
          <table:table-cell table:style-name="ce3" office:value-type="float" office:value="0.4542" calcext:value-type="float">
            <text:p>0.4542</text:p>
          </table:table-cell>
          <table:table-cell office:value-type="float" office:value="179491.5455" calcext:value-type="float">
            <text:p>179491.5455</text:p>
          </table:table-cell>
          <table:table-cell table:formula="of:=[.I16]-[.$I$2]" office:value-type="float" office:value="160502.258" calcext:value-type="float">
            <text:p>160502.258</text:p>
          </table:table-cell>
          <table:table-cell table:number-columns-repeated="1014"/>
        </table:table-row>
        <table:table-row table:style-name="ro2">
          <table:table-cell office:value-type="float" office:value="550" calcext:value-type="float">
            <text:p>550</text:p>
          </table:table-cell>
          <table:table-cell table:formula="of:=[.A17]+273.15" office:value-type="float" office:value="823.15" calcext:value-type="float">
            <text:p>823.15</text:p>
          </table:table-cell>
          <table:table-cell table:style-name="ce3" office:value-type="float" office:value="1.1042055" calcext:value-type="float">
            <text:p>1.1042055</text:p>
          </table:table-cell>
          <table:table-cell office:value-type="float" office:value="1658.8" calcext:value-type="float">
            <text:p>1658.8</text:p>
          </table:table-cell>
          <table:table-cell table:formula="of:=1/[.B17]" office:value-type="float" office:value="0.00121484541092146" calcext:value-type="float">
            <text:p>0.001214845410921</text:p>
          </table:table-cell>
          <table:table-cell table:style-name="ce7" office:value-type="float" office:value="0.004073265" calcext:value-type="float">
            <text:p>4.073265E-03</text:p>
          </table:table-cell>
          <table:table-cell office:value-type="float" office:value="0.00000246" calcext:value-type="float">
            <text:p>2.46E-06</text:p>
          </table:table-cell>
          <table:table-cell table:style-name="ce3" office:value-type="float" office:value="0.4532" calcext:value-type="float">
            <text:p>0.4532</text:p>
          </table:table-cell>
          <table:table-cell office:value-type="float" office:value="190560" calcext:value-type="float">
            <text:p>190560</text:p>
          </table:table-cell>
          <table:table-cell table:formula="of:=[.I17]-[.$I$2]" office:value-type="float" office:value="171570.7125" calcext:value-type="float">
            <text:p>171570.7125</text:p>
          </table:table-cell>
          <table:table-cell table:number-columns-repeated="1014"/>
        </table:table-row>
        <table:table-row table:style-name="ro2">
          <table:table-cell office:value-type="float" office:value="560" calcext:value-type="float">
            <text:p>560</text:p>
          </table:table-cell>
          <table:table-cell table:formula="of:=[.A18]+273.15" office:value-type="float" office:value="833.15" calcext:value-type="float">
            <text:p>833.15</text:p>
          </table:table-cell>
          <table:table-cell table:style-name="ce3" office:value-type="float" office:value="1.0989256" calcext:value-type="float">
            <text:p>1.0989256</text:p>
          </table:table-cell>
          <table:table-cell office:value-type="float" office:value="1654.74" calcext:value-type="float">
            <text:p>1654.74</text:p>
          </table:table-cell>
          <table:table-cell table:formula="of:=1/[.B18]" office:value-type="float" office:value="0.00120026405809278" calcext:value-type="float">
            <text:p>0.001200264058093</text:p>
          </table:table-cell>
          <table:table-cell table:style-name="ce7" office:value-type="float" office:value="0.00394828" calcext:value-type="float">
            <text:p>3.948280E-03</text:p>
          </table:table-cell>
          <table:table-cell office:value-type="float" office:value="0.00000239" calcext:value-type="float">
            <text:p>2.39E-06</text:p>
          </table:table-cell>
          <table:table-cell table:style-name="ce3" office:value-type="float" office:value="0.4522" calcext:value-type="float">
            <text:p>0.4522</text:p>
          </table:table-cell>
          <table:table-cell office:value-type="float" office:value="201575.6555" calcext:value-type="float">
            <text:p>201575.6555</text:p>
          </table:table-cell>
          <table:table-cell table:formula="of:=[.I18]-[.$I$2]" office:value-type="float" office:value="182586.368" calcext:value-type="float">
            <text:p>182586.368</text:p>
          </table:table-cell>
          <table:table-cell table:number-columns-repeated="1014"/>
        </table:table-row>
        <table:table-row table:style-name="ro2">
          <table:table-cell office:value-type="float" office:value="570" calcext:value-type="float">
            <text:p>570</text:p>
          </table:table-cell>
          <table:table-cell table:formula="of:=[.A19]+273.15" office:value-type="float" office:value="843.15" calcext:value-type="float">
            <text:p>843.15</text:p>
          </table:table-cell>
          <table:table-cell table:style-name="ce3" office:value-type="float" office:value="1.0936457" calcext:value-type="float">
            <text:p>1.0936457</text:p>
          </table:table-cell>
          <table:table-cell office:value-type="float" office:value="1650.68" calcext:value-type="float">
            <text:p>1650.68</text:p>
          </table:table-cell>
          <table:table-cell table:formula="of:=1/[.B19]" office:value-type="float" office:value="0.00118602858328886" calcext:value-type="float">
            <text:p>0.001186028583289</text:p>
          </table:table-cell>
          <table:table-cell table:style-name="ce7" office:value-type="float" office:value="0.003829961" calcext:value-type="float">
            <text:p>3.829961E-03</text:p>
          </table:table-cell>
          <table:table-cell office:value-type="float" office:value="0.00000232" calcext:value-type="float">
            <text:p>2.32E-06</text:p>
          </table:table-cell>
          <table:table-cell table:style-name="ce3" office:value-type="float" office:value="0.4512" calcext:value-type="float">
            <text:p>0.4512</text:p>
          </table:table-cell>
          <table:table-cell office:value-type="float" office:value="212538.512" calcext:value-type="float">
            <text:p>212538.512</text:p>
          </table:table-cell>
          <table:table-cell table:formula="of:=[.I19]-[.$I$2]" office:value-type="float" office:value="193549.2245" calcext:value-type="float">
            <text:p>193549.2245</text:p>
          </table:table-cell>
          <table:table-cell table:number-columns-repeated="1014"/>
        </table:table-row>
        <table:table-row table:style-name="ro2">
          <table:table-cell office:value-type="float" office:value="580" calcext:value-type="float">
            <text:p>580</text:p>
          </table:table-cell>
          <table:table-cell table:formula="of:=[.A20]+273.15" office:value-type="float" office:value="853.15" calcext:value-type="float">
            <text:p>853.15</text:p>
          </table:table-cell>
          <table:table-cell table:style-name="ce3" office:value-type="float" office:value="1.0883658" calcext:value-type="float">
            <text:p>1.0883658</text:p>
          </table:table-cell>
          <table:table-cell office:value-type="float" office:value="1646.62" calcext:value-type="float">
            <text:p>1646.62</text:p>
          </table:table-cell>
          <table:table-cell table:formula="of:=1/[.B20]" office:value-type="float" office:value="0.00117212682412237" calcext:value-type="float">
            <text:p>0.001172126824122</text:p>
          </table:table-cell>
          <table:table-cell table:style-name="ce7" office:value-type="float" office:value="0.003717838" calcext:value-type="float">
            <text:p>3.717838E-03</text:p>
          </table:table-cell>
          <table:table-cell office:value-type="float" office:value="0.00000226" calcext:value-type="float">
            <text:p>2.26E-06</text:p>
          </table:table-cell>
          <table:table-cell table:style-name="ce3" office:value-type="float" office:value="0.4502" calcext:value-type="float">
            <text:p>0.4502</text:p>
          </table:table-cell>
          <table:table-cell office:value-type="float" office:value="223448.5695" calcext:value-type="float">
            <text:p>223448.5695</text:p>
          </table:table-cell>
          <table:table-cell table:formula="of:=[.I20]-[.$I$2]" office:value-type="float" office:value="204459.282" calcext:value-type="float">
            <text:p>204459.282</text:p>
          </table:table-cell>
          <table:table-cell table:number-columns-repeated="1014"/>
        </table:table-row>
        <table:table-row table:style-name="ro2">
          <table:table-cell office:value-type="float" office:value="590" calcext:value-type="float">
            <text:p>590</text:p>
          </table:table-cell>
          <table:table-cell table:formula="of:=[.A21]+273.15" office:value-type="float" office:value="863.15" calcext:value-type="float">
            <text:p>863.15</text:p>
          </table:table-cell>
          <table:table-cell table:style-name="ce3" office:value-type="float" office:value="1.0830859" calcext:value-type="float">
            <text:p>1.0830859</text:p>
          </table:table-cell>
          <table:table-cell office:value-type="float" office:value="1642.56" calcext:value-type="float">
            <text:p>1642.56</text:p>
          </table:table-cell>
          <table:table-cell table:formula="of:=1/[.B21]" office:value-type="float" office:value="0.00115854718183398" calcext:value-type="float">
            <text:p>0.001158547181834</text:p>
          </table:table-cell>
          <table:table-cell table:style-name="ce7" office:value-type="float" office:value="0.003611484" calcext:value-type="float">
            <text:p>3.611484E-03</text:p>
          </table:table-cell>
          <table:table-cell office:value-type="float" office:value="0.0000022" calcext:value-type="float">
            <text:p>2.2E-06</text:p>
          </table:table-cell>
          <table:table-cell table:style-name="ce3" office:value-type="float" office:value="0.4492" calcext:value-type="float">
            <text:p>0.4492</text:p>
          </table:table-cell>
          <table:table-cell office:value-type="float" office:value="234305.828" calcext:value-type="float">
            <text:p>234305.828</text:p>
          </table:table-cell>
          <table:table-cell table:formula="of:=[.I21]-[.$I$2]" office:value-type="float" office:value="215316.5405" calcext:value-type="float">
            <text:p>215316.5405</text:p>
          </table:table-cell>
          <table:table-cell table:number-columns-repeated="1014"/>
        </table:table-row>
        <table:table-row table:style-name="ro2">
          <table:table-cell table:style-name="ce1" office:value-type="float" office:value="600" calcext:value-type="float">
            <text:p>600</text:p>
          </table:table-cell>
          <table:table-cell table:style-name="ce1" table:formula="of:=[.A22]+273.15" office:value-type="float" office:value="873.15" calcext:value-type="float">
            <text:p>873.15</text:p>
          </table:table-cell>
          <table:table-cell table:style-name="ce4" office:value-type="float" office:value="1.077806" calcext:value-type="float">
            <text:p>1.077806</text:p>
          </table:table-cell>
          <table:table-cell table:style-name="ce4" office:value-type="float" office:value="1638.5" calcext:value-type="float">
            <text:p>1638.5</text:p>
          </table:table-cell>
          <table:table-cell table:style-name="ce1" table:formula="of:=1/[.B22]" office:value-type="float" office:value="0.00114527858901678" calcext:value-type="float">
            <text:p>0.001145278589017</text:p>
          </table:table-cell>
          <table:table-cell table:style-name="ce6" office:value-type="float" office:value="0.003510504" calcext:value-type="float">
            <text:p>3.510504E-03</text:p>
          </table:table-cell>
          <table:table-cell table:style-name="ce1" office:value-type="float" office:value="0.00000214" calcext:value-type="float">
            <text:p>2.14E-06</text:p>
          </table:table-cell>
          <table:table-cell table:style-name="ce4" office:value-type="float" office:value="0.4482" calcext:value-type="float">
            <text:p>0.4482</text:p>
          </table:table-cell>
          <table:table-cell table:style-name="ce1" office:value-type="float" office:value="245110.2875" calcext:value-type="float">
            <text:p>245110.2875</text:p>
          </table:table-cell>
          <table:table-cell table:formula="of:=[.I22]-[.$I$2]" office:value-type="float" office:value="226121" calcext:value-type="float">
            <text:p>226121</text:p>
          </table:table-cell>
          <table:table-cell table:style-name="ce1" table:number-columns-repeated="8"/>
          <table:table-cell table:number-columns-repeated="2"/>
          <table:table-cell table:style-name="ce9" table:number-columns-repeated="7"/>
          <table:table-cell table:style-name="ce1" table:number-columns-repeated="997"/>
        </table:table-row>
        <table:table-row table:style-name="ro2">
          <table:table-cell office:value-type="float" office:value="610" calcext:value-type="float">
            <text:p>610</text:p>
          </table:table-cell>
          <table:table-cell table:formula="of:=[.A23]+273.15" office:value-type="float" office:value="883.15" calcext:value-type="float">
            <text:p>883.15</text:p>
          </table:table-cell>
          <table:table-cell table:style-name="ce3" office:value-type="float" office:value="1.0725261" calcext:value-type="float">
            <text:p>1.0725261</text:p>
          </table:table-cell>
          <table:table-cell office:value-type="float" office:value="1634.44" calcext:value-type="float">
            <text:p>1634.44</text:p>
          </table:table-cell>
          <table:table-cell table:formula="of:=1/[.B23]" office:value-type="float" office:value="0.00113231047953349" calcext:value-type="float">
            <text:p>0.001132310479533</text:p>
          </table:table-cell>
          <table:table-cell table:style-name="ce7" office:value-type="float" office:value="0.003414541" calcext:value-type="float">
            <text:p>3.414541E-03</text:p>
          </table:table-cell>
          <table:table-cell office:value-type="float" office:value="0.00000209" calcext:value-type="float">
            <text:p>2.09E-06</text:p>
          </table:table-cell>
          <table:table-cell table:style-name="ce3" office:value-type="float" office:value="0.4472" calcext:value-type="float">
            <text:p>0.4472</text:p>
          </table:table-cell>
          <table:table-cell office:value-type="float" office:value="255861.948" calcext:value-type="float">
            <text:p>255861.948</text:p>
          </table:table-cell>
          <table:table-cell table:formula="of:=[.I23]-[.$I$2]" office:value-type="float" office:value="236872.6605" calcext:value-type="float">
            <text:p>236872.6605</text:p>
          </table:table-cell>
          <table:table-cell table:number-columns-repeated="10"/>
          <table:table-cell table:style-name="ce10" office:value-type="string" calcext:value-type="string">
            <text:p>ENTHALPY TEST</text:p>
          </table:table-cell>
          <table:table-cell table:style-name="ce9" table:number-columns-repeated="6"/>
          <table:table-cell table:number-columns-repeated="997"/>
        </table:table-row>
        <table:table-row table:style-name="ro2">
          <table:table-cell office:value-type="float" office:value="620" calcext:value-type="float">
            <text:p>620</text:p>
          </table:table-cell>
          <table:table-cell table:formula="of:=[.A24]+273.15" office:value-type="float" office:value="893.15" calcext:value-type="float">
            <text:p>893.15</text:p>
          </table:table-cell>
          <table:table-cell table:style-name="ce3" office:value-type="float" office:value="1.0672462" calcext:value-type="float">
            <text:p>1.0672462</text:p>
          </table:table-cell>
          <table:table-cell office:value-type="float" office:value="1630.38" calcext:value-type="float">
            <text:p>1630.38</text:p>
          </table:table-cell>
          <table:table-cell table:formula="of:=1/[.B24]" office:value-type="float" office:value="0.00111963276045457" calcext:value-type="float">
            <text:p>0.001119632760455</text:p>
          </table:table-cell>
          <table:table-cell table:style-name="ce7" office:value-type="float" office:value="0.003323262" calcext:value-type="float">
            <text:p>3.323262E-03</text:p>
          </table:table-cell>
          <table:table-cell office:value-type="float" office:value="0.00000204" calcext:value-type="float">
            <text:p>2.04E-06</text:p>
          </table:table-cell>
          <table:table-cell table:style-name="ce3" office:value-type="float" office:value="0.4462" calcext:value-type="float">
            <text:p>0.4462</text:p>
          </table:table-cell>
          <table:table-cell office:value-type="float" office:value="266560.8095" calcext:value-type="float">
            <text:p>266560.8095</text:p>
          </table:table-cell>
          <table:table-cell table:formula="of:=[.I24]-[.$I$2]" office:value-type="float" office:value="247571.522" calcext:value-type="float">
            <text:p>247571.522</text:p>
          </table:table-cell>
          <table:table-cell table:number-columns-repeated="10"/>
          <table:table-cell table:style-name="ce9" table:number-columns-repeated="7"/>
          <table:table-cell table:number-columns-repeated="997"/>
        </table:table-row>
        <table:table-row table:style-name="ro2">
          <table:table-cell office:value-type="float" office:value="630" calcext:value-type="float">
            <text:p>630</text:p>
          </table:table-cell>
          <table:table-cell table:formula="of:=[.A25]+273.15" office:value-type="float" office:value="903.15" calcext:value-type="float">
            <text:p>903.15</text:p>
          </table:table-cell>
          <table:table-cell table:style-name="ce3" office:value-type="float" office:value="1.0619663" calcext:value-type="float">
            <text:p>1.0619663</text:p>
          </table:table-cell>
          <table:table-cell office:value-type="float" office:value="1626.32" calcext:value-type="float">
            <text:p>1626.32</text:p>
          </table:table-cell>
          <table:table-cell table:formula="of:=1/[.B25]" office:value-type="float" office:value="0.0011072357858606" calcext:value-type="float">
            <text:p>0.001107235785861</text:p>
          </table:table-cell>
          <table:table-cell table:style-name="ce7" office:value-type="float" office:value="0.003236365" calcext:value-type="float">
            <text:p>3.236365E-03</text:p>
          </table:table-cell>
          <table:table-cell office:value-type="float" office:value="0.00000199" calcext:value-type="float">
            <text:p>1.99E-06</text:p>
          </table:table-cell>
          <table:table-cell table:style-name="ce3" office:value-type="float" office:value="0.4452" calcext:value-type="float">
            <text:p>0.4452</text:p>
          </table:table-cell>
          <table:table-cell office:value-type="float" office:value="277206.872" calcext:value-type="float">
            <text:p>277206.872</text:p>
          </table:table-cell>
          <table:table-cell table:formula="of:=[.I25]-[.$I$2]" office:value-type="float" office:value="258217.5845" calcext:value-type="float">
            <text:p>258217.5845</text:p>
          </table:table-cell>
          <table:table-cell table:number-columns-repeated="10"/>
          <table:table-cell table:style-name="ce10" office:value-type="string" calcext:value-type="string">
            <text:p>T</text:p>
          </table:table-cell>
          <table:table-cell table:style-name="ce13" table:formula="of:=[.B32]" office:value-type="float" office:value="973.15" calcext:value-type="float">
            <text:p>973.15</text:p>
          </table:table-cell>
          <table:table-cell table:style-name="ce9" office:value-type="string" calcext:value-type="string">
            <text:p>K</text:p>
          </table:table-cell>
          <table:table-cell table:style-name="ce9" table:number-columns-repeated="4"/>
          <table:table-cell table:number-columns-repeated="997"/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6]+273.15" office:value-type="float" office:value="913.15" calcext:value-type="float">
            <text:p>913.15</text:p>
          </table:table-cell>
          <table:table-cell table:style-name="ce3" office:value-type="float" office:value="1.0566864" calcext:value-type="float">
            <text:p>1.0566864</text:p>
          </table:table-cell>
          <table:table-cell office:value-type="float" office:value="1622.26" calcext:value-type="float">
            <text:p>1622.26</text:p>
          </table:table-cell>
          <table:table-cell table:formula="of:=1/[.B26]" office:value-type="float" office:value="0.00109511033236599" calcext:value-type="float">
            <text:p>0.001095110332366</text:p>
          </table:table-cell>
          <table:table-cell table:style-name="ce7" office:value-type="float" office:value="0.00315357" calcext:value-type="float">
            <text:p>3.153570E-03</text:p>
          </table:table-cell>
          <table:table-cell office:value-type="float" office:value="0.00000194" calcext:value-type="float">
            <text:p>1.94E-06</text:p>
          </table:table-cell>
          <table:table-cell table:style-name="ce3" office:value-type="float" office:value="0.4442" calcext:value-type="float">
            <text:p>0.4442</text:p>
          </table:table-cell>
          <table:table-cell office:value-type="float" office:value="287800.1355" calcext:value-type="float">
            <text:p>287800.1355</text:p>
          </table:table-cell>
          <table:table-cell table:formula="of:=[.I26]-[.$I$2]" office:value-type="float" office:value="268810.848" calcext:value-type="float">
            <text:p>268810.848</text:p>
          </table:table-cell>
          <table:table-cell table:number-columns-repeated="10"/>
          <table:table-cell table:style-name="ce9" table:number-columns-repeated="7"/>
          <table:table-cell table:number-columns-repeated="997"/>
        </table:table-row>
        <table:table-row table:style-name="ro2">
          <table:table-cell office:value-type="float" office:value="650" calcext:value-type="float">
            <text:p>650</text:p>
          </table:table-cell>
          <table:table-cell table:formula="of:=[.A27]+273.15" office:value-type="float" office:value="923.15" calcext:value-type="float">
            <text:p>923.15</text:p>
          </table:table-cell>
          <table:table-cell table:style-name="ce3" office:value-type="float" office:value="1.0514065" calcext:value-type="float">
            <text:p>1.0514065</text:p>
          </table:table-cell>
          <table:table-cell office:value-type="float" office:value="1618.2" calcext:value-type="float">
            <text:p>1618.2</text:p>
          </table:table-cell>
          <table:table-cell table:formula="of:=1/[.B27]" office:value-type="float" office:value="0.00108324757623355" calcext:value-type="float">
            <text:p>0.001083247576234</text:p>
          </table:table-cell>
          <table:table-cell table:style-name="ce7" office:value-type="float" office:value="0.003074618" calcext:value-type="float">
            <text:p>3.074618E-03</text:p>
          </table:table-cell>
          <table:table-cell office:value-type="float" office:value="0.0000019" calcext:value-type="float">
            <text:p>1.9E-06</text:p>
          </table:table-cell>
          <table:table-cell table:style-name="ce3" office:value-type="float" office:value="0.4432" calcext:value-type="float">
            <text:p>0.4432</text:p>
          </table:table-cell>
          <table:table-cell office:value-type="float" office:value="298340.6" calcext:value-type="float">
            <text:p>298340.6</text:p>
          </table:table-cell>
          <table:table-cell table:formula="of:=[.I27]-[.$I$2]" office:value-type="float" office:value="279351.3125" calcext:value-type="float">
            <text:p>279351.3125</text:p>
          </table:table-cell>
          <table:table-cell table:number-columns-repeated="10"/>
          <table:table-cell table:style-name="ce9" office:value-type="string" calcext:value-type="string">
            <text:p>This calculation is using a cp0 expression with coefficients derived from Eq 1.</text:p>
          </table:table-cell>
          <table:table-cell table:style-name="ce9" table:number-columns-repeated="6"/>
          <table:table-cell table:number-columns-repeated="997"/>
        </table:table-row>
        <table:table-row table:style-name="ro2">
          <table:table-cell office:value-type="float" office:value="660" calcext:value-type="float">
            <text:p>660</text:p>
          </table:table-cell>
          <table:table-cell table:formula="of:=[.A28]+273.15" office:value-type="float" office:value="933.15" calcext:value-type="float">
            <text:p>933.15</text:p>
          </table:table-cell>
          <table:table-cell table:style-name="ce3" office:value-type="float" office:value="1.0461266" calcext:value-type="float">
            <text:p>1.0461266</text:p>
          </table:table-cell>
          <table:table-cell office:value-type="float" office:value="1614.14" calcext:value-type="float">
            <text:p>1614.14</text:p>
          </table:table-cell>
          <table:table-cell table:formula="of:=1/[.B28]" office:value-type="float" office:value="0.00107163907196056" calcext:value-type="float">
            <text:p>0.001071639071961</text:p>
          </table:table-cell>
          <table:table-cell table:style-name="ce7" office:value-type="float" office:value="0.002999273" calcext:value-type="float">
            <text:p>2.999273E-03</text:p>
          </table:table-cell>
          <table:table-cell office:value-type="float" office:value="0.00000186" calcext:value-type="float">
            <text:p>1.86E-06</text:p>
          </table:table-cell>
          <table:table-cell table:style-name="ce3" office:value-type="float" office:value="0.4422" calcext:value-type="float">
            <text:p>0.4422</text:p>
          </table:table-cell>
          <table:table-cell office:value-type="float" office:value="308828.2655" calcext:value-type="float">
            <text:p>308828.2655</text:p>
          </table:table-cell>
          <table:table-cell table:formula="of:=[.I28]-[.$I$2]" office:value-type="float" office:value="289838.978" calcext:value-type="float">
            <text:p>289838.978</text:p>
          </table:table-cell>
          <table:table-cell table:number-columns-repeated="10"/>
          <table:table-cell table:style-name="ce9" table:number-columns-repeated="7"/>
          <table:table-cell table:number-columns-repeated="997"/>
        </table:table-row>
        <table:table-row table:style-name="ro2">
          <table:table-cell office:value-type="float" office:value="670" calcext:value-type="float">
            <text:p>670</text:p>
          </table:table-cell>
          <table:table-cell table:formula="of:=[.A29]+273.15" office:value-type="float" office:value="943.15" calcext:value-type="float">
            <text:p>943.15</text:p>
          </table:table-cell>
          <table:table-cell table:style-name="ce3" office:value-type="float" office:value="1.0408467" calcext:value-type="float">
            <text:p>1.0408467</text:p>
          </table:table-cell>
          <table:table-cell office:value-type="float" office:value="1610.08" calcext:value-type="float">
            <text:p>1610.08</text:p>
          </table:table-cell>
          <table:table-cell table:formula="of:=1/[.B29]" office:value-type="float" office:value="0.00106027673222711" calcext:value-type="float">
            <text:p>0.001060276732227</text:p>
          </table:table-cell>
          <table:table-cell table:style-name="ce7" office:value-type="float" office:value="0.002927314" calcext:value-type="float">
            <text:p>2.927314E-03</text:p>
          </table:table-cell>
          <table:table-cell office:value-type="float" office:value="0.00000182" calcext:value-type="float">
            <text:p>1.82E-06</text:p>
          </table:table-cell>
          <table:table-cell table:style-name="ce3" office:value-type="float" office:value="0.4412" calcext:value-type="float">
            <text:p>0.4412</text:p>
          </table:table-cell>
          <table:table-cell office:value-type="float" office:value="319263.132" calcext:value-type="float">
            <text:p>319263.132</text:p>
          </table:table-cell>
          <table:table-cell table:formula="of:=[.I29]-[.$I$2]" office:value-type="float" office:value="300273.8445" calcext:value-type="float">
            <text:p>300273.8445</text:p>
          </table:table-cell>
          <table:table-cell table:number-columns-repeated="10"/>
          <table:table-cell table:style-name="ce9" office:value-type="string" calcext:value-type="string">
            <text:p>Tstar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997"/>
        </table:table-row>
        <table:table-row table:style-name="ro2">
          <table:table-cell office:value-type="float" office:value="680" calcext:value-type="float">
            <text:p>680</text:p>
          </table:table-cell>
          <table:table-cell table:formula="of:=[.A30]+273.15" office:value-type="float" office:value="953.15" calcext:value-type="float">
            <text:p>953.15</text:p>
          </table:table-cell>
          <table:table-cell table:style-name="ce3" office:value-type="float" office:value="1.0355668" calcext:value-type="float">
            <text:p>1.0355668</text:p>
          </table:table-cell>
          <table:table-cell office:value-type="float" office:value="1606.02" calcext:value-type="float">
            <text:p>1606.02</text:p>
          </table:table-cell>
          <table:table-cell table:formula="of:=1/[.B30]" office:value-type="float" office:value="0.00104915280910665" calcext:value-type="float">
            <text:p>0.001049152809107</text:p>
          </table:table-cell>
          <table:table-cell table:style-name="ce7" office:value-type="float" office:value="0.002858537" calcext:value-type="float">
            <text:p>2.858537E-03</text:p>
          </table:table-cell>
          <table:table-cell office:value-type="float" office:value="0.00000178" calcext:value-type="float">
            <text:p>1.78E-06</text:p>
          </table:table-cell>
          <table:table-cell table:style-name="ce3" office:value-type="float" office:value="0.4402" calcext:value-type="float">
            <text:p>0.4402</text:p>
          </table:table-cell>
          <table:table-cell office:value-type="float" office:value="329645.1995" calcext:value-type="float">
            <text:p>329645.1995</text:p>
          </table:table-cell>
          <table:table-cell table:formula="of:=[.I30]-[.$I$2]" office:value-type="float" office:value="310655.912" calcext:value-type="float">
            <text:p>310655.912</text:p>
          </table:table-cell>
          <table:table-cell table:number-columns-repeated="10"/>
          <table:table-cell table:style-name="ce9" office:value-type="string" calcext:value-type="string">
            <text:p>Tred</text:p>
          </table:table-cell>
          <table:table-cell table:style-name="ce13" table:formula="of:=[.V25]/[.V29]" office:value-type="float" office:value="973.15" calcext:value-type="float">
            <text:p>973.15</text:p>
          </table:table-cell>
          <table:table-cell table:style-name="ce9" table:number-columns-repeated="5"/>
          <table:table-cell table:number-columns-repeated="997"/>
        </table:table-row>
        <table:table-row table:style-name="ro2">
          <table:table-cell office:value-type="float" office:value="690" calcext:value-type="float">
            <text:p>690</text:p>
          </table:table-cell>
          <table:table-cell table:formula="of:=[.A31]+273.15" office:value-type="float" office:value="963.15" calcext:value-type="float">
            <text:p>963.15</text:p>
          </table:table-cell>
          <table:table-cell table:style-name="ce3" office:value-type="float" office:value="1.0302869" calcext:value-type="float">
            <text:p>1.0302869</text:p>
          </table:table-cell>
          <table:table-cell office:value-type="float" office:value="1601.96" calcext:value-type="float">
            <text:p>1601.96</text:p>
          </table:table-cell>
          <table:table-cell table:formula="of:=1/[.B31]" office:value-type="float" office:value="0.00103825987644707" calcext:value-type="float">
            <text:p>0.001038259876447</text:p>
          </table:table-cell>
          <table:table-cell table:style-name="ce7" office:value-type="float" office:value="0.002792755" calcext:value-type="float">
            <text:p>2.792755E-03</text:p>
          </table:table-cell>
          <table:table-cell office:value-type="float" office:value="0.00000174" calcext:value-type="float">
            <text:p>1.74E-06</text:p>
          </table:table-cell>
          <table:table-cell table:style-name="ce3" office:value-type="float" office:value="0.4392" calcext:value-type="float">
            <text:p>0.4392</text:p>
          </table:table-cell>
          <table:table-cell office:value-type="float" office:value="339974.468" calcext:value-type="float">
            <text:p>339974.468</text:p>
          </table:table-cell>
          <table:table-cell table:formula="of:=[.I31]-[.$I$2]" office:value-type="float" office:value="320985.1805" calcext:value-type="float">
            <text:p>320985.1805</text:p>
          </table:table-cell>
          <table:table-cell table:number-columns-repeated="10"/>
          <table:table-cell table:style-name="ce9" office:value-type="string" calcext:value-type="string">
            <text:p>cp0star</text:p>
          </table:table-cell>
          <table:table-cell table:style-name="ce13" office:value-type="float" office:value="1000" calcext:value-type="float">
            <text:p>1000</text:p>
          </table:table-cell>
          <table:table-cell table:style-name="ce9" table:number-columns-repeated="5"/>
          <table:table-cell table:number-columns-repeated="997"/>
        </table:table-row>
        <table:table-row table:style-name="ro2">
          <table:table-cell table:style-name="ce1" office:value-type="float" office:value="700" calcext:value-type="float">
            <text:p>700</text:p>
          </table:table-cell>
          <table:table-cell table:style-name="ce1" table:formula="of:=[.A32]+273.15" office:value-type="float" office:value="973.15" calcext:value-type="float">
            <text:p>973.15</text:p>
          </table:table-cell>
          <table:table-cell table:style-name="ce4" office:value-type="float" office:value="1.025007" calcext:value-type="float">
            <text:p>1.025007</text:p>
          </table:table-cell>
          <table:table-cell table:style-name="ce4" office:value-type="float" office:value="1597.9" calcext:value-type="float">
            <text:p>1597.9</text:p>
          </table:table-cell>
          <table:table-cell table:style-name="ce1" table:formula="of:=1/[.B32]" office:value-type="float" office:value="0.00102759081333813" calcext:value-type="float">
            <text:p>0.001027590813338</text:p>
          </table:table-cell>
          <table:table-cell table:style-name="ce6" office:value-type="float" office:value="0.002729793" calcext:value-type="float">
            <text:p>2.729793E-03</text:p>
          </table:table-cell>
          <table:table-cell table:style-name="ce1" office:value-type="float" office:value="0.00000171" calcext:value-type="float">
            <text:p>1.71E-06</text:p>
          </table:table-cell>
          <table:table-cell table:style-name="ce4" office:value-type="float" office:value="0.4382" calcext:value-type="float">
            <text:p>0.4382</text:p>
          </table:table-cell>
          <table:table-cell table:style-name="ce1" office:value-type="float" office:value="350250.9375" calcext:value-type="float">
            <text:p>350250.9375</text:p>
          </table:table-cell>
          <table:table-cell table:formula="of:=[.I32]-[.$I$2]" office:value-type="float" office:value="331261.65" calcext:value-type="float">
            <text:p>331261.65</text:p>
          </table:table-cell>
          <table:table-cell table:style-name="ce1" table:number-columns-repeated="8"/>
          <table:table-cell table:number-columns-repeated="2"/>
          <table:table-cell table:style-name="ce9" table:number-columns-repeated="7"/>
          <table:table-cell table:style-name="ce1" table:number-columns-repeated="997"/>
        </table:table-row>
        <table:table-row table:style-name="ro2">
          <table:table-cell office:value-type="float" office:value="710" calcext:value-type="float">
            <text:p>710</text:p>
          </table:table-cell>
          <table:table-cell table:formula="of:=[.A33]+273.15" office:value-type="float" office:value="983.15" calcext:value-type="float">
            <text:p>983.15</text:p>
          </table:table-cell>
          <table:table-cell table:style-name="ce3" office:value-type="float" office:value="1.0197271" calcext:value-type="float">
            <text:p>1.0197271</text:p>
          </table:table-cell>
          <table:table-cell office:value-type="float" office:value="1593.84" calcext:value-type="float">
            <text:p>1593.84</text:p>
          </table:table-cell>
          <table:table-cell table:formula="of:=1/[.B33]" office:value-type="float" office:value="0.0010171387885877" calcext:value-type="float">
            <text:p>0.001017138788588</text:p>
          </table:table-cell>
          <table:table-cell table:style-name="ce7" office:value-type="float" office:value="0.002669487" calcext:value-type="float">
            <text:p>2.669487E-03</text:p>
          </table:table-cell>
          <table:table-cell office:value-type="float" office:value="0.00000167" calcext:value-type="float">
            <text:p>1.67E-06</text:p>
          </table:table-cell>
          <table:table-cell table:style-name="ce3" office:value-type="float" office:value="0.4372" calcext:value-type="float">
            <text:p>0.4372</text:p>
          </table:table-cell>
          <table:table-cell office:value-type="float" office:value="360474.608" calcext:value-type="float">
            <text:p>360474.608</text:p>
          </table:table-cell>
          <table:table-cell table:formula="of:=[.I33]-[.$I$2]" office:value-type="float" office:value="341485.3205" calcext:value-type="float">
            <text:p>341485.3205</text:p>
          </table:table-cell>
          <table:table-cell table:number-columns-repeated="10"/>
          <table:table-cell table:style-name="ce9" office:value-type="string" calcext:value-type="string">
            <text:p>const_h</text:p>
          </table:table-cell>
          <table:table-cell table:style-name="ce9" table:formula="of:=[.I2]-916232.700485388" office:value-type="float" office:value="-897243.412985388" calcext:value-type="float">
            <text:p>-897243.412985388</text:p>
          </table:table-cell>
          <table:table-cell table:style-name="ce9"/>
          <table:table-cell table:style-name="ce9" office:value-type="string" calcext:value-type="string">
            <text:p>this value can be calculated as (h0 – h(T0))</text:p>
          </table:table-cell>
          <table:table-cell table:style-name="ce9" table:number-columns-repeated="3"/>
          <table:table-cell table:number-columns-repeated="997"/>
        </table:table-row>
        <table:table-row table:style-name="ro2">
          <table:table-cell office:value-type="float" office:value="720" calcext:value-type="float">
            <text:p>720</text:p>
          </table:table-cell>
          <table:table-cell table:formula="of:=[.A34]+273.15" office:value-type="float" office:value="993.15" calcext:value-type="float">
            <text:p>993.15</text:p>
          </table:table-cell>
          <table:table-cell table:style-name="ce3" office:value-type="float" office:value="1.0144472" calcext:value-type="float">
            <text:p>1.0144472</text:p>
          </table:table-cell>
          <table:table-cell office:value-type="float" office:value="1589.78" calcext:value-type="float">
            <text:p>1589.78</text:p>
          </table:table-cell>
          <table:table-cell table:formula="of:=1/[.B34]" office:value-type="float" office:value="0.00100689724613603" calcext:value-type="float">
            <text:p>0.001006897246136</text:p>
          </table:table-cell>
          <table:table-cell table:style-name="ce7" office:value-type="float" office:value="0.002611689" calcext:value-type="float">
            <text:p>2.611689E-03</text:p>
          </table:table-cell>
          <table:table-cell office:value-type="float" office:value="0.00000164" calcext:value-type="float">
            <text:p>1.64E-06</text:p>
          </table:table-cell>
          <table:table-cell table:style-name="ce3" office:value-type="float" office:value="0.4362" calcext:value-type="float">
            <text:p>0.4362</text:p>
          </table:table-cell>
          <table:table-cell office:value-type="float" office:value="370645.4795" calcext:value-type="float">
            <text:p>370645.4795</text:p>
          </table:table-cell>
          <table:table-cell table:formula="of:=[.I34]-[.$I$2]" office:value-type="float" office:value="351656.192" calcext:value-type="float">
            <text:p>351656.192</text:p>
          </table:table-cell>
          <table:table-cell table:number-columns-repeated="10"/>
          <table:table-cell table:style-name="ce9" table:number-columns-repeated="7"/>
          <table:table-cell table:number-columns-repeated="997"/>
        </table:table-row>
        <table:table-row table:style-name="ro2">
          <table:table-cell office:value-type="float" office:value="730" calcext:value-type="float">
            <text:p>730</text:p>
          </table:table-cell>
          <table:table-cell table:formula="of:=[.A35]+273.15" office:value-type="float" office:value="1003.15" calcext:value-type="float">
            <text:p>1003.15</text:p>
          </table:table-cell>
          <table:table-cell table:style-name="ce3" office:value-type="float" office:value="1.0091673" calcext:value-type="float">
            <text:p>1.0091673</text:p>
          </table:table-cell>
          <table:table-cell office:value-type="float" office:value="1585.72" calcext:value-type="float">
            <text:p>1585.72</text:p>
          </table:table-cell>
          <table:table-cell table:formula="of:=1/[.B35]" office:value-type="float" office:value="0.000996859891342272" calcext:value-type="float">
            <text:p>0.000996859891342</text:p>
          </table:table-cell>
          <table:table-cell table:style-name="ce7" office:value-type="float" office:value="0.002556258" calcext:value-type="float">
            <text:p>2.556258E-03</text:p>
          </table:table-cell>
          <table:table-cell office:value-type="float" office:value="0.00000161" calcext:value-type="float">
            <text:p>1.61E-06</text:p>
          </table:table-cell>
          <table:table-cell table:style-name="ce3" office:value-type="float" office:value="0.4352" calcext:value-type="float">
            <text:p>0.4352</text:p>
          </table:table-cell>
          <table:table-cell office:value-type="float" office:value="380763.552" calcext:value-type="float">
            <text:p>380763.552</text:p>
          </table:table-cell>
          <table:table-cell table:formula="of:=[.I35]-[.$I$2]" office:value-type="float" office:value="361774.2645" calcext:value-type="float">
            <text:p>361774.2645</text:p>
          </table:table-cell>
          <table:table-cell table:number-columns-repeated="10"/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cp0</text:p>
          </table:table-cell>
          <table:table-cell table:style-name="ce9"/>
          <table:table-cell table:style-name="ce9" office:value-type="string" calcext:value-type="string">
            <text:p>h</text:p>
          </table:table-cell>
          <table:table-cell table:style-name="ce9" table:number-columns-repeated="2"/>
          <table:table-cell table:number-columns-repeated="997"/>
        </table:table-row>
        <table:table-row table:style-name="ro2">
          <table:table-cell office:value-type="float" office:value="740" calcext:value-type="float">
            <text:p>740</text:p>
          </table:table-cell>
          <table:table-cell table:formula="of:=[.A36]+273.15" office:value-type="float" office:value="1013.15" calcext:value-type="float">
            <text:p>1013.15</text:p>
          </table:table-cell>
          <table:table-cell table:style-name="ce3" office:value-type="float" office:value="1.0038874" calcext:value-type="float">
            <text:p>1.0038874</text:p>
          </table:table-cell>
          <table:table-cell office:value-type="float" office:value="1581.66" calcext:value-type="float">
            <text:p>1581.66</text:p>
          </table:table-cell>
          <table:table-cell table:formula="of:=1/[.B36]" office:value-type="float" office:value="0.000987020678083206" calcext:value-type="float">
            <text:p>0.000987020678083</text:p>
          </table:table-cell>
          <table:table-cell table:style-name="ce7" office:value-type="float" office:value="0.002503063" calcext:value-type="float">
            <text:p>2.503063E-03</text:p>
          </table:table-cell>
          <table:table-cell office:value-type="float" office:value="0.00000158" calcext:value-type="float">
            <text:p>1.58E-06</text:p>
          </table:table-cell>
          <table:table-cell table:style-name="ce3" office:value-type="float" office:value="0.4342" calcext:value-type="float">
            <text:p>0.4342</text:p>
          </table:table-cell>
          <table:table-cell office:value-type="float" office:value="390828.8255" calcext:value-type="float">
            <text:p>390828.8255</text:p>
          </table:table-cell>
          <table:table-cell table:formula="of:=[.I36]-[.$I$2]" office:value-type="float" office:value="371839.538" calcext:value-type="float">
            <text:p>371839.538</text:p>
          </table:table-cell>
          <table:table-cell table:number-columns-repeated="10"/>
          <table:table-cell table:style-name="ce11" office:value-type="float" office:value="1.5388204685" calcext:value-type="float">
            <text:p>1.5388E+00</text:p>
          </table:table-cell>
          <table:table-cell table:style-name="ce13" office:value-type="float" office:value="0" calcext:value-type="float">
            <text:p>0</text:p>
          </table:table-cell>
          <table:table-cell table:style-name="ce9" table:formula="of:=[.U36]*[.$V$25]^[.V36]" office:value-type="float" office:value="1.5388204685" calcext:value-type="float">
            <text:p>1.5388204685</text:p>
          </table:table-cell>
          <table:table-cell table:style-name="ce9"/>
          <table:table-cell table:style-name="ce9" table:formula="of:=[.$V$29]*[.U36]*IF([.V36]=-1;LN([.$V$30]);[.$V$30]^([.V36]+1)/([.V36]+1))" office:value-type="float" office:value="1497.50313892077" calcext:value-type="float">
            <text:p>1497.50313892077</text:p>
          </table:table-cell>
          <table:table-cell table:style-name="ce9" table:number-columns-repeated="2"/>
          <table:table-cell table:number-columns-repeated="997"/>
        </table:table-row>
        <table:table-row table:style-name="ro2">
          <table:table-cell office:value-type="float" office:value="750" calcext:value-type="float">
            <text:p>750</text:p>
          </table:table-cell>
          <table:table-cell table:formula="of:=[.A37]+273.15" office:value-type="float" office:value="1023.15" calcext:value-type="float">
            <text:p>1023.15</text:p>
          </table:table-cell>
          <table:table-cell table:style-name="ce3" office:value-type="float" office:value="0.9986075" calcext:value-type="float">
            <text:p>0.9986075</text:p>
          </table:table-cell>
          <table:table-cell office:value-type="float" office:value="1577.6" calcext:value-type="float">
            <text:p>1577.6</text:p>
          </table:table-cell>
          <table:table-cell table:formula="of:=1/[.B37]" office:value-type="float" office:value="0.000977373796608513" calcext:value-type="float">
            <text:p>0.000977373796609</text:p>
          </table:table-cell>
          <table:table-cell table:style-name="ce7" office:value-type="float" office:value="0.002451982" calcext:value-type="float">
            <text:p>2.451982E-03</text:p>
          </table:table-cell>
          <table:table-cell office:value-type="float" office:value="0.00000155" calcext:value-type="float">
            <text:p>1.55E-06</text:p>
          </table:table-cell>
          <table:table-cell table:style-name="ce3" office:value-type="float" office:value="0.4332" calcext:value-type="float">
            <text:p>0.4332</text:p>
          </table:table-cell>
          <table:table-cell office:value-type="float" office:value="400841.3" calcext:value-type="float">
            <text:p>400841.3</text:p>
          </table:table-cell>
          <table:table-cell table:formula="of:=[.I37]-[.$I$2]" office:value-type="float" office:value="381852.0125" calcext:value-type="float">
            <text:p>381852.0125</text:p>
          </table:table-cell>
          <table:table-cell table:number-columns-repeated="10"/>
          <table:table-cell table:style-name="ce11" office:value-type="float" office:value="-0.00052799" calcext:value-type="float">
            <text:p>-5.2799E-04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[.U37]*[.$V$25]^[.V37]" office:value-type="float" office:value="-0.5138134685" calcext:value-type="float">
            <text:p>-0.5138134685</text:p>
          </table:table-cell>
          <table:table-cell table:style-name="ce9"/>
          <table:table-cell table:style-name="ce9" table:formula="of:=[.$V$29]*[.U37]*IF([.V37]=-1;LN([.$V$30]);[.$V$30]^([.V37]+1)/([.V37]+1))" office:value-type="float" office:value="-250.008788435387" calcext:value-type="float">
            <text:p>-250.008788435387</text:p>
          </table:table-cell>
          <table:table-cell table:style-name="ce9" table:number-columns-repeated="2"/>
          <table:table-cell table:number-columns-repeated="997"/>
        </table:table-row>
        <table:table-row table:style-name="ro2">
          <table:table-cell office:value-type="float" office:value="760" calcext:value-type="float">
            <text:p>760</text:p>
          </table:table-cell>
          <table:table-cell table:formula="of:=[.A38]+273.15" office:value-type="float" office:value="1033.15" calcext:value-type="float">
            <text:p>1033.15</text:p>
          </table:table-cell>
          <table:table-cell table:style-name="ce3" office:value-type="float" office:value="0.9933276" calcext:value-type="float">
            <text:p>0.9933276</text:p>
          </table:table-cell>
          <table:table-cell office:value-type="float" office:value="1573.54" calcext:value-type="float">
            <text:p>1573.54</text:p>
          </table:table-cell>
          <table:table-cell table:formula="of:=1/[.B38]" office:value-type="float" office:value="0.00096791366210134" calcext:value-type="float">
            <text:p>0.000967913662101</text:p>
          </table:table-cell>
          <table:table-cell table:style-name="ce7" office:value-type="float" office:value="0.002402903" calcext:value-type="float">
            <text:p>2.402903E-03</text:p>
          </table:table-cell>
          <table:table-cell office:value-type="float" office:value="0.00000153" calcext:value-type="float">
            <text:p>1.53E-06</text:p>
          </table:table-cell>
          <table:table-cell table:style-name="ce3" office:value-type="float" office:value="0.4322" calcext:value-type="float">
            <text:p>0.4322</text:p>
          </table:table-cell>
          <table:table-cell office:value-type="float" office:value="410800.9755" calcext:value-type="float">
            <text:p>410800.9755</text:p>
          </table:table-cell>
          <table:table-cell table:formula="of:=[.I38]-[.$I$2]" office:value-type="float" office:value="391811.688" calcext:value-type="float">
            <text:p>391811.688</text:p>
          </table:table-cell>
          <table:table-cell table:number-columns-repeated="10"/>
          <table:table-cell table:style-name="ce12"/>
          <table:table-cell table:style-name="ce9" table:number-columns-repeated="6"/>
          <table:table-cell table:number-columns-repeated="997"/>
        </table:table-row>
        <table:table-row table:style-name="ro2">
          <table:table-cell office:value-type="float" office:value="770" calcext:value-type="float">
            <text:p>770</text:p>
          </table:table-cell>
          <table:table-cell table:formula="of:=[.A39]+273.15" office:value-type="float" office:value="1043.15" calcext:value-type="float">
            <text:p>1043.15</text:p>
          </table:table-cell>
          <table:table-cell table:style-name="ce3" office:value-type="float" office:value="0.9880477" calcext:value-type="float">
            <text:p>0.9880477</text:p>
          </table:table-cell>
          <table:table-cell office:value-type="float" office:value="1569.48" calcext:value-type="float">
            <text:p>1569.48</text:p>
          </table:table-cell>
          <table:table-cell table:formula="of:=1/[.B39]" office:value-type="float" office:value="0.000958634903896851" calcext:value-type="float">
            <text:p>0.000958634903897</text:p>
          </table:table-cell>
          <table:table-cell table:style-name="ce7" office:value-type="float" office:value="0.002355719" calcext:value-type="float">
            <text:p>2.355719E-03</text:p>
          </table:table-cell>
          <table:table-cell office:value-type="float" office:value="0.00000150096" calcext:value-type="float">
            <text:p>1.50096E-06</text:p>
          </table:table-cell>
          <table:table-cell table:style-name="ce3" office:value-type="float" office:value="0.4312" calcext:value-type="float">
            <text:p>0.4312</text:p>
          </table:table-cell>
          <table:table-cell office:value-type="float" office:value="420707.852" calcext:value-type="float">
            <text:p>420707.852</text:p>
          </table:table-cell>
          <table:table-cell table:formula="of:=[.I39]-[.$I$2]" office:value-type="float" office:value="401718.5645" calcext:value-type="float">
            <text:p>401718.5645</text:p>
          </table:table-cell>
          <table:table-cell table:number-columns-repeated="10"/>
          <table:table-cell table:style-name="ce12"/>
          <table:table-cell table:style-name="ce9"/>
          <table:table-cell table:style-name="ce10" table:formula="of:=SUM([.W36:.W37])" office:value-type="float" office:value="1.025007" calcext:value-type="float">
            <text:p>1.025007</text:p>
          </table:table-cell>
          <table:table-cell table:style-name="ce10" office:value-type="string" calcext:value-type="string">
            <text:p>kJ/kgK</text:p>
          </table:table-cell>
          <table:table-cell table:style-name="ce9" table:formula="of:=SUM([.Y36:.Y37])" office:value-type="float" office:value="1247.49435048539" calcext:value-type="float">
            <text:p>1247.49435048539</text:p>
          </table:table-cell>
          <table:table-cell table:style-name="ce9" table:number-columns-repeated="2"/>
          <table:table-cell table:number-columns-repeated="997"/>
        </table:table-row>
        <table:table-row table:style-name="ro2">
          <table:table-cell table:style-name="ce1" office:value-type="float" office:value="780" calcext:value-type="float">
            <text:p>780</text:p>
          </table:table-cell>
          <table:table-cell table:style-name="ce1" table:formula="of:=[.A40]+273.15" office:value-type="float" office:value="1053.15" calcext:value-type="float">
            <text:p>1053.15</text:p>
          </table:table-cell>
          <table:table-cell table:style-name="ce4" office:value-type="float" office:value="0.9827678" calcext:value-type="float">
            <text:p>0.9827678</text:p>
          </table:table-cell>
          <table:table-cell table:style-name="ce4" office:value-type="float" office:value="1565.42" calcext:value-type="float">
            <text:p>1565.42</text:p>
          </table:table-cell>
          <table:table-cell table:style-name="ce1" table:formula="of:=1/[.B40]" office:value-type="float" office:value="0.000949532355315007" calcext:value-type="float">
            <text:p>0.000949532355315</text:p>
          </table:table-cell>
          <table:table-cell table:style-name="ce6" office:value-type="float" office:value="0.002310332" calcext:value-type="float">
            <text:p>2.310332E-03</text:p>
          </table:table-cell>
          <table:table-cell table:style-name="ce1" office:value-type="float" office:value="0.00000147585" calcext:value-type="float">
            <text:p>1.47585E-06</text:p>
          </table:table-cell>
          <table:table-cell table:style-name="ce4" office:value-type="float" office:value="0.4302" calcext:value-type="float">
            <text:p>0.4302</text:p>
          </table:table-cell>
          <table:table-cell table:style-name="ce1" office:value-type="float" office:value="430561.9295" calcext:value-type="float">
            <text:p>430561.9295</text:p>
          </table:table-cell>
          <table:table-cell table:formula="of:=[.I40]-[.$I$2]" office:value-type="float" office:value="411572.642" calcext:value-type="float">
            <text:p>411572.642</text:p>
          </table:table-cell>
          <table:table-cell table:style-name="ce1" table:number-columns-repeated="8"/>
          <table:table-cell table:number-columns-repeated="2"/>
          <table:table-cell table:style-name="ce9" table:number-columns-repeated="2"/>
          <table:table-cell table:style-name="ce9" table:formula="of:=[.W39]*[.V31]" office:value-type="float" office:value="1025.007" calcext:value-type="float">
            <text:p>1025.007</text:p>
          </table:table-cell>
          <table:table-cell table:style-name="ce9" office:value-type="string" calcext:value-type="string">
            <text:p>J/kgK</text:p>
          </table:table-cell>
          <table:table-cell table:style-name="ce10" table:formula="of:=[.Y39]*[.V31]+[.V33]" office:value-type="float" office:value="350250.937499999" calcext:value-type="float">
            <text:p>350250.937499999</text:p>
          </table:table-cell>
          <table:table-cell table:style-name="ce10" office:value-type="string" calcext:value-type="string">
            <text:p>J/kg</text:p>
          </table:table-cell>
          <table:table-cell table:style-name="ce9"/>
          <table:table-cell table:style-name="ce1" table:number-columns-repeated="997"/>
        </table:table-row>
        <table:table-row table:style-name="ro2">
          <table:table-cell table:number-columns-repeated="3"/>
          <table:table-cell table:style-name="Default"/>
          <table:table-cell table:number-columns-repeated="16"/>
          <table:table-cell table:style-name="ce9" table:number-columns-repeated="4"/>
          <table:table-cell table:style-name="ce14" table:formula="of:=[.Y40]/1000" office:value-type="float" office:value="350.250937499999" calcext:value-type="float">
            <text:p>350.250937499999</text:p>
          </table:table-cell>
          <table:table-cell table:style-name="ce14" office:value-type="string" calcext:value-type="string">
            <text:p>kJ/kg</text:p>
          </table:table-cell>
          <table:table-cell table:style-name="ce9"/>
          <table:table-cell table:number-columns-repeated="99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table:number-columns-repeated="10"/>
          <table:table-cell table:style-name="ce9" table:number-columns-repeated="7"/>
          <table:table-cell table:number-columns-repeated="99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float" office:value="-0.00239347422010052" calcext:value-type="float">
            <text:p>-0.002393474220101</text:p>
          </table:table-cell>
          <table:table-cell office:value-type="float" office:value="-8.08103235556371" calcext:value-type="float">
            <text:p>-8.08103235556371</text:p>
          </table:table-cell>
          <table:table-cell table:style-name="ce8" office:value-type="float" office:value="2135.08760087083" calcext:value-type="float">
            <text:p>2.13508760E+03</text:p>
          </table:table-cell>
          <table:table-cell table:style-name="ce8" office:value-type="float" office:value="-18.2621611316058" calcext:value-type="float">
            <text:p>-1.82621611E+0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8"/>
          <table:table-cell table:style-name="ce9" table:number-columns-repeated="7"/>
          <table:table-cell table:number-columns-repeated="997"/>
        </table:table-row>
        <table:table-row table:style-name="ro2">
          <table:table-cell table:number-columns-repeated="3"/>
          <table:table-cell table:formula="of:=[.B1]" office:value-type="string" office:string-value="T / [K]" calcext:value-type="string">
            <text:p>T / [K]</text:p>
          </table:table-cell>
          <table:table-cell table:formula="of:=[.F1]" office:value-type="string" office:string-value="µ / [Pa·s]" calcext:value-type="string">
            <text:p>µ / [Pa·s]</text:p>
          </table:table-cell>
          <table:table-cell office:value-type="string" calcext:value-type="string">
            <text:p>µ_dat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43]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µ_corr </text:p>
          </table:table-cell>
          <table:table-cell office:value-type="string" calcext:value-type="string">
            <text:p>err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273.15" calcext:value-type="float">
            <text:p>273.15</text:p>
          </table:table-cell>
          <table:table-cell table:number-columns-repeated="2"/>
          <table:table-cell table:formula="of:=[.$G$43]*LN([.D45])" office:value-type="float" office:value="-0.0134274408647238" calcext:value-type="float">
            <text:p>-0.013427440864724</text:p>
          </table:table-cell>
          <table:table-cell table:formula="of:=[.H$43]*[.$D45]^[.H$44]" office:value-type="float" office:value="-8.08103235556371" calcext:value-type="float">
            <text:p>-8.08103235556371</text:p>
          </table:table-cell>
          <table:table-cell table:formula="of:=[.I$43]*[.$D45]^[.I$44]" office:value-type="float" office:value="7.81653890122948" calcext:value-type="float">
            <text:p>7.81653890122948</text:p>
          </table:table-cell>
          <table:table-cell table:formula="of:=[.J$43]*[.$D45]^[.J$44]" office:value-type="float" office:value="-0.000000896083655297364" calcext:value-type="float">
            <text:p>-8.96083655297364E-07</text:p>
          </table:table-cell>
          <table:table-cell table:formula="of:=SUM([.G45:.J45])" office:value-type="float" office:value="-0.277921791282618" calcext:value-type="float">
            <text:p>-0.2779217912826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([.D45]+[.D47])/2" office:value-type="float" office:value="373.15" calcext:value-type="float">
            <text:p>373.15</text:p>
          </table:table-cell>
          <table:table-cell table:number-columns-repeated="2"/>
          <table:table-cell table:formula="of:=[.$G$43]*LN([.D46])" office:value-type="float" office:value="-0.0141741076193809" calcext:value-type="float">
            <text:p>-0.014174107619381</text:p>
          </table:table-cell>
          <table:table-cell table:formula="of:=[.H$43]*[.$D46]^[.H$44]" office:value-type="float" office:value="-8.08103235556371" calcext:value-type="float">
            <text:p>-8.08103235556371</text:p>
          </table:table-cell>
          <table:table-cell table:formula="of:=[.I$43]*[.$D46]^[.I$44]" office:value-type="float" office:value="5.72179445496672" calcext:value-type="float">
            <text:p>5.72179445496672</text:p>
          </table:table-cell>
          <table:table-cell table:formula="of:=[.J$43]*[.$D46]^[.J$44]" office:value-type="float" office:value="-0.000000351480983115274" calcext:value-type="float">
            <text:p>-3.51480983115274E-07</text:p>
          </table:table-cell>
          <table:table-cell table:formula="of:=SUM([.G46:.J46])" office:value-type="float" office:value="-2.37341235969736" calcext:value-type="float">
            <text:p>-2.3734123596973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473.15" calcext:value-type="float">
            <text:p>473.15</text:p>
          </table:table-cell>
          <table:table-cell table:number-columns-repeated="2"/>
          <table:table-cell table:formula="of:=[.$G$43]*LN([.D47])" office:value-type="float" office:value="-0.0147423949410468" calcext:value-type="float">
            <text:p>-0.014742394941047</text:p>
          </table:table-cell>
          <table:table-cell table:formula="of:=[.H$43]*[.$D47]^[.H$44]" office:value-type="float" office:value="-8.08103235556371" calcext:value-type="float">
            <text:p>-8.08103235556371</text:p>
          </table:table-cell>
          <table:table-cell table:formula="of:=[.I$43]*[.$D47]^[.I$44]" office:value-type="float" office:value="4.51249625038747" calcext:value-type="float">
            <text:p>4.51249625038747</text:p>
          </table:table-cell>
          <table:table-cell table:formula="of:=[.J$43]*[.$D47]^[.J$44]" office:value-type="float" office:value="-0.000000172407294628779" calcext:value-type="float">
            <text:p>-1.72407294628779E-07</text:p>
          </table:table-cell>
          <table:table-cell table:formula="of:=SUM([.G47:.J47])" office:value-type="float" office:value="-3.58327867252459" calcext:value-type="float">
            <text:p>-3.5832786725245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([.D46]+[.D50])/2" office:value-type="float" office:value="500.65" calcext:value-type="float">
            <text:p>500.65</text:p>
          </table:table-cell>
          <table:table-cell table:number-columns-repeated="2"/>
          <table:table-cell table:formula="of:=[.$G$43]*LN([.D48])" office:value-type="float" office:value="-0.014877613767353" calcext:value-type="float">
            <text:p>-0.014877613767353</text:p>
          </table:table-cell>
          <table:table-cell table:formula="of:=[.H$43]*[.$D48]^[.H$44]" office:value-type="float" office:value="-8.08103235556371" calcext:value-type="float">
            <text:p>-8.08103235556371</text:p>
          </table:table-cell>
          <table:table-cell table:formula="of:=[.I$43]*[.$D48]^[.I$44]" office:value-type="float" office:value="4.26463118120609" calcext:value-type="float">
            <text:p>4.26463118120609</text:p>
          </table:table-cell>
          <table:table-cell table:formula="of:=[.J$43]*[.$D48]^[.J$44]" office:value-type="float" office:value="-0.000000145528987848542" calcext:value-type="float">
            <text:p>-1.45528987848542E-07</text:p>
          </table:table-cell>
          <table:table-cell table:formula="of:=SUM([.G48:.J48])" office:value-type="float" office:value="-3.83127893365396" calcext:value-type="float">
            <text:p>-3.83127893365396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([.D47]+[.D51])/2" office:value-type="float" office:value="573.15" calcext:value-type="float">
            <text:p>573.15</text:p>
          </table:table-cell>
          <table:table-cell table:number-columns-repeated="2"/>
          <table:table-cell table:formula="of:=[.$G$43]*LN([.D49])" office:value-type="float" office:value="-0.0152013077196966" calcext:value-type="float">
            <text:p>-0.015201307719697</text:p>
          </table:table-cell>
          <table:table-cell table:formula="of:=[.H$43]*[.$D49]^[.H$44]" office:value-type="float" office:value="-8.08103235556371" calcext:value-type="float">
            <text:p>-8.08103235556371</text:p>
          </table:table-cell>
          <table:table-cell table:formula="of:=[.I$43]*[.$D49]^[.I$44]" office:value-type="float" office:value="3.7251811931795" calcext:value-type="float">
            <text:p>3.7251811931795</text:p>
          </table:table-cell>
          <table:table-cell table:formula="of:=[.J$43]*[.$D49]^[.J$44]" office:value-type="float" office:value="-0.0000000969945383013056" calcext:value-type="float">
            <text:p>-9.69945383013056E-08</text:p>
          </table:table-cell>
          <table:table-cell table:formula="of:=SUM([.G49:.J49])" office:value-type="float" office:value="-4.37105256709845" calcext:value-type="float">
            <text:p>-4.3710525670984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([.D49]+[.D52])/2" office:value-type="float" office:value="628.15" calcext:value-type="float">
            <text:p>628.15</text:p>
          </table:table-cell>
          <table:table-cell table:number-columns-repeated="2"/>
          <table:table-cell table:formula="of:=[.$G$43]*LN([.D50])" office:value-type="float" office:value="-0.0154206254218418" calcext:value-type="float">
            <text:p>-0.015420625421842</text:p>
          </table:table-cell>
          <table:table-cell table:formula="of:=[.H$43]*[.$D50]^[.H$44]" office:value-type="float" office:value="-8.08103235556371" calcext:value-type="float">
            <text:p>-8.08103235556371</text:p>
          </table:table-cell>
          <table:table-cell table:formula="of:=[.I$43]*[.$D50]^[.I$44]" office:value-type="float" office:value="3.39900915525087" calcext:value-type="float">
            <text:p>3.39900915525087</text:p>
          </table:table-cell>
          <table:table-cell table:formula="of:=[.J$43]*[.$D50]^[.J$44]" office:value-type="float" office:value="-0.0000000736821140665219" calcext:value-type="float">
            <text:p>-7.36821140665219E-08</text:p>
          </table:table-cell>
          <table:table-cell table:formula="of:=SUM([.G50:.J50])" office:value-type="float" office:value="-4.6974438994168" calcext:value-type="float">
            <text:p>-4.6974438994168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table:formula="of:=[.C51]-[.E51]" office:value-type="float" office:value="-0.000000768718397451719" calcext:value-type="float">
            <text:p>-7.68718397451719E-07</text:p>
          </table:table-cell>
          <table:table-cell table:style-name="ce2" table:formula="of:=EXP([.K51])" office:value-type="float" office:value="0.00726394028160255" calcext:value-type="float">
            <text:p>0.007263940281603</text:p>
          </table:table-cell>
          <table:table-cell table:style-name="ce5" table:formula="of:=[.B2]" office:value-type="float" office:value="673.15" calcext:value-type="float">
            <text:p>673.15</text:p>
          </table:table-cell>
          <table:table-cell table:style-name="ce2" table:formula="of:=[.F2]" office:value-type="float" office:value="0.007264709" calcext:value-type="float">
            <text:p>0.007264709</text:p>
          </table:table-cell>
          <table:table-cell table:style-name="ce2" table:formula="of:=LN([.E51])" office:value-type="float" office:value="-4.92472703782062" calcext:value-type="float">
            <text:p>-4.92472703782062</text:p>
          </table:table-cell>
          <table:table-cell table:style-name="ce2" table:formula="of:=[.$G$43]*LN([.D51])" office:value-type="float" office:value="-0.015586227978717" calcext:value-type="float">
            <text:p>-0.015586227978717</text:p>
          </table:table-cell>
          <table:table-cell table:style-name="ce2" table:formula="of:=[.H$43]*[.$D51]^[.H$44]" office:value-type="float" office:value="-8.08103235556371" calcext:value-type="float">
            <text:p>-8.08103235556371</text:p>
          </table:table-cell>
          <table:table-cell table:style-name="ce2" table:formula="of:=[.I$43]*[.$D51]^[.I$44]" office:value-type="float" office:value="3.17178578455148" calcext:value-type="float">
            <text:p>3.17178578455148</text:p>
          </table:table-cell>
          <table:table-cell table:style-name="ce2" table:formula="of:=[.J$43]*[.$D51]^[.J$44]" office:value-type="float" office:value="-0.0000000598710148779088" calcext:value-type="float">
            <text:p>-5.98710148779088E-08</text:p>
          </table:table-cell>
          <table:table-cell table:style-name="ce2" table:formula="of:=SUM([.G51:.J51])" office:value-type="float" office:value="-4.92483285886196" calcext:value-type="float">
            <text:p>-4.92483285886196</text:p>
          </table:table-cell>
          <table:table-cell table:style-name="ce2" table:formula="of:=[.K51]-[.F51]" office:value-type="float" office:value="-0.000105821041346488" calcext:value-type="float">
            <text:p>-0.000105821041346</text:p>
          </table:table-cell>
          <table:table-cell table:style-name="ce2" table:number-columns-repeated="1012"/>
        </table:table-row>
        <table:table-row table:style-name="ro2">
          <table:table-cell/>
          <table:table-cell table:formula="of:=[.C52]-[.E52]" office:value-type="float" office:value="-0.000000644286390009963" calcext:value-type="float">
            <text:p>-6.44286390009963E-07</text:p>
          </table:table-cell>
          <table:table-cell table:formula="of:=EXP([.K52])" office:value-type="float" office:value="0.00693414871360999" calcext:value-type="float">
            <text:p>0.00693414871361</text:p>
          </table:table-cell>
          <table:table-cell table:formula="of:=[.B3]" office:value-type="float" office:value="683.15" calcext:value-type="float">
            <text:p>683.15</text:p>
          </table:table-cell>
          <table:table-cell table:formula="of:=[.F3]" office:value-type="float" office:value="0.006934793" calcext:value-type="float">
            <text:p>0.006934793</text:p>
          </table:table-cell>
          <table:table-cell table:formula="of:=LN([.E52])" office:value-type="float" office:value="-4.97120407425491" calcext:value-type="float">
            <text:p>-4.97120407425491</text:p>
          </table:table-cell>
          <table:table-cell table:formula="of:=[.$G$43]*LN([.D52])" office:value-type="float" office:value="-0.0156215227894841" calcext:value-type="float">
            <text:p>-0.015621522789484</text:p>
          </table:table-cell>
          <table:table-cell table:formula="of:=[.H$43]*[.$D52]^[.H$44]" office:value-type="float" office:value="-8.08103235556371" calcext:value-type="float">
            <text:p>-8.08103235556371</text:p>
          </table:table-cell>
          <table:table-cell table:formula="of:=[.I$43]*[.$D52]^[.I$44]" office:value-type="float" office:value="3.12535695070018" calcext:value-type="float">
            <text:p>3.12535695070018</text:p>
          </table:table-cell>
          <table:table-cell table:formula="of:=[.J$43]*[.$D52]^[.J$44]" office:value-type="float" office:value="-0.0000000572801243792559" calcext:value-type="float">
            <text:p>-5.72801243792559E-08</text:p>
          </table:table-cell>
          <table:table-cell table:formula="of:=SUM([.G52:.J52])" office:value-type="float" office:value="-4.97129698493314" calcext:value-type="float">
            <text:p>-4.97129698493314</text:p>
          </table:table-cell>
          <table:table-cell table:formula="of:=[.K52]-[.F52]" office:value-type="float" office:value="-0.0000929106782301403" calcext:value-type="float">
            <text:p>-9.29106782301403E-05</text:p>
          </table:table-cell>
          <table:table-cell table:number-columns-repeated="1012"/>
        </table:table-row>
        <table:table-row table:style-name="ro2">
          <table:table-cell/>
          <table:table-cell table:formula="of:=[.C53]-[.E53]" office:value-type="float" office:value="-0.00000053701296851786" calcext:value-type="float">
            <text:p>-5.3701296851786E-07</text:p>
          </table:table-cell>
          <table:table-cell table:formula="of:=EXP([.K53])" office:value-type="float" office:value="0.00662820698703148" calcext:value-type="float">
            <text:p>0.006628206987031</text:p>
          </table:table-cell>
          <table:table-cell table:formula="of:=[.B4]" office:value-type="float" office:value="693.15" calcext:value-type="float">
            <text:p>693.15</text:p>
          </table:table-cell>
          <table:table-cell table:formula="of:=[.F4]" office:value-type="float" office:value="0.006628744" calcext:value-type="float">
            <text:p>0.006628744</text:p>
          </table:table-cell>
          <table:table-cell table:formula="of:=LN([.E53])" office:value-type="float" office:value="-5.01633993466137" calcext:value-type="float">
            <text:p>-5.01633993466137</text:p>
          </table:table-cell>
          <table:table-cell table:formula="of:=[.$G$43]*LN([.D53])" office:value-type="float" office:value="-0.0156563046879183" calcext:value-type="float">
            <text:p>-0.015656304687918</text:p>
          </table:table-cell>
          <table:table-cell table:formula="of:=[.H$43]*[.$D53]^[.H$44]" office:value-type="float" office:value="-8.08103235556371" calcext:value-type="float">
            <text:p>-8.08103235556371</text:p>
          </table:table-cell>
          <table:table-cell table:formula="of:=[.I$43]*[.$D53]^[.I$44]" office:value-type="float" office:value="3.08026776436678" calcext:value-type="float">
            <text:p>3.08026776436678</text:p>
          </table:table-cell>
          <table:table-cell table:formula="of:=[.J$43]*[.$D53]^[.J$44]" office:value-type="float" office:value="-0.0000000548365959555273" calcext:value-type="float">
            <text:p>-5.48365959555273E-08</text:p>
          </table:table-cell>
          <table:table-cell table:formula="of:=SUM([.G53:.J53])" office:value-type="float" office:value="-5.01642095072145" calcext:value-type="float">
            <text:p>-5.01642095072145</text:p>
          </table:table-cell>
          <table:table-cell table:formula="of:=[.K53]-[.F53]" office:value-type="float" office:value="-0.000081016060078376" calcext:value-type="float">
            <text:p>-8.1016060078376E-05</text:p>
          </table:table-cell>
          <table:table-cell table:number-columns-repeated="1012"/>
        </table:table-row>
        <table:table-row table:style-name="ro2">
          <table:table-cell/>
          <table:table-cell table:formula="of:=[.C54]-[.E54]" office:value-type="float" office:value="-0.000000443343900973815" calcext:value-type="float">
            <text:p>-4.43343900973815E-07</text:p>
          </table:table-cell>
          <table:table-cell table:formula="of:=EXP([.K54])" office:value-type="float" office:value="0.00634389765609903" calcext:value-type="float">
            <text:p>0.006343897656099</text:p>
          </table:table-cell>
          <table:table-cell table:formula="of:=[.B5]" office:value-type="float" office:value="703.15" calcext:value-type="float">
            <text:p>703.15</text:p>
          </table:table-cell>
          <table:table-cell table:formula="of:=[.F5]" office:value-type="float" office:value="0.006344341" calcext:value-type="float">
            <text:p>0.006344341</text:p>
          </table:table-cell>
          <table:table-cell table:formula="of:=LN([.E54])" office:value-type="float" office:value="-5.06019204451786" calcext:value-type="float">
            <text:p>-5.06019204451786</text:p>
          </table:table-cell>
          <table:table-cell table:formula="of:=[.$G$43]*LN([.D54])" office:value-type="float" office:value="-0.0156905883682551" calcext:value-type="float">
            <text:p>-0.015690588368255</text:p>
          </table:table-cell>
          <table:table-cell table:formula="of:=[.H$43]*[.$D54]^[.H$44]" office:value-type="float" office:value="-8.08103235556371" calcext:value-type="float">
            <text:p>-8.08103235556371</text:p>
          </table:table-cell>
          <table:table-cell table:formula="of:=[.I$43]*[.$D54]^[.I$44]" office:value-type="float" office:value="3.03646106928938" calcext:value-type="float">
            <text:p>3.03646106928938</text:p>
          </table:table-cell>
          <table:table-cell table:formula="of:=[.J$43]*[.$D54]^[.J$44]" office:value-type="float" office:value="-0.0000000525300999391786" calcext:value-type="float">
            <text:p>-5.25300999391786E-08</text:p>
          </table:table-cell>
          <table:table-cell table:formula="of:=SUM([.G54:.J54])" office:value-type="float" office:value="-5.06026192717268" calcext:value-type="float">
            <text:p>-5.06026192717268</text:p>
          </table:table-cell>
          <table:table-cell table:formula="of:=[.K54]-[.F54]" office:value-type="float" office:value="-0.0000698826548219955" calcext:value-type="float">
            <text:p>-6.98826548219955E-05</text:p>
          </table:table-cell>
          <table:table-cell table:number-columns-repeated="1012"/>
        </table:table-row>
        <table:table-row table:style-name="ro2">
          <table:table-cell/>
          <table:table-cell table:formula="of:=[.C55]-[.E55]" office:value-type="float" office:value="-0.000000362592002401373" calcext:value-type="float">
            <text:p>-3.62592002401373E-07</text:p>
          </table:table-cell>
          <table:table-cell table:formula="of:=EXP([.K55])" office:value-type="float" office:value="0.0060792504079976" calcext:value-type="float">
            <text:p>0.006079250407998</text:p>
          </table:table-cell>
          <table:table-cell table:formula="of:=[.B6]" office:value-type="float" office:value="713.15" calcext:value-type="float">
            <text:p>713.15</text:p>
          </table:table-cell>
          <table:table-cell table:formula="of:=[.F6]" office:value-type="float" office:value="0.006079613" calcext:value-type="float">
            <text:p>0.006079613</text:p>
          </table:table-cell>
          <table:table-cell table:formula="of:=LN([.E55])" office:value-type="float" office:value="-5.10281423634568" calcext:value-type="float">
            <text:p>-5.10281423634568</text:p>
          </table:table-cell>
          <table:table-cell table:formula="of:=[.$G$43]*LN([.D55])" office:value-type="float" office:value="-0.0157243879021827" calcext:value-type="float">
            <text:p>-0.015724387902183</text:p>
          </table:table-cell>
          <table:table-cell table:formula="of:=[.H$43]*[.$D55]^[.H$44]" office:value-type="float" office:value="-8.08103235556371" calcext:value-type="float">
            <text:p>-8.08103235556371</text:p>
          </table:table-cell>
          <table:table-cell table:formula="of:=[.I$43]*[.$D55]^[.I$44]" office:value-type="float" office:value="2.9938829150541" calcext:value-type="float">
            <text:p>2.9938829150541</text:p>
          </table:table-cell>
          <table:table-cell table:formula="of:=[.J$43]*[.$D55]^[.J$44]" office:value-type="float" office:value="-0.0000000503511635191789" calcext:value-type="float">
            <text:p>-5.03511635191789E-08</text:p>
          </table:table-cell>
          <table:table-cell table:formula="of:=SUM([.G55:.J55])" office:value-type="float" office:value="-5.10287387876296" calcext:value-type="float">
            <text:p>-5.10287387876296</text:p>
          </table:table-cell>
          <table:table-cell table:formula="of:=[.K55]-[.F55]" office:value-type="float" office:value="-0.000059642417278738" calcext:value-type="float">
            <text:p>-5.9642417278738E-05</text:p>
          </table:table-cell>
          <table:table-cell table:number-columns-repeated="1012"/>
        </table:table-row>
        <table:table-row table:style-name="ro2">
          <table:table-cell/>
          <table:table-cell table:formula="of:=[.C56]-[.E56]" office:value-type="float" office:value="-0.0000002916830171458" calcext:value-type="float">
            <text:p>-2.916830171458E-07</text:p>
          </table:table-cell>
          <table:table-cell table:formula="of:=EXP([.K56])" office:value-type="float" office:value="0.00583251031698286" calcext:value-type="float">
            <text:p>0.005832510316983</text:p>
          </table:table-cell>
          <table:table-cell table:formula="of:=[.B7]" office:value-type="float" office:value="723.15" calcext:value-type="float">
            <text:p>723.15</text:p>
          </table:table-cell>
          <table:table-cell table:formula="of:=[.F7]" office:value-type="float" office:value="0.005832802" calcext:value-type="float">
            <text:p>0.005832802</text:p>
          </table:table-cell>
          <table:table-cell table:formula="of:=LN([.E56])" office:value-type="float" office:value="-5.14425777658362" calcext:value-type="float">
            <text:p>-5.14425777658362</text:p>
          </table:table-cell>
          <table:table-cell table:formula="of:=[.$G$43]*LN([.D56])" office:value-type="float" office:value="-0.0157577167735196" calcext:value-type="float">
            <text:p>-0.01575771677352</text:p>
          </table:table-cell>
          <table:table-cell table:formula="of:=[.H$43]*[.$D56]^[.H$44]" office:value-type="float" office:value="-8.08103235556371" calcext:value-type="float">
            <text:p>-8.08103235556371</text:p>
          </table:table-cell>
          <table:table-cell table:formula="of:=[.I$43]*[.$D56]^[.I$44]" office:value-type="float" office:value="2.9524823354364" calcext:value-type="float">
            <text:p>2.9524823354364</text:p>
          </table:table-cell>
          <table:table-cell table:formula="of:=[.J$43]*[.$D56]^[.J$44]" office:value-type="float" office:value="-0.0000000482910889510248" calcext:value-type="float">
            <text:p>-4.82910889510248E-08</text:p>
          </table:table-cell>
          <table:table-cell table:formula="of:=SUM([.G56:.J56])" office:value-type="float" office:value="-5.14430778519192" calcext:value-type="float">
            <text:p>-5.14430778519192</text:p>
          </table:table-cell>
          <table:table-cell table:formula="of:=[.K56]-[.F56]" office:value-type="float" office:value="-0.0000500086083050633" calcext:value-type="float">
            <text:p>-5.00086083050633E-05</text:p>
          </table:table-cell>
          <table:table-cell table:number-columns-repeated="1012"/>
        </table:table-row>
        <table:table-row table:style-name="ro2">
          <table:table-cell/>
          <table:table-cell table:formula="of:=[.C57]-[.E57]" office:value-type="float" office:value="-0.000000230319011037573" calcext:value-type="float">
            <text:p>-2.30319011037573E-07</text:p>
          </table:table-cell>
          <table:table-cell table:formula="of:=EXP([.K57])" office:value-type="float" office:value="0.00560211068098896" calcext:value-type="float">
            <text:p>0.005602110680989</text:p>
          </table:table-cell>
          <table:table-cell table:formula="of:=[.B8]" office:value-type="float" office:value="733.15" calcext:value-type="float">
            <text:p>733.15</text:p>
          </table:table-cell>
          <table:table-cell table:formula="of:=[.F8]" office:value-type="float" office:value="0.005602341" calcext:value-type="float">
            <text:p>0.005602341</text:p>
          </table:table-cell>
          <table:table-cell table:formula="of:=LN([.E57])" office:value-type="float" office:value="-5.18457073287933" calcext:value-type="float">
            <text:p>-5.18457073287933</text:p>
          </table:table-cell>
          <table:table-cell table:formula="of:=[.$G$43]*LN([.D57])" office:value-type="float" office:value="-0.0157905879105111" calcext:value-type="float">
            <text:p>-0.015790587910511</text:p>
          </table:table-cell>
          <table:table-cell table:formula="of:=[.H$43]*[.$D57]^[.H$44]" office:value-type="float" office:value="-8.08103235556371" calcext:value-type="float">
            <text:p>-8.08103235556371</text:p>
          </table:table-cell>
          <table:table-cell table:formula="of:=[.I$43]*[.$D57]^[.I$44]" office:value-type="float" office:value="2.91221114488281" calcext:value-type="float">
            <text:p>2.91221114488281</text:p>
          </table:table-cell>
          <table:table-cell table:formula="of:=[.J$43]*[.$D57]^[.J$44]" office:value-type="float" office:value="-0.0000000463418805689074" calcext:value-type="float">
            <text:p>-4.63418805689074E-08</text:p>
          </table:table-cell>
          <table:table-cell table:formula="of:=SUM([.G57:.J57])" office:value-type="float" office:value="-5.1846118449333" calcext:value-type="float">
            <text:p>-5.1846118449333</text:p>
          </table:table-cell>
          <table:table-cell table:formula="of:=[.K57]-[.F57]" office:value-type="float" office:value="-0.0000411120539638432" calcext:value-type="float">
            <text:p>-4.11120539638432E-05</text:p>
          </table:table-cell>
          <table:table-cell table:number-columns-repeated="1012"/>
        </table:table-row>
        <table:table-row table:style-name="ro2">
          <table:table-cell/>
          <table:table-cell table:formula="of:=[.C58]-[.E58]" office:value-type="float" office:value="-0.000000177289425920373" calcext:value-type="float">
            <text:p>-1.77289425920373E-07</text:p>
          </table:table-cell>
          <table:table-cell table:formula="of:=EXP([.K58])" office:value-type="float" office:value="0.00538664971057408" calcext:value-type="float">
            <text:p>0.005386649710574</text:p>
          </table:table-cell>
          <table:table-cell table:formula="of:=[.B9]" office:value-type="float" office:value="743.15" calcext:value-type="float">
            <text:p>743.15</text:p>
          </table:table-cell>
          <table:table-cell table:formula="of:=[.F9]" office:value-type="float" office:value="0.005386827" calcext:value-type="float">
            <text:p>0.005386827</text:p>
          </table:table-cell>
          <table:table-cell table:formula="of:=LN([.E58])" office:value-type="float" office:value="-5.22379875014878" calcext:value-type="float">
            <text:p>-5.22379875014878</text:p>
          </table:table-cell>
          <table:table-cell table:formula="of:=[.$G$43]*LN([.D58])" office:value-type="float" office:value="-0.0158230137159384" calcext:value-type="float">
            <text:p>-0.015823013715938</text:p>
          </table:table-cell>
          <table:table-cell table:formula="of:=[.H$43]*[.$D58]^[.H$44]" office:value-type="float" office:value="-8.08103235556371" calcext:value-type="float">
            <text:p>-8.08103235556371</text:p>
          </table:table-cell>
          <table:table-cell table:formula="of:=[.I$43]*[.$D58]^[.I$44]" office:value-type="float" office:value="2.87302375142411" calcext:value-type="float">
            <text:p>2.87302375142411</text:p>
          </table:table-cell>
          <table:table-cell table:formula="of:=[.J$43]*[.$D58]^[.J$44]" office:value-type="float" office:value="-0.0000000444961795485194" calcext:value-type="float">
            <text:p>-4.44961795485194E-08</text:p>
          </table:table-cell>
          <table:table-cell table:formula="of:=SUM([.G58:.J58])" office:value-type="float" office:value="-5.22383166235172" calcext:value-type="float">
            <text:p>-5.22383166235172</text:p>
          </table:table-cell>
          <table:table-cell table:formula="of:=[.K58]-[.F58]" office:value-type="float" office:value="-0.0000329122029407713" calcext:value-type="float">
            <text:p>-3.29122029407713E-05</text:p>
          </table:table-cell>
          <table:table-cell table:number-columns-repeated="1012"/>
        </table:table-row>
        <table:table-row table:style-name="ro2">
          <table:table-cell/>
          <table:table-cell table:formula="of:=[.C59]-[.E59]" office:value-type="float" office:value="-0.000000131533228198144" calcext:value-type="float">
            <text:p>-1.31533228198144E-07</text:p>
          </table:table-cell>
          <table:table-cell table:formula="of:=EXP([.K59])" office:value-type="float" office:value="0.0051848704667718" calcext:value-type="float">
            <text:p>0.005184870466772</text:p>
          </table:table-cell>
          <table:table-cell table:formula="of:=[.B10]" office:value-type="float" office:value="753.15" calcext:value-type="float">
            <text:p>753.15</text:p>
          </table:table-cell>
          <table:table-cell table:formula="of:=[.F10]" office:value-type="float" office:value="0.005185002" calcext:value-type="float">
            <text:p>0.005185002</text:p>
          </table:table-cell>
          <table:table-cell table:formula="of:=LN([.E59])" office:value-type="float" office:value="-5.26198505157266" calcext:value-type="float">
            <text:p>-5.26198505157266</text:p>
          </table:table-cell>
          <table:table-cell table:formula="of:=[.$G$43]*LN([.D59])" office:value-type="float" office:value="-0.0158550060952141" calcext:value-type="float">
            <text:p>-0.015855006095214</text:p>
          </table:table-cell>
          <table:table-cell table:formula="of:=[.H$43]*[.$D59]^[.H$44]" office:value-type="float" office:value="-8.08103235556371" calcext:value-type="float">
            <text:p>-8.08103235556371</text:p>
          </table:table-cell>
          <table:table-cell table:formula="of:=[.I$43]*[.$D59]^[.I$44]" office:value-type="float" office:value="2.8348769844929" calcext:value-type="float">
            <text:p>2.8348769844929</text:p>
          </table:table-cell>
          <table:table-cell table:formula="of:=[.J$43]*[.$D59]^[.J$44]" office:value-type="float" office:value="-0.0000000427472055067326" calcext:value-type="float">
            <text:p>-4.27472055067326E-08</text:p>
          </table:table-cell>
          <table:table-cell table:formula="of:=SUM([.G59:.J59])" office:value-type="float" office:value="-5.26201041991323" calcext:value-type="float">
            <text:p>-5.26201041991323</text:p>
          </table:table-cell>
          <table:table-cell table:formula="of:=[.K59]-[.F59]" office:value-type="float" office:value="-0.0000253683405704308" calcext:value-type="float">
            <text:p>-2.53683405704308E-05</text:p>
          </table:table-cell>
          <table:table-cell table:number-columns-repeated="1012"/>
        </table:table-row>
        <table:table-row table:style-name="ro2">
          <table:table-cell/>
          <table:table-cell table:formula="of:=[.C60]-[.E60]" office:value-type="float" office:value="-0.0000000924525722150946" calcext:value-type="float">
            <text:p>-9.24525722150946E-08</text:p>
          </table:table-cell>
          <table:table-cell table:formula="of:=EXP([.K60])" office:value-type="float" office:value="0.00499564354742779" calcext:value-type="float">
            <text:p>0.004995643547428</text:p>
          </table:table-cell>
          <table:table-cell table:formula="of:=[.B11]" office:value-type="float" office:value="763.15" calcext:value-type="float">
            <text:p>763.15</text:p>
          </table:table-cell>
          <table:table-cell table:formula="of:=[.F11]" office:value-type="float" office:value="0.004995736" calcext:value-type="float">
            <text:p>0.004995736</text:p>
          </table:table-cell>
          <table:table-cell table:formula="of:=LN([.E60])" office:value-type="float" office:value="-5.29917053038883" calcext:value-type="float">
            <text:p>-5.29917053038883</text:p>
          </table:table-cell>
          <table:table-cell table:formula="of:=[.$G$43]*LN([.D60])" office:value-type="float" office:value="-0.0158865764826259" calcext:value-type="float">
            <text:p>-0.015886576482626</text:p>
          </table:table-cell>
          <table:table-cell table:formula="of:=[.H$43]*[.$D60]^[.H$44]" office:value-type="float" office:value="-8.08103235556371" calcext:value-type="float">
            <text:p>-8.08103235556371</text:p>
          </table:table-cell>
          <table:table-cell table:formula="of:=[.I$43]*[.$D60]^[.I$44]" office:value-type="float" office:value="2.79772993627836" calcext:value-type="float">
            <text:p>2.79772993627836</text:p>
          </table:table-cell>
          <table:table-cell table:formula="of:=[.J$43]*[.$D60]^[.J$44]" office:value-type="float" office:value="-0.0000000410887041425198" calcext:value-type="float">
            <text:p>-4.10887041425198E-08</text:p>
          </table:table-cell>
          <table:table-cell table:formula="of:=SUM([.G60:.J60])" office:value-type="float" office:value="-5.29918903685668" calcext:value-type="float">
            <text:p>-5.29918903685668</text:p>
          </table:table-cell>
          <table:table-cell table:formula="of:=[.K60]-[.F60]" office:value-type="float" office:value="-0.0000185064678559499" calcext:value-type="float">
            <text:p>-1.85064678559499E-05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table:formula="of:=[.C61]-[.E61]" office:value-type="float" office:value="-0.0000000588943550611926" calcext:value-type="float">
            <text:p>-5.88943550611926E-08</text:p>
          </table:table-cell>
          <table:table-cell table:style-name="ce2" table:formula="of:=EXP([.K61])" office:value-type="float" office:value="0.00481795210564494" calcext:value-type="float">
            <text:p>0.004817952105645</text:p>
          </table:table-cell>
          <table:table-cell table:style-name="ce5" table:formula="of:=[.B12]" office:value-type="float" office:value="773.15" calcext:value-type="float">
            <text:p>773.15</text:p>
          </table:table-cell>
          <table:table-cell table:style-name="ce2" table:formula="of:=[.F12]" office:value-type="float" office:value="0.004818011" calcext:value-type="float">
            <text:p>0.004818011</text:p>
          </table:table-cell>
          <table:table-cell table:style-name="ce2" table:formula="of:=LN([.E61])" office:value-type="float" office:value="-5.33539409168704" calcext:value-type="float">
            <text:p>-5.33539409168704</text:p>
          </table:table-cell>
          <table:table-cell table:style-name="ce2" table:formula="of:=[.$G$43]*LN([.D61])" office:value-type="float" office:value="-0.015917735865871" calcext:value-type="float">
            <text:p>-0.015917735865871</text:p>
          </table:table-cell>
          <table:table-cell table:style-name="ce2" table:formula="of:=[.H$43]*[.$D61]^[.H$44]" office:value-type="float" office:value="-8.08103235556371" calcext:value-type="float">
            <text:p>-8.08103235556371</text:p>
          </table:table-cell>
          <table:table-cell table:style-name="ce2" table:formula="of:=[.I$43]*[.$D61]^[.I$44]" office:value-type="float" office:value="2.76154381539265" calcext:value-type="float">
            <text:p>2.76154381539265</text:p>
          </table:table-cell>
          <table:table-cell table:style-name="ce2" table:formula="of:=[.J$43]*[.$D61]^[.J$44]" office:value-type="float" office:value="-0.0000000395149002250601" calcext:value-type="float">
            <text:p>-3.95149002250601E-08</text:p>
          </table:table-cell>
          <table:table-cell table:style-name="ce2" table:formula="of:=SUM([.G61:.J61])" office:value-type="float" office:value="-5.33540631555183" calcext:value-type="float">
            <text:p>-5.33540631555183</text:p>
          </table:table-cell>
          <table:table-cell table:style-name="ce2" table:formula="of:=[.K61]-[.F61]" office:value-type="float" office:value="-0.0000122238647897177" calcext:value-type="float">
            <text:p>-1.22238647897177E-05</text:p>
          </table:table-cell>
          <table:table-cell table:style-name="ce2" table:number-columns-repeated="1012"/>
        </table:table-row>
        <table:table-row table:style-name="ro2">
          <table:table-cell/>
          <table:table-cell table:formula="of:=[.C62]-[.E62]" office:value-type="float" office:value="-0.0000000301472260783725" calcext:value-type="float">
            <text:p>-3.01472260783725E-08</text:p>
          </table:table-cell>
          <table:table-cell table:formula="of:=EXP([.K62])" office:value-type="float" office:value="0.00465087885277392" calcext:value-type="float">
            <text:p>0.004650878852774</text:p>
          </table:table-cell>
          <table:table-cell table:formula="of:=[.B13]" office:value-type="float" office:value="783.15" calcext:value-type="float">
            <text:p>783.15</text:p>
          </table:table-cell>
          <table:table-cell table:formula="of:=[.F13]" office:value-type="float" office:value="0.004650909" calcext:value-type="float">
            <text:p>0.004650909</text:p>
          </table:table-cell>
          <table:table-cell table:formula="of:=LN([.E62])" office:value-type="float" office:value="-5.37069259461639" calcext:value-type="float">
            <text:p>-5.37069259461639</text:p>
          </table:table-cell>
          <table:table-cell table:formula="of:=[.$G$43]*LN([.D62])" office:value-type="float" office:value="-0.0159484948090145" calcext:value-type="float">
            <text:p>-0.015948494809015</text:p>
          </table:table-cell>
          <table:table-cell table:formula="of:=[.H$43]*[.$D62]^[.H$44]" office:value-type="float" office:value="-8.08103235556371" calcext:value-type="float">
            <text:p>-8.08103235556371</text:p>
          </table:table-cell>
          <table:table-cell table:formula="of:=[.I$43]*[.$D62]^[.I$44]" office:value-type="float" office:value="2.72628181174849" calcext:value-type="float">
            <text:p>2.72628181174849</text:p>
          </table:table-cell>
          <table:table-cell table:formula="of:=[.J$43]*[.$D62]^[.J$44]" office:value-type="float" office:value="-0.0000000380204553224441" calcext:value-type="float">
            <text:p>-3.80204553224441E-08</text:p>
          </table:table-cell>
          <table:table-cell table:formula="of:=SUM([.G62:.J62])" office:value-type="float" office:value="-5.37069907664469" calcext:value-type="float">
            <text:p>-5.37069907664469</text:p>
          </table:table-cell>
          <table:table-cell table:formula="of:=[.K62]-[.F62]" office:value-type="float" office:value="-0.00000648202830610956" calcext:value-type="float">
            <text:p>-6.48202830610956E-06</text:p>
          </table:table-cell>
          <table:table-cell table:number-columns-repeated="1012"/>
        </table:table-row>
        <table:table-row table:style-name="ro2">
          <table:table-cell/>
          <table:table-cell table:formula="of:=[.C63]-[.E63]" office:value-type="float" office:value="-0.00000000524507837683375" calcext:value-type="float">
            <text:p>-5.24507837683375E-09</text:p>
          </table:table-cell>
          <table:table-cell table:formula="of:=EXP([.K63])" office:value-type="float" office:value="0.00449359475492162" calcext:value-type="float">
            <text:p>0.004493594754922</text:p>
          </table:table-cell>
          <table:table-cell table:formula="of:=[.B14]" office:value-type="float" office:value="793.15" calcext:value-type="float">
            <text:p>793.15</text:p>
          </table:table-cell>
          <table:table-cell table:formula="of:=[.F14]" office:value-type="float" office:value="0.0044936" calcext:value-type="float">
            <text:p>0.0044936</text:p>
          </table:table-cell>
          <table:table-cell table:formula="of:=LN([.E63])" office:value-type="float" office:value="-5.40510111674605" calcext:value-type="float">
            <text:p>-5.40510111674605</text:p>
          </table:table-cell>
          <table:table-cell table:formula="of:=[.$G$43]*LN([.D63])" office:value-type="float" office:value="-0.0159788634739906" calcext:value-type="float">
            <text:p>-0.015978863473991</text:p>
          </table:table-cell>
          <table:table-cell table:formula="of:=[.H$43]*[.$D63]^[.H$44]" office:value-type="float" office:value="-8.08103235556371" calcext:value-type="float">
            <text:p>-8.08103235556371</text:p>
          </table:table-cell>
          <table:table-cell table:formula="of:=[.I$43]*[.$D63]^[.I$44]" office:value-type="float" office:value="2.69190897165836" calcext:value-type="float">
            <text:p>2.69190897165836</text:p>
          </table:table-cell>
          <table:table-cell table:formula="of:=[.J$43]*[.$D63]^[.J$44]" office:value-type="float" office:value="-0.0000000366004297398991" calcext:value-type="float">
            <text:p>-3.66004297398991E-08</text:p>
          </table:table-cell>
          <table:table-cell table:formula="of:=SUM([.G63:.J63])" office:value-type="float" office:value="-5.40510228397977" calcext:value-type="float">
            <text:p>-5.40510228397977</text:p>
          </table:table-cell>
          <table:table-cell table:formula="of:=[.K63]-[.F63]" office:value-type="float" office:value="-0.00000116723371856864" calcext:value-type="float">
            <text:p>-1.16723371856864E-06</text:p>
          </table:table-cell>
          <table:table-cell table:number-columns-repeated="1012"/>
        </table:table-row>
        <table:table-row table:style-name="ro2">
          <table:table-cell/>
          <table:table-cell table:formula="of:=[.C64]-[.E64]" office:value-type="float" office:value="0.0000000161785543217538" calcext:value-type="float">
            <text:p>1.61785543217538E-08</text:p>
          </table:table-cell>
          <table:table-cell table:formula="of:=EXP([.K64])" office:value-type="float" office:value="0.00434534917855432" calcext:value-type="float">
            <text:p>0.004345349178554</text:p>
          </table:table-cell>
          <table:table-cell table:formula="of:=[.B15]" office:value-type="float" office:value="803.15" calcext:value-type="float">
            <text:p>803.15</text:p>
          </table:table-cell>
          <table:table-cell table:formula="of:=[.F15]" office:value-type="float" office:value="0.004345333" calcext:value-type="float">
            <text:p>0.004345333</text:p>
          </table:table-cell>
          <table:table-cell table:formula="of:=LN([.E64])" office:value-type="float" office:value="-5.43865288338558" calcext:value-type="float">
            <text:p>-5.43865288338558</text:p>
          </table:table-cell>
          <table:table-cell table:formula="of:=[.$G$43]*LN([.D64])" office:value-type="float" office:value="-0.0160088516407576" calcext:value-type="float">
            <text:p>-0.016008851640758</text:p>
          </table:table-cell>
          <table:table-cell table:formula="of:=[.H$43]*[.$D64]^[.H$44]" office:value-type="float" office:value="-8.08103235556371" calcext:value-type="float">
            <text:p>-8.08103235556371</text:p>
          </table:table-cell>
          <table:table-cell table:formula="of:=[.I$43]*[.$D64]^[.I$44]" office:value-type="float" office:value="2.65839208226462" calcext:value-type="float">
            <text:p>2.65839208226462</text:p>
          </table:table-cell>
          <table:table-cell table:formula="of:=[.J$43]*[.$D64]^[.J$44]" office:value-type="float" office:value="-0.0000000352502482017454" calcext:value-type="float">
            <text:p>-3.52502482017454E-08</text:p>
          </table:table-cell>
          <table:table-cell table:formula="of:=SUM([.G64:.J64])" office:value-type="float" office:value="-5.4386491601901" calcext:value-type="float">
            <text:p>-5.4386491601901</text:p>
          </table:table-cell>
          <table:table-cell table:formula="of:=[.K64]-[.F64]" office:value-type="float" office:value="0.00000372319548436195" calcext:value-type="float">
            <text:p>3.72319548436195E-06</text:p>
          </table:table-cell>
          <table:table-cell table:number-columns-repeated="1012"/>
        </table:table-row>
        <table:table-row table:style-name="ro2">
          <table:table-cell/>
          <table:table-cell table:formula="of:=[.C65]-[.E65]" office:value-type="float" office:value="0.000000033279312585191" calcext:value-type="float">
            <text:p>3.3279312585191E-08</text:p>
          </table:table-cell>
          <table:table-cell table:formula="of:=EXP([.K65])" office:value-type="float" office:value="0.00420546127931259" calcext:value-type="float">
            <text:p>0.004205461279313</text:p>
          </table:table-cell>
          <table:table-cell table:formula="of:=[.B16]" office:value-type="float" office:value="813.15" calcext:value-type="float">
            <text:p>813.15</text:p>
          </table:table-cell>
          <table:table-cell table:formula="of:=[.F16]" office:value-type="float" office:value="0.004205428" calcext:value-type="float">
            <text:p>0.004205428</text:p>
          </table:table-cell>
          <table:table-cell table:formula="of:=LN([.E65])" office:value-type="float" office:value="-5.47137920714586" calcext:value-type="float">
            <text:p>-5.47137920714586</text:p>
          </table:table-cell>
          <table:table-cell table:formula="of:=[.$G$43]*LN([.D65])" office:value-type="float" office:value="-0.0160384687262048" calcext:value-type="float">
            <text:p>-0.016038468726205</text:p>
          </table:table-cell>
          <table:table-cell table:formula="of:=[.H$43]*[.$D65]^[.H$44]" office:value-type="float" office:value="-8.08103235556371" calcext:value-type="float">
            <text:p>-8.08103235556371</text:p>
          </table:table-cell>
          <table:table-cell table:formula="of:=[.I$43]*[.$D65]^[.I$44]" office:value-type="float" office:value="2.62569956449712" calcext:value-type="float">
            <text:p>2.62569956449712</text:p>
          </table:table-cell>
          <table:table-cell table:formula="of:=[.J$43]*[.$D65]^[.J$44]" office:value-type="float" office:value="-0.0000000339656688678658" calcext:value-type="float">
            <text:p>-3.39656688678658E-08</text:p>
          </table:table-cell>
          <table:table-cell table:formula="of:=SUM([.G65:.J65])" office:value-type="float" office:value="-5.47137129375847" calcext:value-type="float">
            <text:p>-5.47137129375847</text:p>
          </table:table-cell>
          <table:table-cell table:formula="of:=[.K65]-[.F65]" office:value-type="float" office:value="0.00000791338739070113" calcext:value-type="float">
            <text:p>7.91338739070113E-06</text:p>
          </table:table-cell>
          <table:table-cell table:number-columns-repeated="1012"/>
        </table:table-row>
        <table:table-row table:style-name="ro2">
          <table:table-cell/>
          <table:table-cell table:formula="of:=[.C66]-[.E66]" office:value-type="float" office:value="0.0000000474601264512445" calcext:value-type="float">
            <text:p>4.74601264512445E-08</text:p>
          </table:table-cell>
          <table:table-cell table:formula="of:=EXP([.K66])" office:value-type="float" office:value="0.00407331246012645" calcext:value-type="float">
            <text:p>0.004073312460126</text:p>
          </table:table-cell>
          <table:table-cell table:formula="of:=[.B17]" office:value-type="float" office:value="823.15" calcext:value-type="float">
            <text:p>823.15</text:p>
          </table:table-cell>
          <table:table-cell table:formula="of:=[.F17]" office:value-type="float" office:value="0.004073265" calcext:value-type="float">
            <text:p>0.004073265</text:p>
          </table:table-cell>
          <table:table-cell table:formula="of:=LN([.E66])" office:value-type="float" office:value="-5.50331038982493" calcext:value-type="float">
            <text:p>-5.50331038982493</text:p>
          </table:table-cell>
          <table:table-cell table:formula="of:=[.$G$43]*LN([.D66])" office:value-type="float" office:value="-0.0160677238019048" calcext:value-type="float">
            <text:p>-0.016067723801905</text:p>
          </table:table-cell>
          <table:table-cell table:formula="of:=[.H$43]*[.$D66]^[.H$44]" office:value-type="float" office:value="-8.08103235556371" calcext:value-type="float">
            <text:p>-8.08103235556371</text:p>
          </table:table-cell>
          <table:table-cell table:formula="of:=[.I$43]*[.$D66]^[.I$44]" office:value-type="float" office:value="2.59380137383324" calcext:value-type="float">
            <text:p>2.59380137383324</text:p>
          </table:table-cell>
          <table:table-cell table:formula="of:=[.J$43]*[.$D66]^[.J$44]" office:value-type="float" office:value="-0.0000000327427553245734" calcext:value-type="float">
            <text:p>-3.27427553245734E-08</text:p>
          </table:table-cell>
          <table:table-cell table:formula="of:=SUM([.G66:.J66])" office:value-type="float" office:value="-5.50329873827514" calcext:value-type="float">
            <text:p>-5.50329873827514</text:p>
          </table:table-cell>
          <table:table-cell table:formula="of:=[.K66]-[.F66]" office:value-type="float" office:value="0.0000116515497907699" calcext:value-type="float">
            <text:p>1.16515497907699E-05</text:p>
          </table:table-cell>
          <table:table-cell table:number-columns-repeated="1012"/>
        </table:table-row>
        <table:table-row table:style-name="ro2">
          <table:table-cell/>
          <table:table-cell table:formula="of:=[.C67]-[.E67]" office:value-type="float" office:value="0.0000000597513225650964" calcext:value-type="float">
            <text:p>5.97513225650964E-08</text:p>
          </table:table-cell>
          <table:table-cell table:formula="of:=EXP([.K67])" office:value-type="float" office:value="0.00394833975132257" calcext:value-type="float">
            <text:p>0.003948339751323</text:p>
          </table:table-cell>
          <table:table-cell table:formula="of:=[.B18]" office:value-type="float" office:value="833.15" calcext:value-type="float">
            <text:p>833.15</text:p>
          </table:table-cell>
          <table:table-cell table:formula="of:=[.F18]" office:value-type="float" office:value="0.00394828" calcext:value-type="float">
            <text:p>0.00394828</text:p>
          </table:table-cell>
          <table:table-cell table:formula="of:=LN([.E67])" office:value-type="float" office:value="-5.53447523793993" calcext:value-type="float">
            <text:p>-5.53447523793993</text:p>
          </table:table-cell>
          <table:table-cell table:formula="of:=[.$G$43]*LN([.D67])" office:value-type="float" office:value="-0.0160966256107931" calcext:value-type="float">
            <text:p>-0.016096625610793</text:p>
          </table:table-cell>
          <table:table-cell table:formula="of:=[.H$43]*[.$D67]^[.H$44]" office:value-type="float" office:value="-8.08103235556371" calcext:value-type="float">
            <text:p>-8.08103235556371</text:p>
          </table:table-cell>
          <table:table-cell table:formula="of:=[.I$43]*[.$D67]^[.I$44]" office:value-type="float" office:value="2.5626689082048" calcext:value-type="float">
            <text:p>2.5626689082048</text:p>
          </table:table-cell>
          <table:table-cell table:formula="of:=[.J$43]*[.$D67]^[.J$44]" office:value-type="float" office:value="-0.0000000315778512324605" calcext:value-type="float">
            <text:p>-3.15778512324605E-08</text:p>
          </table:table-cell>
          <table:table-cell table:formula="of:=SUM([.G67:.J67])" office:value-type="float" office:value="-5.53446010454756" calcext:value-type="float">
            <text:p>-5.53446010454756</text:p>
          </table:table-cell>
          <table:table-cell table:formula="of:=[.K67]-[.F67]" office:value-type="float" office:value="0.0000151333923747998" calcext:value-type="float">
            <text:p>1.51333923747998E-05</text:p>
          </table:table-cell>
          <table:table-cell table:number-columns-repeated="1012"/>
        </table:table-row>
        <table:table-row table:style-name="ro2">
          <table:table-cell/>
          <table:table-cell table:formula="of:=[.C68]-[.E68]" office:value-type="float" office:value="0.0000000689876152116034" calcext:value-type="float">
            <text:p>6.89876152116034E-08</text:p>
          </table:table-cell>
          <table:table-cell table:formula="of:=EXP([.K68])" office:value-type="float" office:value="0.00383002998761521" calcext:value-type="float">
            <text:p>0.003830029987615</text:p>
          </table:table-cell>
          <table:table-cell table:formula="of:=[.B19]" office:value-type="float" office:value="843.15" calcext:value-type="float">
            <text:p>843.15</text:p>
          </table:table-cell>
          <table:table-cell table:formula="of:=[.F19]" office:value-type="float" office:value="0.003829961" calcext:value-type="float">
            <text:p>0.003829961</text:p>
          </table:table-cell>
          <table:table-cell table:formula="of:=LN([.E68])" office:value-type="float" office:value="-5.56490065860905" calcext:value-type="float">
            <text:p>-5.56490065860905</text:p>
          </table:table-cell>
          <table:table-cell table:formula="of:=[.$G$43]*LN([.D68])" office:value-type="float" office:value="-0.0161251825828534" calcext:value-type="float">
            <text:p>-0.016125182582853</text:p>
          </table:table-cell>
          <table:table-cell table:formula="of:=[.H$43]*[.$D68]^[.H$44]" office:value-type="float" office:value="-8.08103235556371" calcext:value-type="float">
            <text:p>-8.08103235556371</text:p>
          </table:table-cell>
          <table:table-cell table:formula="of:=[.I$43]*[.$D68]^[.I$44]" office:value-type="float" office:value="2.53227492245844" calcext:value-type="float">
            <text:p>2.53227492245844</text:p>
          </table:table-cell>
          <table:table-cell table:formula="of:=[.J$43]*[.$D68]^[.J$44]" office:value-type="float" office:value="-0.000000030467557351009" calcext:value-type="float">
            <text:p>-3.0467557351009E-08</text:p>
          </table:table-cell>
          <table:table-cell table:formula="of:=SUM([.G68:.J68])" office:value-type="float" office:value="-5.56488264615569" calcext:value-type="float">
            <text:p>-5.56488264615569</text:p>
          </table:table-cell>
          <table:table-cell table:formula="of:=[.K68]-[.F68]" office:value-type="float" office:value="0.0000180124533635251" calcext:value-type="float">
            <text:p>1.80124533635251E-05</text:p>
          </table:table-cell>
          <table:table-cell table:number-columns-repeated="1012"/>
        </table:table-row>
        <table:table-row table:style-name="ro2">
          <table:table-cell/>
          <table:table-cell table:formula="of:=[.C69]-[.E69]" office:value-type="float" office:value="0.0000000766754532700344" calcext:value-type="float">
            <text:p>7.66754532700344E-08</text:p>
          </table:table-cell>
          <table:table-cell table:formula="of:=EXP([.K69])" office:value-type="float" office:value="0.00371791467545327" calcext:value-type="float">
            <text:p>0.003717914675453</text:p>
          </table:table-cell>
          <table:table-cell table:formula="of:=[.B20]" office:value-type="float" office:value="853.15" calcext:value-type="float">
            <text:p>853.15</text:p>
          </table:table-cell>
          <table:table-cell table:formula="of:=[.F20]" office:value-type="float" office:value="0.003717838" calcext:value-type="float">
            <text:p>0.003717838</text:p>
          </table:table-cell>
          <table:table-cell table:formula="of:=LN([.E69])" office:value-type="float" office:value="-5.59461296244497" calcext:value-type="float">
            <text:p>-5.59461296244497</text:p>
          </table:table-cell>
          <table:table-cell table:formula="of:=[.$G$43]*LN([.D69])" office:value-type="float" office:value="-0.0161534028498773" calcext:value-type="float">
            <text:p>-0.016153402849877</text:p>
          </table:table-cell>
          <table:table-cell table:formula="of:=[.H$43]*[.$D69]^[.H$44]" office:value-type="float" office:value="-8.08103235556371" calcext:value-type="float">
            <text:p>-8.08103235556371</text:p>
          </table:table-cell>
          <table:table-cell table:formula="of:=[.I$43]*[.$D69]^[.I$44]" office:value-type="float" office:value="2.50259344883178" calcext:value-type="float">
            <text:p>2.50259344883178</text:p>
          </table:table-cell>
          <table:table-cell table:formula="of:=[.J$43]*[.$D69]^[.J$44]" office:value-type="float" office:value="-0.0000000294087106921959" calcext:value-type="float">
            <text:p>-2.94087106921959E-08</text:p>
          </table:table-cell>
          <table:table-cell table:formula="of:=SUM([.G69:.J69])" office:value-type="float" office:value="-5.59459233899052" calcext:value-type="float">
            <text:p>-5.59459233899052</text:p>
          </table:table-cell>
          <table:table-cell table:formula="of:=[.K69]-[.F69]" office:value-type="float" office:value="0.0000206234544419814" calcext:value-type="float">
            <text:p>2.06234544419814E-05</text:p>
          </table:table-cell>
          <table:table-cell table:number-columns-repeated="1012"/>
        </table:table-row>
        <table:table-row table:style-name="ro2">
          <table:table-cell/>
          <table:table-cell table:formula="of:=[.C70]-[.E70]" office:value-type="float" office:value="0.0000000814597873543231" calcext:value-type="float">
            <text:p>8.14597873543231E-08</text:p>
          </table:table-cell>
          <table:table-cell table:formula="of:=EXP([.K70])" office:value-type="float" office:value="0.00361156545978735" calcext:value-type="float">
            <text:p>0.003611565459787</text:p>
          </table:table-cell>
          <table:table-cell table:formula="of:=[.B21]" office:value-type="float" office:value="863.15" calcext:value-type="float">
            <text:p>863.15</text:p>
          </table:table-cell>
          <table:table-cell table:formula="of:=[.F21]" office:value-type="float" office:value="0.003611484" calcext:value-type="float">
            <text:p>0.003611484</text:p>
          </table:table-cell>
          <table:table-cell table:formula="of:=LN([.E70])" office:value-type="float" office:value="-5.62363651077531" calcext:value-type="float">
            <text:p>-5.62363651077531</text:p>
          </table:table-cell>
          <table:table-cell table:formula="of:=[.$G$43]*LN([.D70])" office:value-type="float" office:value="-0.0161812942593648" calcext:value-type="float">
            <text:p>-0.016181294259365</text:p>
          </table:table-cell>
          <table:table-cell table:formula="of:=[.H$43]*[.$D70]^[.H$44]" office:value-type="float" office:value="-8.08103235556371" calcext:value-type="float">
            <text:p>-8.08103235556371</text:p>
          </table:table-cell>
          <table:table-cell table:formula="of:=[.I$43]*[.$D70]^[.I$44]" office:value-type="float" office:value="2.47359972295758" calcext:value-type="float">
            <text:p>2.47359972295758</text:p>
          </table:table-cell>
          <table:table-cell table:formula="of:=[.J$43]*[.$D70]^[.J$44]" office:value-type="float" office:value="-0.0000000283983655837006" calcext:value-type="float">
            <text:p>-2.83983655837006E-08</text:p>
          </table:table-cell>
          <table:table-cell table:formula="of:=SUM([.G70:.J70])" office:value-type="float" office:value="-5.62361395526387" calcext:value-type="float">
            <text:p>-5.62361395526387</text:p>
          </table:table-cell>
          <table:table-cell table:formula="of:=[.K70]-[.F70]" office:value-type="float" office:value="0.0000225555114390374" calcext:value-type="float">
            <text:p>2.25555114390374E-05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table:formula="of:=[.C71]-[.E71]" office:value-type="float" office:value="0.0000000861124423000986" calcext:value-type="float">
            <text:p>8.61124423000986E-08</text:p>
          </table:table-cell>
          <table:table-cell table:style-name="ce2" table:formula="of:=EXP([.K71])" office:value-type="float" office:value="0.0035105901124423" calcext:value-type="float">
            <text:p>0.003510590112442</text:p>
          </table:table-cell>
          <table:table-cell table:style-name="ce5" table:formula="of:=[.B22]" office:value-type="float" office:value="873.15" calcext:value-type="float">
            <text:p>873.15</text:p>
          </table:table-cell>
          <table:table-cell table:style-name="ce2" table:formula="of:=[.F22]" office:value-type="float" office:value="0.003510504" calcext:value-type="float">
            <text:p>0.003510504</text:p>
          </table:table-cell>
          <table:table-cell table:style-name="ce2" table:formula="of:=LN([.E71])" office:value-type="float" office:value="-5.65199566206879" calcext:value-type="float">
            <text:p>-5.65199566206879</text:p>
          </table:table-cell>
          <table:table-cell table:style-name="ce2" table:formula="of:=[.$G$43]*LN([.D71])" office:value-type="float" office:value="-0.0162088643876235" calcext:value-type="float">
            <text:p>-0.016208864387624</text:p>
          </table:table-cell>
          <table:table-cell table:style-name="ce2" table:formula="of:=[.H$43]*[.$D71]^[.H$44]" office:value-type="float" office:value="-8.08103235556371" calcext:value-type="float">
            <text:p>-8.08103235556371</text:p>
          </table:table-cell>
          <table:table-cell table:style-name="ce2" table:formula="of:=[.I$43]*[.$D71]^[.I$44]" office:value-type="float" office:value="2.44527011495256" calcext:value-type="float">
            <text:p>2.44527011495256</text:p>
          </table:table-cell>
          <table:table-cell table:style-name="ce2" table:formula="of:=[.J$43]*[.$D71]^[.J$44]" office:value-type="float" office:value="-0.0000000274337764471514" calcext:value-type="float">
            <text:p>-2.74337764471514E-08</text:p>
          </table:table-cell>
          <table:table-cell table:style-name="ce2" table:formula="of:=SUM([.G71:.J71])" office:value-type="float" office:value="-5.65197113243255" calcext:value-type="float">
            <text:p>-5.65197113243255</text:p>
          </table:table-cell>
          <table:table-cell table:style-name="ce2" table:formula="of:=[.K71]-[.F71]" office:value-type="float" office:value="0.0000245296362431091" calcext:value-type="float">
            <text:p>2.45296362431091E-05</text:p>
          </table:table-cell>
          <table:table-cell table:style-name="ce2" table:number-columns-repeated="1012"/>
        </table:table-row>
        <table:table-row table:style-name="ro2">
          <table:table-cell/>
          <table:table-cell table:formula="of:=[.C72]-[.E72]" office:value-type="float" office:value="0.0000000879753496909469" calcext:value-type="float">
            <text:p>8.79753496909469E-08</text:p>
          </table:table-cell>
          <table:table-cell table:formula="of:=EXP([.K72])" office:value-type="float" office:value="0.00341462897534969" calcext:value-type="float">
            <text:p>0.00341462897535</text:p>
          </table:table-cell>
          <table:table-cell table:formula="of:=[.B23]" office:value-type="float" office:value="883.15" calcext:value-type="float">
            <text:p>883.15</text:p>
          </table:table-cell>
          <table:table-cell table:formula="of:=[.F23]" office:value-type="float" office:value="0.003414541" calcext:value-type="float">
            <text:p>0.003414541</text:p>
          </table:table-cell>
          <table:table-cell table:formula="of:=LN([.E72])" office:value-type="float" office:value="-5.67971220202064" calcext:value-type="float">
            <text:p>-5.67971220202064</text:p>
          </table:table-cell>
          <table:table-cell table:formula="of:=[.$G$43]*LN([.D72])" office:value-type="float" office:value="-0.0162361205521223" calcext:value-type="float">
            <text:p>-0.016236120552122</text:p>
          </table:table-cell>
          <table:table-cell table:formula="of:=[.H$43]*[.$D72]^[.H$44]" office:value-type="float" office:value="-8.08103235556371" calcext:value-type="float">
            <text:p>-8.08103235556371</text:p>
          </table:table-cell>
          <table:table-cell table:formula="of:=[.I$43]*[.$D72]^[.I$44]" office:value-type="float" office:value="2.41758206518806" calcext:value-type="float">
            <text:p>2.41758206518806</text:p>
          </table:table-cell>
          <table:table-cell table:formula="of:=[.J$43]*[.$D72]^[.J$44]" office:value-type="float" office:value="-0.0000000265123821186327" calcext:value-type="float">
            <text:p>-2.65123821186327E-08</text:p>
          </table:table-cell>
          <table:table-cell table:formula="of:=SUM([.G72:.J72])" office:value-type="float" office:value="-5.67968643744016" calcext:value-type="float">
            <text:p>-5.67968643744016</text:p>
          </table:table-cell>
          <table:table-cell table:formula="of:=[.K72]-[.F72]" office:value-type="float" office:value="0.0000257645804726536" calcext:value-type="float">
            <text:p>2.57645804726536E-05</text:p>
          </table:table-cell>
          <table:table-cell table:number-columns-repeated="1012"/>
        </table:table-row>
        <table:table-row table:style-name="ro2">
          <table:table-cell/>
          <table:table-cell table:formula="of:=[.C73]-[.E73]" office:value-type="float" office:value="0.0000000898012582502793" calcext:value-type="float">
            <text:p>8.98012582502793E-08</text:p>
          </table:table-cell>
          <table:table-cell table:formula="of:=EXP([.K73])" office:value-type="float" office:value="0.00332335180125825" calcext:value-type="float">
            <text:p>0.003323351801258</text:p>
          </table:table-cell>
          <table:table-cell table:formula="of:=[.B24]" office:value-type="float" office:value="893.15" calcext:value-type="float">
            <text:p>893.15</text:p>
          </table:table-cell>
          <table:table-cell table:formula="of:=[.F24]" office:value-type="float" office:value="0.003323262" calcext:value-type="float">
            <text:p>0.003323262</text:p>
          </table:table-cell>
          <table:table-cell table:formula="of:=LN([.E73])" office:value-type="float" office:value="-5.70680844830004" calcext:value-type="float">
            <text:p>-5.70680844830004</text:p>
          </table:table-cell>
          <table:table-cell table:formula="of:=[.$G$43]*LN([.D73])" office:value-type="float" office:value="-0.0162630698231494" calcext:value-type="float">
            <text:p>-0.01626306982315</text:p>
          </table:table-cell>
          <table:table-cell table:formula="of:=[.H$43]*[.$D73]^[.H$44]" office:value-type="float" office:value="-8.08103235556371" calcext:value-type="float">
            <text:p>-8.08103235556371</text:p>
          </table:table-cell>
          <table:table-cell table:formula="of:=[.I$43]*[.$D73]^[.I$44]" office:value-type="float" office:value="2.39051402437534" calcext:value-type="float">
            <text:p>2.39051402437534</text:p>
          </table:table-cell>
          <table:table-cell table:formula="of:=[.J$43]*[.$D73]^[.J$44]" office:value-type="float" office:value="-0.0000000256317915577953" calcext:value-type="float">
            <text:p>-2.56317915577953E-08</text:p>
          </table:table-cell>
          <table:table-cell table:formula="of:=SUM([.G73:.J73])" office:value-type="float" office:value="-5.70678142664332" calcext:value-type="float">
            <text:p>-5.70678142664332</text:p>
          </table:table-cell>
          <table:table-cell table:formula="of:=[.K73]-[.F73]" office:value-type="float" office:value="0.0000270216567237469" calcext:value-type="float">
            <text:p>2.70216567237469E-05</text:p>
          </table:table-cell>
          <table:table-cell table:number-columns-repeated="1012"/>
        </table:table-row>
        <table:table-row table:style-name="ro2">
          <table:table-cell/>
          <table:table-cell table:formula="of:=[.C74]-[.E74]" office:value-type="float" office:value="0.0000000899424786220474" calcext:value-type="float">
            <text:p>8.99424786220474E-08</text:p>
          </table:table-cell>
          <table:table-cell table:formula="of:=EXP([.K74])" office:value-type="float" office:value="0.00323645494247862" calcext:value-type="float">
            <text:p>0.003236454942479</text:p>
          </table:table-cell>
          <table:table-cell table:formula="of:=[.B25]" office:value-type="float" office:value="903.15" calcext:value-type="float">
            <text:p>903.15</text:p>
          </table:table-cell>
          <table:table-cell table:formula="of:=[.F25]" office:value-type="float" office:value="0.003236365" calcext:value-type="float">
            <text:p>0.003236365</text:p>
          </table:table-cell>
          <table:table-cell table:formula="of:=LN([.E74])" office:value-type="float" office:value="-5.7333044925743" calcext:value-type="float">
            <text:p>-5.7333044925743</text:p>
          </table:table-cell>
          <table:table-cell table:formula="of:=[.$G$43]*LN([.D74])" office:value-type="float" office:value="-0.0162897190348215" calcext:value-type="float">
            <text:p>-0.016289719034822</text:p>
          </table:table-cell>
          <table:table-cell table:formula="of:=[.H$43]*[.$D74]^[.H$44]" office:value-type="float" office:value="-8.08103235556371" calcext:value-type="float">
            <text:p>-8.08103235556371</text:p>
          </table:table-cell>
          <table:table-cell table:formula="of:=[.I$43]*[.$D74]^[.I$44]" office:value-type="float" office:value="2.36404539763144" calcext:value-type="float">
            <text:p>2.36404539763144</text:p>
          </table:table-cell>
          <table:table-cell table:formula="of:=[.J$43]*[.$D74]^[.J$44]" office:value-type="float" office:value="-0.0000000247897708087408" calcext:value-type="float">
            <text:p>-2.47897708087408E-08</text:p>
          </table:table-cell>
          <table:table-cell table:formula="of:=SUM([.G74:.J74])" office:value-type="float" office:value="-5.73327670175687" calcext:value-type="float">
            <text:p>-5.73327670175687</text:p>
          </table:table-cell>
          <table:table-cell table:formula="of:=[.K74]-[.F74]" office:value-type="float" office:value="0.0000277908174268759" calcext:value-type="float">
            <text:p>2.77908174268759E-05</text:p>
          </table:table-cell>
          <table:table-cell table:number-columns-repeated="1012"/>
        </table:table-row>
        <table:table-row table:style-name="ro2">
          <table:table-cell/>
          <table:table-cell table:formula="of:=[.C75]-[.E75]" office:value-type="float" office:value="0.0000000888449669940276" calcext:value-type="float">
            <text:p>8.88449669940276E-08</text:p>
          </table:table-cell>
          <table:table-cell table:formula="of:=EXP([.K75])" office:value-type="float" office:value="0.00315365884496699" calcext:value-type="float">
            <text:p>0.003153658844967</text:p>
          </table:table-cell>
          <table:table-cell table:formula="of:=[.B26]" office:value-type="float" office:value="913.15" calcext:value-type="float">
            <text:p>913.15</text:p>
          </table:table-cell>
          <table:table-cell table:formula="of:=[.F26]" office:value-type="float" office:value="0.00315357" calcext:value-type="float">
            <text:p>0.00315357</text:p>
          </table:table-cell>
          <table:table-cell table:formula="of:=LN([.E75])" office:value-type="float" office:value="-5.75922013454866" calcext:value-type="float">
            <text:p>-5.75922013454866</text:p>
          </table:table-cell>
          <table:table-cell table:formula="of:=[.$G$43]*LN([.D75])" office:value-type="float" office:value="-0.0163160747954863" calcext:value-type="float">
            <text:p>-0.016316074795486</text:p>
          </table:table-cell>
          <table:table-cell table:formula="of:=[.H$43]*[.$D75]^[.H$44]" office:value-type="float" office:value="-8.08103235556371" calcext:value-type="float">
            <text:p>-8.08103235556371</text:p>
          </table:table-cell>
          <table:table-cell table:formula="of:=[.I$43]*[.$D75]^[.I$44]" office:value-type="float" office:value="2.33815649222015" calcext:value-type="float">
            <text:p>2.33815649222015</text:p>
          </table:table-cell>
          <table:table-cell table:formula="of:=[.J$43]*[.$D75]^[.J$44]" office:value-type="float" office:value="-0.0000000239842310906633" calcext:value-type="float">
            <text:p>-2.39842310906633E-08</text:p>
          </table:table-cell>
          <table:table-cell table:formula="of:=SUM([.G75:.J75])" office:value-type="float" office:value="-5.75919196212328" calcext:value-type="float">
            <text:p>-5.75919196212328</text:p>
          </table:table-cell>
          <table:table-cell table:formula="of:=[.K75]-[.F75]" office:value-type="float" office:value="0.0000281724253818893" calcext:value-type="float">
            <text:p>2.81724253818893E-05</text:p>
          </table:table-cell>
          <table:table-cell table:number-columns-repeated="1012"/>
        </table:table-row>
        <table:table-row table:style-name="ro2">
          <table:table-cell/>
          <table:table-cell table:formula="of:=[.C76]-[.E76]" office:value-type="float" office:value="0.0000000878108004161333" calcext:value-type="float">
            <text:p>8.78108004161333E-08</text:p>
          </table:table-cell>
          <table:table-cell table:formula="of:=EXP([.K76])" office:value-type="float" office:value="0.00307470581080042" calcext:value-type="float">
            <text:p>0.0030747058108</text:p>
          </table:table-cell>
          <table:table-cell table:formula="of:=[.B27]" office:value-type="float" office:value="923.15" calcext:value-type="float">
            <text:p>923.15</text:p>
          </table:table-cell>
          <table:table-cell table:formula="of:=[.F27]" office:value-type="float" office:value="0.003074618" calcext:value-type="float">
            <text:p>0.003074618</text:p>
          </table:table-cell>
          <table:table-cell table:formula="of:=LN([.E76])" office:value-type="float" office:value="-5.78457461308282" calcext:value-type="float">
            <text:p>-5.78457461308282</text:p>
          </table:table-cell>
          <table:table-cell table:formula="of:=[.$G$43]*LN([.D76])" office:value-type="float" office:value="-0.0163421434975592" calcext:value-type="float">
            <text:p>-0.016342143497559</text:p>
          </table:table-cell>
          <table:table-cell table:formula="of:=[.H$43]*[.$D76]^[.H$44]" office:value-type="float" office:value="-8.08103235556371" calcext:value-type="float">
            <text:p>-8.08103235556371</text:p>
          </table:table-cell>
          <table:table-cell table:formula="of:=[.I$43]*[.$D76]^[.I$44]" office:value-type="float" office:value="2.31282846868963" calcext:value-type="float">
            <text:p>2.31282846868963</text:p>
          </table:table-cell>
          <table:table-cell table:formula="of:=[.J$43]*[.$D76]^[.J$44]" office:value-type="float" office:value="-0.0000000232132179093117" calcext:value-type="float">
            <text:p>-2.32132179093117E-08</text:p>
          </table:table-cell>
          <table:table-cell table:formula="of:=SUM([.G76:.J76])" office:value-type="float" office:value="-5.78454605358486" calcext:value-type="float">
            <text:p>-5.78454605358486</text:p>
          </table:table-cell>
          <table:table-cell table:formula="of:=[.K76]-[.F76]" office:value-type="float" office:value="0.0000285594979620996" calcext:value-type="float">
            <text:p>2.85594979620996E-05</text:p>
          </table:table-cell>
          <table:table-cell table:number-columns-repeated="1012"/>
        </table:table-row>
        <table:table-row table:style-name="ro2">
          <table:table-cell/>
          <table:table-cell table:formula="of:=[.C77]-[.E77]" office:value-type="float" office:value="0.0000000849970053611038" calcext:value-type="float">
            <text:p>8.49970053611038E-08</text:p>
          </table:table-cell>
          <table:table-cell table:formula="of:=EXP([.K77])" office:value-type="float" office:value="0.00299935799700536" calcext:value-type="float">
            <text:p>0.002999357997005</text:p>
          </table:table-cell>
          <table:table-cell table:formula="of:=[.B28]" office:value-type="float" office:value="933.15" calcext:value-type="float">
            <text:p>933.15</text:p>
          </table:table-cell>
          <table:table-cell table:formula="of:=[.F28]" office:value-type="float" office:value="0.002999273" calcext:value-type="float">
            <text:p>0.002999273</text:p>
          </table:table-cell>
          <table:table-cell table:formula="of:=LN([.E77])" office:value-type="float" office:value="-5.80938535301483" calcext:value-type="float">
            <text:p>-5.80938535301483</text:p>
          </table:table-cell>
          <table:table-cell table:formula="of:=[.$G$43]*LN([.D77])" office:value-type="float" office:value="-0.0163679313268293" calcext:value-type="float">
            <text:p>-0.016367931326829</text:p>
          </table:table-cell>
          <table:table-cell table:formula="of:=[.H$43]*[.$D77]^[.H$44]" office:value-type="float" office:value="-8.08103235556371" calcext:value-type="float">
            <text:p>-8.08103235556371</text:p>
          </table:table-cell>
          <table:table-cell table:formula="of:=[.I$43]*[.$D77]^[.I$44]" office:value-type="float" office:value="2.28804329515172" calcext:value-type="float">
            <text:p>2.28804329515172</text:p>
          </table:table-cell>
          <table:table-cell table:formula="of:=[.J$43]*[.$D77]^[.J$44]" office:value-type="float" office:value="-0.0000000224749010918776" calcext:value-type="float">
            <text:p>-2.24749010918776E-08</text:p>
          </table:table-cell>
          <table:table-cell table:formula="of:=SUM([.G77:.J77])" office:value-type="float" office:value="-5.80935701421372" calcext:value-type="float">
            <text:p>-5.80935701421372</text:p>
          </table:table-cell>
          <table:table-cell table:formula="of:=[.K77]-[.F77]" office:value-type="float" office:value="0.0000283388011066421" calcext:value-type="float">
            <text:p>2.83388011066421E-05</text:p>
          </table:table-cell>
          <table:table-cell table:number-columns-repeated="1012"/>
        </table:table-row>
        <table:table-row table:style-name="ro2">
          <table:table-cell/>
          <table:table-cell table:formula="of:=[.C78]-[.E78]" office:value-type="float" office:value="0.0000000816229015869474" calcext:value-type="float">
            <text:p>8.16229015869474E-08</text:p>
          </table:table-cell>
          <table:table-cell table:formula="of:=EXP([.K78])" office:value-type="float" office:value="0.00292739562290159" calcext:value-type="float">
            <text:p>0.002927395622902</text:p>
          </table:table-cell>
          <table:table-cell table:formula="of:=[.B29]" office:value-type="float" office:value="943.15" calcext:value-type="float">
            <text:p>943.15</text:p>
          </table:table-cell>
          <table:table-cell table:formula="of:=[.F29]" office:value-type="float" office:value="0.002927314" calcext:value-type="float">
            <text:p>0.002927314</text:p>
          </table:table-cell>
          <table:table-cell table:formula="of:=LN([.E78])" office:value-type="float" office:value="-5.83366999995066" calcext:value-type="float">
            <text:p>-5.83366999995066</text:p>
          </table:table-cell>
          <table:table-cell table:formula="of:=[.$G$43]*LN([.D78])" office:value-type="float" office:value="-0.0163934442712703" calcext:value-type="float">
            <text:p>-0.01639344427127</text:p>
          </table:table-cell>
          <table:table-cell table:formula="of:=[.H$43]*[.$D78]^[.H$44]" office:value-type="float" office:value="-8.08103235556371" calcext:value-type="float">
            <text:p>-8.08103235556371</text:p>
          </table:table-cell>
          <table:table-cell table:formula="of:=[.I$43]*[.$D78]^[.I$44]" office:value-type="float" office:value="2.26378370446995" calcext:value-type="float">
            <text:p>2.26378370446995</text:p>
          </table:table-cell>
          <table:table-cell table:formula="of:=[.J$43]*[.$D78]^[.J$44]" office:value-type="float" office:value="-0.0000000217675656581329" calcext:value-type="float">
            <text:p>-2.17675656581329E-08</text:p>
          </table:table-cell>
          <table:table-cell table:formula="of:=SUM([.G78:.J78])" office:value-type="float" office:value="-5.8336421171326" calcext:value-type="float">
            <text:p>-5.8336421171326</text:p>
          </table:table-cell>
          <table:table-cell table:formula="of:=[.K78]-[.F78]" office:value-type="float" office:value="0.0000278828180553248" calcext:value-type="float">
            <text:p>2.78828180553248E-05</text:p>
          </table:table-cell>
          <table:table-cell table:number-columns-repeated="1012"/>
        </table:table-row>
        <table:table-row table:style-name="ro2">
          <table:table-cell/>
          <table:table-cell table:formula="of:=[.C79]-[.E79]" office:value-type="float" office:value="0.0000000783617259084851" calcext:value-type="float">
            <text:p>7.83617259084851E-08</text:p>
          </table:table-cell>
          <table:table-cell table:formula="of:=EXP([.K79])" office:value-type="float" office:value="0.00285861536172591" calcext:value-type="float">
            <text:p>0.002858615361726</text:p>
          </table:table-cell>
          <table:table-cell table:formula="of:=[.B30]" office:value-type="float" office:value="953.15" calcext:value-type="float">
            <text:p>953.15</text:p>
          </table:table-cell>
          <table:table-cell table:formula="of:=[.F30]" office:value-type="float" office:value="0.002858537" calcext:value-type="float">
            <text:p>0.002858537</text:p>
          </table:table-cell>
          <table:table-cell table:formula="of:=LN([.E79])" office:value-type="float" office:value="-5.85744532349235" calcext:value-type="float">
            <text:p>-5.85744532349235</text:p>
          </table:table-cell>
          <table:table-cell table:formula="of:=[.$G$43]*LN([.D79])" office:value-type="float" office:value="-0.0164186881293857" calcext:value-type="float">
            <text:p>-0.016418688129386</text:p>
          </table:table-cell>
          <table:table-cell table:formula="of:=[.H$43]*[.$D79]^[.H$44]" office:value-type="float" office:value="-8.08103235556371" calcext:value-type="float">
            <text:p>-8.08103235556371</text:p>
          </table:table-cell>
          <table:table-cell table:formula="of:=[.I$43]*[.$D79]^[.I$44]" office:value-type="float" office:value="2.2400331541424" calcext:value-type="float">
            <text:p>2.2400331541424</text:p>
          </table:table-cell>
          <table:table-cell table:formula="of:=[.J$43]*[.$D79]^[.J$44]" office:value-type="float" office:value="-0.0000000210896034496907" calcext:value-type="float">
            <text:p>-2.10896034496907E-08</text:p>
          </table:table-cell>
          <table:table-cell table:formula="of:=SUM([.G79:.J79])" office:value-type="float" office:value="-5.8574179106403" calcext:value-type="float">
            <text:p>-5.8574179106403</text:p>
          </table:table-cell>
          <table:table-cell table:formula="of:=[.K79]-[.F79]" office:value-type="float" office:value="0.0000274128520478811" calcext:value-type="float">
            <text:p>2.74128520478811E-05</text:p>
          </table:table-cell>
          <table:table-cell table:number-columns-repeated="1012"/>
        </table:table-row>
        <table:table-row table:style-name="ro2">
          <table:table-cell/>
          <table:table-cell table:formula="of:=[.C80]-[.E80]" office:value-type="float" office:value="0.0000000738953964941023" calcext:value-type="float">
            <text:p>7.38953964941023E-08</text:p>
          </table:table-cell>
          <table:table-cell table:formula="of:=EXP([.K80])" office:value-type="float" office:value="0.00279282889539649" calcext:value-type="float">
            <text:p>0.002792828895397</text:p>
          </table:table-cell>
          <table:table-cell table:formula="of:=[.B31]" office:value-type="float" office:value="963.15" calcext:value-type="float">
            <text:p>963.15</text:p>
          </table:table-cell>
          <table:table-cell table:formula="of:=[.F31]" office:value-type="float" office:value="0.002792755" calcext:value-type="float">
            <text:p>0.002792755</text:p>
          </table:table-cell>
          <table:table-cell table:formula="of:=LN([.E80])" office:value-type="float" office:value="-5.88072671516491" calcext:value-type="float">
            <text:p>-5.88072671516491</text:p>
          </table:table-cell>
          <table:table-cell table:formula="of:=[.$G$43]*LN([.D80])" office:value-type="float" office:value="-0.0164436685181191" calcext:value-type="float">
            <text:p>-0.016443668518119</text:p>
          </table:table-cell>
          <table:table-cell table:formula="of:=[.H$43]*[.$D80]^[.H$44]" office:value-type="float" office:value="-8.08103235556371" calcext:value-type="float">
            <text:p>-8.08103235556371</text:p>
          </table:table-cell>
          <table:table-cell table:formula="of:=[.I$43]*[.$D80]^[.I$44]" office:value-type="float" office:value="2.21677578868383" calcext:value-type="float">
            <text:p>2.21677578868383</text:p>
          </table:table-cell>
          <table:table-cell table:formula="of:=[.J$43]*[.$D80]^[.J$44]" office:value-type="float" office:value="-0.0000000204395054472869" calcext:value-type="float">
            <text:p>-2.04395054472869E-08</text:p>
          </table:table-cell>
          <table:table-cell table:formula="of:=SUM([.G80:.J80])" office:value-type="float" office:value="-5.88070025583751" calcext:value-type="float">
            <text:p>-5.88070025583751</text:p>
          </table:table-cell>
          <table:table-cell table:formula="of:=[.K80]-[.F80]" office:value-type="float" office:value="0.0000264593273975322" calcext:value-type="float">
            <text:p>2.64593273975322E-05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table:formula="of:=[.C81]-[.E81]" office:value-type="float" office:value="0.0000000686139445013438" calcext:value-type="float">
            <text:p>6.86139445013438E-08</text:p>
          </table:table-cell>
          <table:table-cell table:style-name="ce2" table:formula="of:=EXP([.K81])" office:value-type="float" office:value="0.0027298616139445" calcext:value-type="float">
            <text:p>0.002729861613945</text:p>
          </table:table-cell>
          <table:table-cell table:style-name="ce5" table:formula="of:=[.B32]" office:value-type="float" office:value="973.15" calcext:value-type="float">
            <text:p>973.15</text:p>
          </table:table-cell>
          <table:table-cell table:style-name="ce2" table:formula="of:=[.F32]" office:value-type="float" office:value="0.002729793" calcext:value-type="float">
            <text:p>0.002729793</text:p>
          </table:table-cell>
          <table:table-cell table:style-name="ce2" table:formula="of:=LN([.E81])" office:value-type="float" office:value="-5.90352949683589" calcext:value-type="float">
            <text:p>-5.90352949683589</text:p>
          </table:table-cell>
          <table:table-cell table:style-name="ce2" table:formula="of:=[.$G$43]*LN([.D81])" office:value-type="float" office:value="-0.0164683908803561" calcext:value-type="float">
            <text:p>-0.016468390880356</text:p>
          </table:table-cell>
          <table:table-cell table:style-name="ce2" table:formula="of:=[.H$43]*[.$D81]^[.H$44]" office:value-type="float" office:value="-8.08103235556371" calcext:value-type="float">
            <text:p>-8.08103235556371</text:p>
          </table:table-cell>
          <table:table-cell table:style-name="ce2" table:formula="of:=[.I$43]*[.$D81]^[.I$44]" office:value-type="float" office:value="2.19399640432701" calcext:value-type="float">
            <text:p>2.19399640432701</text:p>
          </table:table-cell>
          <table:table-cell table:style-name="ce2" table:formula="of:=[.J$43]*[.$D81]^[.J$44]" office:value-type="float" office:value="-0.0000000198158547131136" calcext:value-type="float">
            <text:p>-1.98158547131136E-08</text:p>
          </table:table-cell>
          <table:table-cell table:style-name="ce2" table:formula="of:=SUM([.G81:.J81])" office:value-type="float" office:value="-5.90350436193291" calcext:value-type="float">
            <text:p>-5.90350436193291</text:p>
          </table:table-cell>
          <table:table-cell table:style-name="ce2" table:formula="of:=[.K81]-[.F81]" office:value-type="float" office:value="0.0000251349029767312" calcext:value-type="float">
            <text:p>2.51349029767312E-05</text:p>
          </table:table-cell>
          <table:table-cell table:style-name="ce2" table:number-columns-repeated="1012"/>
        </table:table-row>
        <table:table-row table:style-name="ro2">
          <table:table-cell/>
          <table:table-cell table:formula="of:=[.C82]-[.E82]" office:value-type="float" office:value="0.0000000644434406905578" calcext:value-type="float">
            <text:p>6.44434406905578E-08</text:p>
          </table:table-cell>
          <table:table-cell table:formula="of:=EXP([.K82])" office:value-type="float" office:value="0.00266955144344069" calcext:value-type="float">
            <text:p>0.002669551443441</text:p>
          </table:table-cell>
          <table:table-cell table:formula="of:=[.B33]" office:value-type="float" office:value="983.15" calcext:value-type="float">
            <text:p>983.15</text:p>
          </table:table-cell>
          <table:table-cell table:formula="of:=[.F33]" office:value-type="float" office:value="0.002669487" calcext:value-type="float">
            <text:p>0.002669487</text:p>
          </table:table-cell>
          <table:table-cell table:formula="of:=LN([.E82])" office:value-type="float" office:value="-5.9258689598617" calcext:value-type="float">
            <text:p>-5.9258689598617</text:p>
          </table:table-cell>
          <table:table-cell table:formula="of:=[.$G$43]*LN([.D82])" office:value-type="float" office:value="-0.0164928604920424" calcext:value-type="float">
            <text:p>-0.016492860492042</text:p>
          </table:table-cell>
          <table:table-cell table:formula="of:=[.H$43]*[.$D82]^[.H$44]" office:value-type="float" office:value="-8.08103235556371" calcext:value-type="float">
            <text:p>-8.08103235556371</text:p>
          </table:table-cell>
          <table:table-cell table:formula="of:=[.I$43]*[.$D82]^[.I$44]" office:value-type="float" office:value="2.17168041587838" calcext:value-type="float">
            <text:p>2.17168041587838</text:p>
          </table:table-cell>
          <table:table-cell table:formula="of:=[.J$43]*[.$D82]^[.J$44]" office:value-type="float" office:value="-0.0000000192173199015681" calcext:value-type="float">
            <text:p>-1.92173199015681E-08</text:p>
          </table:table-cell>
          <table:table-cell table:formula="of:=SUM([.G82:.J82])" office:value-type="float" office:value="-5.9258448193947" calcext:value-type="float">
            <text:p>-5.9258448193947</text:p>
          </table:table-cell>
          <table:table-cell table:formula="of:=[.K82]-[.F82]" office:value-type="float" office:value="0.0000241404670058287" calcext:value-type="float">
            <text:p>2.41404670058287E-05</text:p>
          </table:table-cell>
          <table:table-cell table:number-columns-repeated="1012"/>
        </table:table-row>
        <table:table-row table:style-name="ro2">
          <table:table-cell/>
          <table:table-cell table:formula="of:=[.C83]-[.E83]" office:value-type="float" office:value="0.0000000587882336040846" calcext:value-type="float">
            <text:p>5.87882336040846E-08</text:p>
          </table:table-cell>
          <table:table-cell table:formula="of:=EXP([.K83])" office:value-type="float" office:value="0.0026117477882336" calcext:value-type="float">
            <text:p>0.002611747788234</text:p>
          </table:table-cell>
          <table:table-cell table:formula="of:=[.B34]" office:value-type="float" office:value="993.15" calcext:value-type="float">
            <text:p>993.15</text:p>
          </table:table-cell>
          <table:table-cell table:formula="of:=[.F34]" office:value-type="float" office:value="0.002611689" calcext:value-type="float">
            <text:p>0.002611689</text:p>
          </table:table-cell>
          <table:table-cell table:formula="of:=LN([.E83])" office:value-type="float" office:value="-5.94775814050678" calcext:value-type="float">
            <text:p>-5.94775814050678</text:p>
          </table:table-cell>
          <table:table-cell table:formula="of:=[.$G$43]*LN([.D83])" office:value-type="float" office:value="-0.0165170824689415" calcext:value-type="float">
            <text:p>-0.016517082468942</text:p>
          </table:table-cell>
          <table:table-cell table:formula="of:=[.H$43]*[.$D83]^[.H$44]" office:value-type="float" office:value="-8.08103235556371" calcext:value-type="float">
            <text:p>-8.08103235556371</text:p>
          </table:table-cell>
          <table:table-cell table:formula="of:=[.I$43]*[.$D83]^[.I$44]" office:value-type="float" office:value="2.14981382557603" calcext:value-type="float">
            <text:p>2.14981382557603</text:p>
          </table:table-cell>
          <table:table-cell table:formula="of:=[.J$43]*[.$D83]^[.J$44]" office:value-type="float" office:value="-0.000000018642649287433" calcext:value-type="float">
            <text:p>-1.8642649287433E-08</text:p>
          </table:table-cell>
          <table:table-cell table:formula="of:=SUM([.G83:.J83])" office:value-type="float" office:value="-5.94773563109928" calcext:value-type="float">
            <text:p>-5.94773563109928</text:p>
          </table:table-cell>
          <table:table-cell table:formula="of:=[.K83]-[.F83]" office:value-type="float" office:value="0.0000225094074988164" calcext:value-type="float">
            <text:p>2.25094074988164E-05</text:p>
          </table:table-cell>
          <table:table-cell table:number-columns-repeated="1012"/>
        </table:table-row>
        <table:table-row table:style-name="ro2">
          <table:table-cell/>
          <table:table-cell table:formula="of:=[.C84]-[.E84]" office:value-type="float" office:value="0.0000000525750391299797" calcext:value-type="float">
            <text:p>5.25750391299797E-08</text:p>
          </table:table-cell>
          <table:table-cell table:formula="of:=EXP([.K84])" office:value-type="float" office:value="0.00255631057503913" calcext:value-type="float">
            <text:p>0.002556310575039</text:p>
          </table:table-cell>
          <table:table-cell table:formula="of:=[.B35]" office:value-type="float" office:value="1003.15" calcext:value-type="float">
            <text:p>1003.15</text:p>
          </table:table-cell>
          <table:table-cell table:formula="of:=[.F35]" office:value-type="float" office:value="0.002556258" calcext:value-type="float">
            <text:p>0.002556258</text:p>
          </table:table-cell>
          <table:table-cell table:formula="of:=LN([.E84])" office:value-type="float" office:value="-5.96921080859371" calcext:value-type="float">
            <text:p>-5.96921080859371</text:p>
          </table:table-cell>
          <table:table-cell table:formula="of:=[.$G$43]*LN([.D84])" office:value-type="float" office:value="-0.0165410617730543" calcext:value-type="float">
            <text:p>-0.016541061773054</text:p>
          </table:table-cell>
          <table:table-cell table:formula="of:=[.H$43]*[.$D84]^[.H$44]" office:value-type="float" office:value="-8.08103235556371" calcext:value-type="float">
            <text:p>-8.08103235556371</text:p>
          </table:table-cell>
          <table:table-cell table:formula="of:=[.I$43]*[.$D84]^[.I$44]" office:value-type="float" office:value="2.12838319381033" calcext:value-type="float">
            <text:p>2.12838319381033</text:p>
          </table:table-cell>
          <table:table-cell table:formula="of:=[.J$43]*[.$D84]^[.J$44]" office:value-type="float" office:value="-0.0000000180906652655287" calcext:value-type="float">
            <text:p>-1.80906652655287E-08</text:p>
          </table:table-cell>
          <table:table-cell table:formula="of:=SUM([.G84:.J84])" office:value-type="float" office:value="-5.9691902416171" calcext:value-type="float">
            <text:p>-5.9691902416171</text:p>
          </table:table-cell>
          <table:table-cell table:formula="of:=[.K84]-[.F84]" office:value-type="float" office:value="0.0000205669766026872" calcext:value-type="float">
            <text:p>2.05669766026872E-05</text:p>
          </table:table-cell>
          <table:table-cell table:number-columns-repeated="1012"/>
        </table:table-row>
        <table:table-row table:style-name="ro2">
          <table:table-cell/>
          <table:table-cell table:formula="of:=[.C85]-[.E85]" office:value-type="float" office:value="0.0000000463879164577102" calcext:value-type="float">
            <text:p>4.63879164577102E-08</text:p>
          </table:table-cell>
          <table:table-cell table:formula="of:=EXP([.K85])" office:value-type="float" office:value="0.00250310938791646" calcext:value-type="float">
            <text:p>0.002503109387916</text:p>
          </table:table-cell>
          <table:table-cell table:formula="of:=[.B36]" office:value-type="float" office:value="1013.15" calcext:value-type="float">
            <text:p>1013.15</text:p>
          </table:table-cell>
          <table:table-cell table:formula="of:=[.F36]" office:value-type="float" office:value="0.002503063" calcext:value-type="float">
            <text:p>0.002503063</text:p>
          </table:table-cell>
          <table:table-cell table:formula="of:=LN([.E85])" office:value-type="float" office:value="-5.99024009705301" calcext:value-type="float">
            <text:p>-5.99024009705301</text:p>
          </table:table-cell>
          <table:table-cell table:formula="of:=[.$G$43]*LN([.D85])" office:value-type="float" office:value="-0.0165648032187204" calcext:value-type="float">
            <text:p>-0.016564803218721</text:p>
          </table:table-cell>
          <table:table-cell table:formula="of:=[.H$43]*[.$D85]^[.H$44]" office:value-type="float" office:value="-8.08103235556371" calcext:value-type="float">
            <text:p>-8.08103235556371</text:p>
          </table:table-cell>
          <table:table-cell table:formula="of:=[.I$43]*[.$D85]^[.I$44]" office:value-type="float" office:value="2.10737561157857" calcext:value-type="float">
            <text:p>2.10737561157857</text:p>
          </table:table-cell>
          <table:table-cell table:formula="of:=[.J$43]*[.$D85]^[.J$44]" office:value-type="float" office:value="-0.0000000175602592803731" calcext:value-type="float">
            <text:p>-1.75602592803731E-08</text:p>
          </table:table-cell>
          <table:table-cell table:formula="of:=SUM([.G85:.J85])" office:value-type="float" office:value="-5.99022156476412" calcext:value-type="float">
            <text:p>-5.99022156476412</text:p>
          </table:table-cell>
          <table:table-cell table:formula="of:=[.K85]-[.F85]" office:value-type="float" office:value="0.0000185322888883732" calcext:value-type="float">
            <text:p>1.85322888883732E-05</text:p>
          </table:table-cell>
          <table:table-cell table:number-columns-repeated="1012"/>
        </table:table-row>
        <table:table-row table:style-name="ro2">
          <table:table-cell/>
          <table:table-cell table:formula="of:=[.C86]-[.E86]" office:value-type="float" office:value="0.0000000406844654901248" calcext:value-type="float">
            <text:p>4.06844654901248E-08</text:p>
          </table:table-cell>
          <table:table-cell table:formula="of:=EXP([.K86])" office:value-type="float" office:value="0.00245202268446549" calcext:value-type="float">
            <text:p>0.002452022684465</text:p>
          </table:table-cell>
          <table:table-cell table:formula="of:=[.B37]" office:value-type="float" office:value="1023.15" calcext:value-type="float">
            <text:p>1023.15</text:p>
          </table:table-cell>
          <table:table-cell table:formula="of:=[.F37]" office:value-type="float" office:value="0.002451982" calcext:value-type="float">
            <text:p>0.002451982</text:p>
          </table:table-cell>
          <table:table-cell table:formula="of:=LN([.E86])" office:value-type="float" office:value="-6.01085860188128" calcext:value-type="float">
            <text:p>-6.01085860188128</text:p>
          </table:table-cell>
          <table:table-cell table:formula="of:=[.$G$43]*LN([.D86])" office:value-type="float" office:value="-0.016588311478419" calcext:value-type="float">
            <text:p>-0.016588311478419</text:p>
          </table:table-cell>
          <table:table-cell table:formula="of:=[.H$43]*[.$D86]^[.H$44]" office:value-type="float" office:value="-8.08103235556371" calcext:value-type="float">
            <text:p>-8.08103235556371</text:p>
          </table:table-cell>
          <table:table-cell table:formula="of:=[.I$43]*[.$D86]^[.I$44]" office:value-type="float" office:value="2.08677867455489" calcext:value-type="float">
            <text:p>2.08677867455489</text:p>
          </table:table-cell>
          <table:table-cell table:formula="of:=[.J$43]*[.$D86]^[.J$44]" office:value-type="float" office:value="-0.0000000170503871483967" calcext:value-type="float">
            <text:p>-1.70503871483967E-08</text:p>
          </table:table-cell>
          <table:table-cell table:formula="of:=SUM([.G86:.J86])" office:value-type="float" office:value="-6.01084200953763" calcext:value-type="float">
            <text:p>-6.01084200953763</text:p>
          </table:table-cell>
          <table:table-cell table:formula="of:=[.K86]-[.F86]" office:value-type="float" office:value="0.0000165923436492577" calcext:value-type="float">
            <text:p>1.65923436492577E-05</text:p>
          </table:table-cell>
          <table:table-cell table:number-columns-repeated="1012"/>
        </table:table-row>
        <table:table-row table:style-name="ro2">
          <table:table-cell/>
          <table:table-cell table:formula="of:=[.C87]-[.E87]" office:value-type="float" office:value="0.0000000340847129765356" calcext:value-type="float">
            <text:p>3.40847129765356E-08</text:p>
          </table:table-cell>
          <table:table-cell table:formula="of:=EXP([.K87])" office:value-type="float" office:value="0.00240293708471298" calcext:value-type="float">
            <text:p>0.002402937084713</text:p>
          </table:table-cell>
          <table:table-cell table:formula="of:=[.B38]" office:value-type="float" office:value="1033.15" calcext:value-type="float">
            <text:p>1033.15</text:p>
          </table:table-cell>
          <table:table-cell table:formula="of:=[.F38]" office:value-type="float" office:value="0.002402903" calcext:value-type="float">
            <text:p>0.002402903</text:p>
          </table:table-cell>
          <table:table-cell table:formula="of:=LN([.E87])" office:value-type="float" office:value="-6.03107768925145" calcext:value-type="float">
            <text:p>-6.03107768925145</text:p>
          </table:table-cell>
          <table:table-cell table:formula="of:=[.$G$43]*LN([.D87])" office:value-type="float" office:value="-0.0166115910882887" calcext:value-type="float">
            <text:p>-0.016611591088289</text:p>
          </table:table-cell>
          <table:table-cell table:formula="of:=[.H$43]*[.$D87]^[.H$44]" office:value-type="float" office:value="-8.08103235556371" calcext:value-type="float">
            <text:p>-8.08103235556371</text:p>
          </table:table-cell>
          <table:table-cell table:formula="of:=[.I$43]*[.$D87]^[.I$44]" office:value-type="float" office:value="2.06658045866605" calcext:value-type="float">
            <text:p>2.06658045866605</text:p>
          </table:table-cell>
          <table:table-cell table:formula="of:=[.J$43]*[.$D87]^[.J$44]" office:value-type="float" office:value="-0.0000000165600647388487" calcext:value-type="float">
            <text:p>-1.65600647388487E-08</text:p>
          </table:table-cell>
          <table:table-cell table:formula="of:=SUM([.G87:.J87])" office:value-type="float" office:value="-6.03106350454602" calcext:value-type="float">
            <text:p>-6.03106350454602</text:p>
          </table:table-cell>
          <table:table-cell table:formula="of:=[.K87]-[.F87]" office:value-type="float" office:value="0.0000141847054315747" calcext:value-type="float">
            <text:p>1.41847054315747E-05</text:p>
          </table:table-cell>
          <table:table-cell table:number-columns-repeated="1012"/>
        </table:table-row>
        <table:table-row table:style-name="ro2">
          <table:table-cell/>
          <table:table-cell table:formula="of:=[.C88]-[.E88]" office:value-type="float" office:value="0.0000000277251425537424" calcext:value-type="float">
            <text:p>2.77251425537424E-08</text:p>
          </table:table-cell>
          <table:table-cell table:formula="of:=EXP([.K88])" office:value-type="float" office:value="0.00235574672514255" calcext:value-type="float">
            <text:p>0.002355746725143</text:p>
          </table:table-cell>
          <table:table-cell table:formula="of:=[.B39]" office:value-type="float" office:value="1043.15" calcext:value-type="float">
            <text:p>1043.15</text:p>
          </table:table-cell>
          <table:table-cell table:formula="of:=[.F39]" office:value-type="float" office:value="0.002355719" calcext:value-type="float">
            <text:p>0.002355719</text:p>
          </table:table-cell>
          <table:table-cell table:formula="of:=LN([.E88])" office:value-type="float" office:value="-6.05090929025509" calcext:value-type="float">
            <text:p>-6.05090929025509</text:p>
          </table:table-cell>
          <table:table-cell table:formula="of:=[.$G$43]*LN([.D88])" office:value-type="float" office:value="-0.0166346464533803" calcext:value-type="float">
            <text:p>-0.01663464645338</text:p>
          </table:table-cell>
          <table:table-cell table:formula="of:=[.H$43]*[.$D88]^[.H$44]" office:value-type="float" office:value="-8.08103235556371" calcext:value-type="float">
            <text:p>-8.08103235556371</text:p>
          </table:table-cell>
          <table:table-cell table:formula="of:=[.I$43]*[.$D88]^[.I$44]" office:value-type="float" office:value="2.04676949707217" calcext:value-type="float">
            <text:p>2.04676949707217</text:p>
          </table:table-cell>
          <table:table-cell table:formula="of:=[.J$43]*[.$D88]^[.J$44]" office:value-type="float" office:value="-0.000000016088363982747" calcext:value-type="float">
            <text:p>-1.6088363982747E-08</text:p>
          </table:table-cell>
          <table:table-cell table:formula="of:=SUM([.G88:.J88])" office:value-type="float" office:value="-6.05089752103329" calcext:value-type="float">
            <text:p>-6.05089752103329</text:p>
          </table:table-cell>
          <table:table-cell table:formula="of:=[.K88]-[.F88]" office:value-type="float" office:value="0.000011769221797131" calcext:value-type="float">
            <text:p>1.1769221797131E-05</text:p>
          </table:table-cell>
          <table:table-cell table:number-columns-repeated="1012"/>
        </table:table-row>
        <table:table-row table:style-name="ro2">
          <table:table-cell table:style-name="ce2"/>
          <table:table-cell table:formula="of:=[.C89]-[.E89]" office:value-type="float" office:value="0.0000000206711869635279" calcext:value-type="float">
            <text:p>2.06711869635279E-08</text:p>
          </table:table-cell>
          <table:table-cell table:formula="of:=EXP([.K89])" office:value-type="float" office:value="0.00231035267118696" calcext:value-type="float">
            <text:p>0.002310352671187</text:p>
          </table:table-cell>
          <table:table-cell table:formula="of:=[.B40]" office:value-type="float" office:value="1053.15" calcext:value-type="float">
            <text:p>1053.15</text:p>
          </table:table-cell>
          <table:table-cell table:formula="of:=[.F40]" office:value-type="float" office:value="0.002310332" calcext:value-type="float">
            <text:p>0.002310332</text:p>
          </table:table-cell>
          <table:table-cell table:formula="of:=LN([.E89])" office:value-type="float" office:value="-6.07036404183187" calcext:value-type="float">
            <text:p>-6.07036404183187</text:p>
          </table:table-cell>
          <table:table-cell table:formula="of:=[.$G$43]*LN([.D89])" office:value-type="float" office:value="-0.0166574818526603" calcext:value-type="float">
            <text:p>-0.01665748185266</text:p>
          </table:table-cell>
          <table:table-cell table:formula="of:=[.H$43]*[.$D89]^[.H$44]" office:value-type="float" office:value="-8.08103235556371" calcext:value-type="float">
            <text:p>-8.08103235556371</text:p>
          </table:table-cell>
          <table:table-cell table:formula="of:=[.I$43]*[.$D89]^[.I$44]" office:value-type="float" office:value="2.02733475845875" calcext:value-type="float">
            <text:p>2.02733475845875</text:p>
          </table:table-cell>
          <table:table-cell table:formula="of:=[.J$43]*[.$D89]^[.J$44]" office:value-type="float" office:value="-0.0000000156344091821053" calcext:value-type="float">
            <text:p>-1.56344091821053E-08</text:p>
          </table:table-cell>
          <table:table-cell table:formula="of:=SUM([.G89:.J89])" office:value-type="float" office:value="-6.07035509459204" calcext:value-type="float">
            <text:p>-6.07035509459204</text:p>
          </table:table-cell>
          <table:table-cell table:formula="of:=[.K89]-[.F89]" office:value-type="float" office:value="0.0000089472398290269" calcext:value-type="float">
            <text:p>8.9472398290269E-06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/>
          <table:table-cell table:formula="of:=([.D89]+[.D91])/2" office:value-type="float" office:value="1163.15" calcext:value-type="float">
            <text:p>1163.15</text:p>
          </table:table-cell>
          <table:table-cell table:number-columns-repeated="2"/>
          <table:table-cell table:formula="of:=[.$G$43]*LN([.D90])" office:value-type="float" office:value="-0.0168952643466797" calcext:value-type="float">
            <text:p>-0.01689526434668</text:p>
          </table:table-cell>
          <table:table-cell table:formula="of:=[.H$43]*[.$D90]^[.H$44]" office:value-type="float" office:value="-8.08103235556371" calcext:value-type="float">
            <text:p>-8.08103235556371</text:p>
          </table:table-cell>
          <table:table-cell table:formula="of:=[.I$43]*[.$D90]^[.I$44]" office:value-type="float" office:value="1.83560813383556" calcext:value-type="float">
            <text:p>1.83560813383556</text:p>
          </table:table-cell>
          <table:table-cell table:formula="of:=[.J$43]*[.$D90]^[.J$44]" office:value-type="float" office:value="-0.0000000116049960049158" calcext:value-type="float">
            <text:p>-1.16049960049158E-08</text:p>
          </table:table-cell>
          <table:table-cell table:formula="of:=SUM([.G90:.J90])" office:value-type="float" office:value="-6.26231949767983" calcext:value-type="float">
            <text:p>-6.26231949767983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Default" table:formula="of:=1273.15" office:value-type="float" office:value="1273.15" calcext:value-type="float">
            <text:p>1273.15</text:p>
          </table:table-cell>
          <table:table-cell table:number-columns-repeated="2"/>
          <table:table-cell table:formula="of:=[.$G$43]*LN([.D91])" office:value-type="float" office:value="-0.0171115441882372" calcext:value-type="float">
            <text:p>-0.017111544188237</text:p>
          </table:table-cell>
          <table:table-cell table:formula="of:=[.H$43]*[.$D91]^[.H$44]" office:value-type="float" office:value="-8.08103235556371" calcext:value-type="float">
            <text:p>-8.08103235556371</text:p>
          </table:table-cell>
          <table:table-cell table:formula="of:=[.I$43]*[.$D91]^[.I$44]" office:value-type="float" office:value="1.67701182175771" calcext:value-type="float">
            <text:p>1.67701182175771</text:p>
          </table:table-cell>
          <table:table-cell table:formula="of:=[.J$43]*[.$D91]^[.J$44]" office:value-type="float" office:value="-0.00000000884939228147602" calcext:value-type="float">
            <text:p>-8.84939228147602E-09</text:p>
          </table:table-cell>
          <table:table-cell table:formula="of:=SUM([.G91:.J91])" office:value-type="float" office:value="-6.42113208684363" calcext:value-type="float">
            <text:p>-6.42113208684363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([.D91]+[.D93])/2" office:value-type="float" office:value="1423.15" calcext:value-type="float">
            <text:p>1423.15</text:p>
          </table:table-cell>
          <table:table-cell table:number-columns-repeated="2"/>
          <table:table-cell table:formula="of:=[.$G$43]*LN([.D92])" office:value-type="float" office:value="-0.017378125948447" calcext:value-type="float">
            <text:p>-0.017378125948447</text:p>
          </table:table-cell>
          <table:table-cell table:formula="of:=[.H$43]*[.$D92]^[.H$44]" office:value-type="float" office:value="-8.08103235556371" calcext:value-type="float">
            <text:p>-8.08103235556371</text:p>
          </table:table-cell>
          <table:table-cell table:formula="of:=[.I$43]*[.$D92]^[.I$44]" office:value-type="float" office:value="1.50025478752825" calcext:value-type="float">
            <text:p>1.50025478752825</text:p>
          </table:table-cell>
          <table:table-cell table:formula="of:=[.J$43]*[.$D92]^[.J$44]" office:value-type="float" office:value="-0.00000000633578073386471" calcext:value-type="float">
            <text:p>-6.33578073386471E-09</text:p>
          </table:table-cell>
          <table:table-cell table:formula="of:=SUM([.G92:.J92])" office:value-type="float" office:value="-6.59815570031969" calcext:value-type="float">
            <text:p>-6.59815570031969</text:p>
          </table:table-cell>
          <table:table-cell table:number-columns-repeated="1013"/>
        </table:table-row>
        <table:table-row table:style-name="ro2">
          <table:table-cell/>
          <table:table-cell table:formula="of:=MAX([.B51:.B89])" office:value-type="float" office:value="0.0000000899424786220474" calcext:value-type="float">
            <text:p>8.99424786220474E-08</text:p>
          </table:table-cell>
          <table:table-cell table:formula="of:=MAX([.C51:.C89])" office:value-type="float" office:value="0.00726394028160255" calcext:value-type="float">
            <text:p>0.007263940281603</text:p>
          </table:table-cell>
          <table:table-cell table:style-name="Default" office:value-type="float" office:value="1573.15" calcext:value-type="float">
            <text:p>1573.15</text:p>
          </table:table-cell>
          <table:table-cell table:number-columns-repeated="2"/>
          <table:table-cell table:formula="of:=[.$G$43]*LN([.D93])" office:value-type="float" office:value="-0.0176179694277075" calcext:value-type="float">
            <text:p>-0.017617969427708</text:p>
          </table:table-cell>
          <table:table-cell table:formula="of:=[.H$43]*[.$D93]^[.H$44]" office:value-type="float" office:value="-8.08103235556371" calcext:value-type="float">
            <text:p>-8.08103235556371</text:p>
          </table:table-cell>
          <table:table-cell table:formula="of:=[.I$43]*[.$D93]^[.I$44]" office:value-type="float" office:value="1.35720535287216" calcext:value-type="float">
            <text:p>1.35720535287216</text:p>
          </table:table-cell>
          <table:table-cell table:formula="of:=[.J$43]*[.$D93]^[.J$44]" office:value-type="float" office:value="-0.00000000469074437555625" calcext:value-type="float">
            <text:p>-4.69074437555625E-09</text:p>
          </table:table-cell>
          <table:table-cell table:formula="of:=SUM([.G93:.J93])" office:value-type="float" office:value="-6.74144497681001" calcext:value-type="float">
            <text:p>-6.74144497681001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Default"/>
          <table:table-cell table:number-columns-repeated="7"/>
          <table:table-cell table:formula="of:=SUMSQ([.L51:.L89])" office:value-type="float" office:value="0.0000000535799706965651" calcext:value-type="float">
            <text:p>5.35799706965651E-08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0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 number:title="User-defined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4T19:06:31.760264085</dc:date>
    <dc:creator>John Pye</dc:creator>
    <meta:editing-duration>PT9M20S</meta:editing-duration>
    <meta:editing-cycles>1</meta:editing-cycles>
    <meta:document-statistic meta:table-count="1" meta:cell-count="946" meta:object-count="6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.994cm" svg:y="6.512cm" style:legend-expansion="custom" chartooo:width="4.283cm" chartooo:height="1.096cm" style:legend-expansion-aspect-ratio="3.90784671532847" chart:style-name="ch2"/>
        <chart:plot-area chart:style-name="ch3" table:cell-range-address="'SaltParams-6-21-19'.B1:'SaltParams-6-21-19'.C40" chart:data-source-has-labels="row" svg:x="0.32cm" svg:y="0.18cm" svg:width="15.36cm" svg:height="8.64cm">
          <chartooo:coordinate-region svg:x="1.047cm" svg:y="0.38cm" svg:width="14.26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ltParams-6-21-19'.C2:'SaltParams-6-21-19'.C40" chart:label-cell-address="'SaltParams-6-21-19'.C1:'SaltParams-6-21-19'.C1" chart:class="chart:scatter">
            <chart:domain table:cell-range-address="'SaltParams-6-21-19'.B2:'SaltParams-6-21-19'.B40"/>
            <chart:regression-curve chart:style-name="ch7">
              <chart:equation chart:display-equation="true" chart:display-r-square="true" svg:x="8.262cm" svg:y="0.77cm"/>
            </chart:regression-curve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 / [kJ/kg·K]</text:p>
                <draw:g>
                  <svg:desc>'SaltParams-6-21-19'.C1:'SaltParams-6-21-19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.15">
                <text:p>673.15</text:p>
                <draw:g>
                  <svg:desc>'SaltParams-6-21-19'.B2:'SaltParams-6-21-19'.B40</svg:desc>
                </draw:g>
              </table:table-cell>
              <table:table-cell office:value-type="float" office:value="1.183404">
                <text:p>1.183404</text:p>
                <draw:g>
                  <svg:desc>'SaltParams-6-21-19'.C2:'SaltParams-6-21-19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15">
                <text:p>683.15</text:p>
              </table:table-cell>
              <table:table-cell office:value-type="float" office:value="1.1781241">
                <text:p>1.1781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.15">
                <text:p>693.15</text:p>
              </table:table-cell>
              <table:table-cell office:value-type="float" office:value="1.1728442">
                <text:p>1.1728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15">
                <text:p>703.15</text:p>
              </table:table-cell>
              <table:table-cell office:value-type="float" office:value="1.1675643">
                <text:p>1.1675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.15">
                <text:p>713.15</text:p>
              </table:table-cell>
              <table:table-cell office:value-type="float" office:value="1.1622844">
                <text:p>1.1622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15">
                <text:p>723.15</text:p>
              </table:table-cell>
              <table:table-cell office:value-type="float" office:value="1.1570045">
                <text:p>1.1570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15">
                <text:p>733.15</text:p>
              </table:table-cell>
              <table:table-cell office:value-type="float" office:value="1.1517246">
                <text:p>1.1517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5">
                <text:p>743.15</text:p>
              </table:table-cell>
              <table:table-cell office:value-type="float" office:value="1.1464447">
                <text:p>1.1464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3.15">
                <text:p>753.15</text:p>
              </table:table-cell>
              <table:table-cell office:value-type="float" office:value="1.1411648">
                <text:p>1.1411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3.15">
                <text:p>763.15</text:p>
              </table:table-cell>
              <table:table-cell office:value-type="float" office:value="1.1358849">
                <text:p>1.1358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15">
                <text:p>773.15</text:p>
              </table:table-cell>
              <table:table-cell office:value-type="float" office:value="1.130605">
                <text:p>1.130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.15">
                <text:p>783.15</text:p>
              </table:table-cell>
              <table:table-cell office:value-type="float" office:value="1.1253251">
                <text:p>1.1253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15">
                <text:p>793.15</text:p>
              </table:table-cell>
              <table:table-cell office:value-type="float" office:value="1.1200452">
                <text:p>1.1200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.15">
                <text:p>803.15</text:p>
              </table:table-cell>
              <table:table-cell office:value-type="float" office:value="1.1147653">
                <text:p>1.1147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3.15">
                <text:p>813.15</text:p>
              </table:table-cell>
              <table:table-cell office:value-type="float" office:value="1.1094854">
                <text:p>1.1094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.15">
                <text:p>823.15</text:p>
              </table:table-cell>
              <table:table-cell office:value-type="float" office:value="1.1042055">
                <text:p>1.1042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3.15">
                <text:p>833.15</text:p>
              </table:table-cell>
              <table:table-cell office:value-type="float" office:value="1.0989256">
                <text:p>1.0989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.15">
                <text:p>843.15</text:p>
              </table:table-cell>
              <table:table-cell office:value-type="float" office:value="1.0936457">
                <text:p>1.0936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15">
                <text:p>853.15</text:p>
              </table:table-cell>
              <table:table-cell office:value-type="float" office:value="1.0883658">
                <text:p>1.0883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3.15">
                <text:p>863.15</text:p>
              </table:table-cell>
              <table:table-cell office:value-type="float" office:value="1.0830859">
                <text:p>1.08308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3.15">
                <text:p>873.15</text:p>
              </table:table-cell>
              <table:table-cell office:value-type="float" office:value="1.077806">
                <text:p>1.077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3.15">
                <text:p>883.15</text:p>
              </table:table-cell>
              <table:table-cell office:value-type="float" office:value="1.0725261">
                <text:p>1.0725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3.15">
                <text:p>893.15</text:p>
              </table:table-cell>
              <table:table-cell office:value-type="float" office:value="1.0672462">
                <text:p>1.0672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3.15">
                <text:p>903.15</text:p>
              </table:table-cell>
              <table:table-cell office:value-type="float" office:value="1.0619663">
                <text:p>1.0619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3.15">
                <text:p>913.15</text:p>
              </table:table-cell>
              <table:table-cell office:value-type="float" office:value="1.0566864">
                <text:p>1.0566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.15">
                <text:p>923.15</text:p>
              </table:table-cell>
              <table:table-cell office:value-type="float" office:value="1.0514065">
                <text:p>1.0514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3.15">
                <text:p>933.15</text:p>
              </table:table-cell>
              <table:table-cell office:value-type="float" office:value="1.0461266">
                <text:p>1.0461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3.15">
                <text:p>943.15</text:p>
              </table:table-cell>
              <table:table-cell office:value-type="float" office:value="1.0408467">
                <text:p>1.0408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15">
                <text:p>953.15</text:p>
              </table:table-cell>
              <table:table-cell office:value-type="float" office:value="1.0355668">
                <text:p>1.0355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3.15">
                <text:p>963.15</text:p>
              </table:table-cell>
              <table:table-cell office:value-type="float" office:value="1.0302869">
                <text:p>1.0302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3.15">
                <text:p>973.15</text:p>
              </table:table-cell>
              <table:table-cell office:value-type="float" office:value="1.025007">
                <text:p>1.025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15">
                <text:p>983.15</text:p>
              </table:table-cell>
              <table:table-cell office:value-type="float" office:value="1.0197271">
                <text:p>1.0197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3.15">
                <text:p>993.15</text:p>
              </table:table-cell>
              <table:table-cell office:value-type="float" office:value="1.0144472">
                <text:p>1.0144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3.15">
                <text:p>1003.15</text:p>
              </table:table-cell>
              <table:table-cell office:value-type="float" office:value="1.0091673">
                <text:p>1.00916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15">
                <text:p>1013.15</text:p>
              </table:table-cell>
              <table:table-cell office:value-type="float" office:value="1.0038874">
                <text:p>1.0038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.15">
                <text:p>1023.15</text:p>
              </table:table-cell>
              <table:table-cell office:value-type="float" office:value="0.9986075">
                <text:p>0.9986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3.15">
                <text:p>1033.15</text:p>
              </table:table-cell>
              <table:table-cell office:value-type="float" office:value="0.9933276">
                <text:p>0.99332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3.15">
                <text:p>1043.15</text:p>
              </table:table-cell>
              <table:table-cell office:value-type="float" office:value="0.9880477">
                <text:p>0.98804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3.15">
                <text:p>1053.15</text:p>
              </table:table-cell>
              <table:table-cell office:value-type="float" office:value="0.9827678">
                <text:p>0.9827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09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.977cm" svg:y="6.258cm" style:legend-expansion="custom" chartooo:width="3.965cm" chartooo:height="1.096cm" style:legend-expansion-aspect-ratio="3.61770072992701" chart:style-name="ch2"/>
        <chart:plot-area chart:style-name="ch3" table:cell-range-address="'SaltParams-6-21-19'.B1:'SaltParams-6-21-19'.B40 'SaltParams-6-21-19'.D1:'SaltParams-6-21-19'.D40" chart:data-source-has-labels="row" svg:x="0.32cm" svg:y="0.18cm" svg:width="15.36cm" svg:height="8.64cm">
          <chartooo:coordinate-region svg:x="1.312cm" svg:y="0.379cm" svg:width="13.9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ltParams-6-21-19'.D2:'SaltParams-6-21-19'.D40" chart:label-cell-address="'SaltParams-6-21-19'.D1:'SaltParams-6-21-19'.D1" chart:class="chart:scatter">
            <chart:domain table:cell-range-address="'SaltParams-6-21-19'.B2:'SaltParams-6-21-19'.B40"/>
            <chart:regression-curve chart:style-name="ch7">
              <chart:equation chart:display-equation="true" chart:display-r-square="true" svg:x="6.008cm" svg:y="0.432cm" chart:style-name="ch8"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ρ / [kg/m³]</text:p>
                <draw:g>
                  <svg:desc>'SaltParams-6-21-19'.D1:'SaltParams-6-21-19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.15">
                <text:p>673.15</text:p>
                <draw:g>
                  <svg:desc>'SaltParams-6-21-19'.B2:'SaltParams-6-21-19'.B40</svg:desc>
                </draw:g>
              </table:table-cell>
              <table:table-cell office:value-type="float" office:value="1719.7">
                <text:p>1719.7</text:p>
                <draw:g>
                  <svg:desc>'SaltParams-6-21-19'.D2:'SaltParams-6-21-19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15">
                <text:p>683.15</text:p>
              </table:table-cell>
              <table:table-cell office:value-type="float" office:value="1715.64">
                <text:p>1715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.15">
                <text:p>693.15</text:p>
              </table:table-cell>
              <table:table-cell office:value-type="float" office:value="1711.58">
                <text:p>1711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15">
                <text:p>703.15</text:p>
              </table:table-cell>
              <table:table-cell office:value-type="float" office:value="1707.52">
                <text:p>1707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.15">
                <text:p>713.15</text:p>
              </table:table-cell>
              <table:table-cell office:value-type="float" office:value="1703.46">
                <text:p>1703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15">
                <text:p>723.15</text:p>
              </table:table-cell>
              <table:table-cell office:value-type="float" office:value="1699.4">
                <text:p>169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15">
                <text:p>733.15</text:p>
              </table:table-cell>
              <table:table-cell office:value-type="float" office:value="1695.34">
                <text:p>1695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5">
                <text:p>743.15</text:p>
              </table:table-cell>
              <table:table-cell office:value-type="float" office:value="1691.28">
                <text:p>1691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3.15">
                <text:p>753.15</text:p>
              </table:table-cell>
              <table:table-cell office:value-type="float" office:value="1687.22">
                <text:p>1687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3.15">
                <text:p>763.15</text:p>
              </table:table-cell>
              <table:table-cell office:value-type="float" office:value="1683.16">
                <text:p>1683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15">
                <text:p>773.15</text:p>
              </table:table-cell>
              <table:table-cell office:value-type="float" office:value="1679.1">
                <text:p>167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.15">
                <text:p>783.15</text:p>
              </table:table-cell>
              <table:table-cell office:value-type="float" office:value="1675.04">
                <text:p>1675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15">
                <text:p>793.15</text:p>
              </table:table-cell>
              <table:table-cell office:value-type="float" office:value="1670.98">
                <text:p>1670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.15">
                <text:p>803.15</text:p>
              </table:table-cell>
              <table:table-cell office:value-type="float" office:value="1666.92">
                <text:p>1666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3.15">
                <text:p>813.15</text:p>
              </table:table-cell>
              <table:table-cell office:value-type="float" office:value="1662.86">
                <text:p>1662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.15">
                <text:p>823.15</text:p>
              </table:table-cell>
              <table:table-cell office:value-type="float" office:value="1658.8">
                <text:p>1658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3.15">
                <text:p>833.15</text:p>
              </table:table-cell>
              <table:table-cell office:value-type="float" office:value="1654.74">
                <text:p>1654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.15">
                <text:p>843.15</text:p>
              </table:table-cell>
              <table:table-cell office:value-type="float" office:value="1650.68">
                <text:p>1650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15">
                <text:p>853.15</text:p>
              </table:table-cell>
              <table:table-cell office:value-type="float" office:value="1646.62">
                <text:p>1646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3.15">
                <text:p>863.15</text:p>
              </table:table-cell>
              <table:table-cell office:value-type="float" office:value="1642.56">
                <text:p>1642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3.15">
                <text:p>873.15</text:p>
              </table:table-cell>
              <table:table-cell office:value-type="float" office:value="1638.5">
                <text:p>1638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3.15">
                <text:p>883.15</text:p>
              </table:table-cell>
              <table:table-cell office:value-type="float" office:value="1634.44">
                <text:p>1634.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3.15">
                <text:p>893.15</text:p>
              </table:table-cell>
              <table:table-cell office:value-type="float" office:value="1630.38">
                <text:p>1630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3.15">
                <text:p>903.15</text:p>
              </table:table-cell>
              <table:table-cell office:value-type="float" office:value="1626.32">
                <text:p>1626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3.15">
                <text:p>913.15</text:p>
              </table:table-cell>
              <table:table-cell office:value-type="float" office:value="1622.26">
                <text:p>1622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.15">
                <text:p>923.15</text:p>
              </table:table-cell>
              <table:table-cell office:value-type="float" office:value="1618.2">
                <text:p>1618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3.15">
                <text:p>933.15</text:p>
              </table:table-cell>
              <table:table-cell office:value-type="float" office:value="1614.14">
                <text:p>1614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3.15">
                <text:p>943.15</text:p>
              </table:table-cell>
              <table:table-cell office:value-type="float" office:value="1610.08">
                <text:p>1610.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15">
                <text:p>953.15</text:p>
              </table:table-cell>
              <table:table-cell office:value-type="float" office:value="1606.02">
                <text:p>1606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3.15">
                <text:p>963.15</text:p>
              </table:table-cell>
              <table:table-cell office:value-type="float" office:value="1601.96">
                <text:p>1601.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3.15">
                <text:p>973.15</text:p>
              </table:table-cell>
              <table:table-cell office:value-type="float" office:value="1597.9">
                <text:p>159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15">
                <text:p>983.15</text:p>
              </table:table-cell>
              <table:table-cell office:value-type="float" office:value="1593.84">
                <text:p>1593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3.15">
                <text:p>993.15</text:p>
              </table:table-cell>
              <table:table-cell office:value-type="float" office:value="1589.78">
                <text:p>1589.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3.15">
                <text:p>1003.15</text:p>
              </table:table-cell>
              <table:table-cell office:value-type="float" office:value="1585.72">
                <text:p>1585.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15">
                <text:p>1013.15</text:p>
              </table:table-cell>
              <table:table-cell office:value-type="float" office:value="1581.66">
                <text:p>1581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.15">
                <text:p>1023.15</text:p>
              </table:table-cell>
              <table:table-cell office:value-type="float" office:value="1577.6">
                <text:p>1577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3.15">
                <text:p>1033.15</text:p>
              </table:table-cell>
              <table:table-cell office:value-type="float" office:value="1573.54">
                <text:p>1573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3.15">
                <text:p>1043.15</text:p>
              </table:table-cell>
              <table:table-cell office:value-type="float" office:value="1569.48">
                <text:p>1569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3.15">
                <text:p>1053.15</text:p>
              </table:table-cell>
              <table:table-cell office:value-type="float" office:value="1565.42">
                <text:p>1565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16cm" svg:y="3.952cm" style:legend-expansion="high" chart:style-name="ch2"/>
        <chart:plot-area chart:style-name="ch3" table:cell-range-address="'SaltParams-6-21-19'.A1:'SaltParams-6-21-19'.A40 'SaltParams-6-21-19'.F1:'SaltParams-6-21-19'.F40" chart:data-source-has-labels="row" svg:x="0.32cm" svg:y="0.18cm" svg:width="10.576cm" svg:height="8.64cm">
          <chartooo:coordinate-region svg:x="2.794cm" svg:y="0.379cm" svg:width="7.82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altParams-6-21-19'.F2:'SaltParams-6-21-19'.F40" chart:label-cell-address="'SaltParams-6-21-19'.F1:'SaltParams-6-21-19'.F1" chart:class="chart:scatter">
            <chart:domain table:cell-range-address="'SaltParams-6-21-19'.A2:'SaltParams-6-21-19'.A40"/>
            <chart:regression-curve chart:style-name="ch8">
              <chart:equation chart:display-equation="true" chart:display-r-square="true" svg:x="2.771cm" svg:y="0.371cm"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µ / [Pa·s]</text:p>
                <draw:g>
                  <svg:desc>'SaltParams-6-21-19'.F1:'SaltParams-6-21-19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'SaltParams-6-21-19'.A2:'SaltParams-6-21-19'.A40</svg:desc>
                </draw:g>
              </table:table-cell>
              <table:table-cell office:value-type="float" office:value="0.007264709">
                <text:p>0.007264709</text:p>
                <draw:g>
                  <svg:desc>'SaltParams-6-21-19'.F2:'SaltParams-6-21-19'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0">
                <text:p>410</text:p>
              </table:table-cell>
              <table:table-cell office:value-type="float" office:value="0.006934793">
                <text:p>0.006934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0">
                <text:p>420</text:p>
              </table:table-cell>
              <table:table-cell office:value-type="float" office:value="0.006628744">
                <text:p>0.006628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0">
                <text:p>430</text:p>
              </table:table-cell>
              <table:table-cell office:value-type="float" office:value="0.006344341">
                <text:p>0.006344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">
                <text:p>440</text:p>
              </table:table-cell>
              <table:table-cell office:value-type="float" office:value="0.006079613">
                <text:p>0.006079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">
                <text:p>450</text:p>
              </table:table-cell>
              <table:table-cell office:value-type="float" office:value="0.005832802">
                <text:p>0.005832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0">
                <text:p>460</text:p>
              </table:table-cell>
              <table:table-cell office:value-type="float" office:value="0.005602341">
                <text:p>0.005602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0">
                <text:p>470</text:p>
              </table:table-cell>
              <table:table-cell office:value-type="float" office:value="0.005386827">
                <text:p>0.005386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">
                <text:p>480</text:p>
              </table:table-cell>
              <table:table-cell office:value-type="float" office:value="0.005185002">
                <text:p>0.005185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0">
                <text:p>490</text:p>
              </table:table-cell>
              <table:table-cell office:value-type="float" office:value="0.004995736">
                <text:p>0.004995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004818011">
                <text:p>0.004818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0">
                <text:p>510</text:p>
              </table:table-cell>
              <table:table-cell office:value-type="float" office:value="0.004650909">
                <text:p>0.00465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">
                <text:p>520</text:p>
              </table:table-cell>
              <table:table-cell office:value-type="float" office:value="0.0044936">
                <text:p>0.0044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">
                <text:p>530</text:p>
              </table:table-cell>
              <table:table-cell office:value-type="float" office:value="0.004345333">
                <text:p>0.004345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0">
                <text:p>540</text:p>
              </table:table-cell>
              <table:table-cell office:value-type="float" office:value="0.004205428">
                <text:p>0.004205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0">
                <text:p>550</text:p>
              </table:table-cell>
              <table:table-cell office:value-type="float" office:value="0.004073265">
                <text:p>0.004073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0">
                <text:p>560</text:p>
              </table:table-cell>
              <table:table-cell office:value-type="float" office:value="0.00394828">
                <text:p>0.003948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0">
                <text:p>570</text:p>
              </table:table-cell>
              <table:table-cell office:value-type="float" office:value="0.003829961">
                <text:p>0.0038299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0">
                <text:p>580</text:p>
              </table:table-cell>
              <table:table-cell office:value-type="float" office:value="0.003717838">
                <text:p>0.003717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0">
                <text:p>590</text:p>
              </table:table-cell>
              <table:table-cell office:value-type="float" office:value="0.003611484">
                <text:p>0.003611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0.003510504">
                <text:p>0.003510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0">
                <text:p>610</text:p>
              </table:table-cell>
              <table:table-cell office:value-type="float" office:value="0.003414541">
                <text:p>0.003414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0">
                <text:p>620</text:p>
              </table:table-cell>
              <table:table-cell office:value-type="float" office:value="0.003323262">
                <text:p>0.0033232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0">
                <text:p>630</text:p>
              </table:table-cell>
              <table:table-cell office:value-type="float" office:value="0.003236365">
                <text:p>0.0032363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0">
                <text:p>640</text:p>
              </table:table-cell>
              <table:table-cell office:value-type="float" office:value="0.00315357">
                <text:p>0.00315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">
                <text:p>650</text:p>
              </table:table-cell>
              <table:table-cell office:value-type="float" office:value="0.003074618">
                <text:p>0.003074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0">
                <text:p>660</text:p>
              </table:table-cell>
              <table:table-cell office:value-type="float" office:value="0.002999273">
                <text:p>0.002999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0">
                <text:p>670</text:p>
              </table:table-cell>
              <table:table-cell office:value-type="float" office:value="0.002927314">
                <text:p>0.002927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0">
                <text:p>680</text:p>
              </table:table-cell>
              <table:table-cell office:value-type="float" office:value="0.002858537">
                <text:p>0.0028585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0">
                <text:p>690</text:p>
              </table:table-cell>
              <table:table-cell office:value-type="float" office:value="0.002792755">
                <text:p>0.002792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">
                <text:p>700</text:p>
              </table:table-cell>
              <table:table-cell office:value-type="float" office:value="0.002729793">
                <text:p>0.0027297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0">
                <text:p>710</text:p>
              </table:table-cell>
              <table:table-cell office:value-type="float" office:value="0.002669487">
                <text:p>0.0026694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0">
                <text:p>720</text:p>
              </table:table-cell>
              <table:table-cell office:value-type="float" office:value="0.002611689">
                <text:p>0.002611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0">
                <text:p>730</text:p>
              </table:table-cell>
              <table:table-cell office:value-type="float" office:value="0.002556258">
                <text:p>0.002556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0">
                <text:p>740</text:p>
              </table:table-cell>
              <table:table-cell office:value-type="float" office:value="0.002503063">
                <text:p>0.0025030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">
                <text:p>750</text:p>
              </table:table-cell>
              <table:table-cell office:value-type="float" office:value="0.002451982">
                <text:p>0.002451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0">
                <text:p>760</text:p>
              </table:table-cell>
              <table:table-cell office:value-type="float" office:value="0.002402903">
                <text:p>0.0024029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0">
                <text:p>770</text:p>
              </table:table-cell>
              <table:table-cell office:value-type="float" office:value="0.002355719">
                <text:p>0.0023557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002310332">
                <text:p>0.0023103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8.975cm" xlink:href=".." xlink:type="simple" chart:class="chart:scatter" chart:style-name="ch1">
        <chart:legend chart:legend-position="end" svg:x="11.228cm" svg:y="3.939cm" style:legend-expansion="high" chart:style-name="ch2"/>
        <chart:plot-area chart:style-name="ch3" table:cell-range-address="'SaltParams-6-21-19'.E1:'SaltParams-6-21-19'.F40" chart:data-source-has-labels="row" svg:x="0.32cm" svg:y="0.179cm" svg:width="10.588cm" svg:height="8.617cm">
          <chartooo:coordinate-region svg:x="2.794cm" svg:y="0.378cm" svg:width="7.597cm" svg:height="7.7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altParams-6-21-19'.F2:'SaltParams-6-21-19'.F40" chart:label-cell-address="'SaltParams-6-21-19'.F1:'SaltParams-6-21-19'.F1" chart:class="chart:scatter">
            <chart:domain table:cell-range-address="'SaltParams-6-21-19'.E2:'SaltParams-6-21-19'.E40"/>
            <chart:regression-curve chart:style-name="ch8">
              <chart:equation chart:display-equation="true" chart:display-r-square="true" svg:x="3.125cm" svg:y="6.681cm"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µ / [Pa·s]</text:p>
                <draw:g>
                  <svg:desc>'SaltParams-6-21-19'.F1:'SaltParams-6-21-19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48555299710317">
                <text:p>0.00148555299710317</text:p>
                <draw:g>
                  <svg:desc>'SaltParams-6-21-19'.E2:'SaltParams-6-21-19'.E40</svg:desc>
                </draw:g>
              </table:table-cell>
              <table:table-cell office:value-type="float" office:value="0.007264709">
                <text:p>0.007264709</text:p>
                <draw:g>
                  <svg:desc>'SaltParams-6-21-19'.F2:'SaltParams-6-21-19'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46380736295104">
                <text:p>0.00146380736295104</text:p>
              </table:table-cell>
              <table:table-cell office:value-type="float" office:value="0.006934793">
                <text:p>0.006934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44268917261776">
                <text:p>0.00144268917261776</text:p>
              </table:table-cell>
              <table:table-cell office:value-type="float" office:value="0.006628744">
                <text:p>0.006628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2217165611889">
                <text:p>0.00142217165611889</text:p>
              </table:table-cell>
              <table:table-cell office:value-type="float" office:value="0.006344341">
                <text:p>0.006344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40222954497651">
                <text:p>0.00140222954497651</text:p>
              </table:table-cell>
              <table:table-cell office:value-type="float" office:value="0.006079613">
                <text:p>0.006079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283896840213">
                <text:p>0.00138283896840213</text:p>
              </table:table-cell>
              <table:table-cell office:value-type="float" office:value="0.005832802">
                <text:p>0.005832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36397735797586">
                <text:p>0.00136397735797586</text:p>
              </table:table-cell>
              <table:table-cell office:value-type="float" office:value="0.005602341">
                <text:p>0.005602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34562336002153">
                <text:p>0.00134562336002153</text:p>
              </table:table-cell>
              <table:table-cell office:value-type="float" office:value="0.005386827">
                <text:p>0.005386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32775675496249">
                <text:p>0.00132775675496249</text:p>
              </table:table-cell>
              <table:table-cell office:value-type="float" office:value="0.005185002">
                <text:p>0.005185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1035838301776">
                <text:p>0.00131035838301776</text:p>
              </table:table-cell>
              <table:table-cell office:value-type="float" office:value="0.004995736">
                <text:p>0.004995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9341007566449">
                <text:p>0.00129341007566449</text:p>
              </table:table-cell>
              <table:table-cell office:value-type="float" office:value="0.004818011">
                <text:p>0.004818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2768945923514">
                <text:p>0.0012768945923514</text:p>
              </table:table-cell>
              <table:table-cell office:value-type="float" office:value="0.004650909">
                <text:p>0.00465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26079556199962">
                <text:p>0.00126079556199962</text:p>
              </table:table-cell>
              <table:table-cell office:value-type="float" office:value="0.0044936">
                <text:p>0.0044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24509742887381">
                <text:p>0.00124509742887381</text:p>
              </table:table-cell>
              <table:table-cell office:value-type="float" office:value="0.004345333">
                <text:p>0.004345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22978540244727">
                <text:p>0.00122978540244727</text:p>
              </table:table-cell>
              <table:table-cell office:value-type="float" office:value="0.004205428">
                <text:p>0.004205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21484541092146">
                <text:p>0.00121484541092146</text:p>
              </table:table-cell>
              <table:table-cell office:value-type="float" office:value="0.004073265">
                <text:p>0.004073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20026405809278">
                <text:p>0.00120026405809278</text:p>
              </table:table-cell>
              <table:table-cell office:value-type="float" office:value="0.00394828">
                <text:p>0.003948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18602858328886">
                <text:p>0.00118602858328886</text:p>
              </table:table-cell>
              <table:table-cell office:value-type="float" office:value="0.003829961">
                <text:p>0.0038299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17212682412237">
                <text:p>0.00117212682412237</text:p>
              </table:table-cell>
              <table:table-cell office:value-type="float" office:value="0.003717838">
                <text:p>0.003717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15854718183398">
                <text:p>0.00115854718183398</text:p>
              </table:table-cell>
              <table:table-cell office:value-type="float" office:value="0.003611484">
                <text:p>0.003611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14527858901678">
                <text:p>0.00114527858901678</text:p>
              </table:table-cell>
              <table:table-cell office:value-type="float" office:value="0.003510504">
                <text:p>0.003510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3231047953349">
                <text:p>0.00113231047953349</text:p>
              </table:table-cell>
              <table:table-cell office:value-type="float" office:value="0.003414541">
                <text:p>0.003414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11963276045457">
                <text:p>0.00111963276045457</text:p>
              </table:table-cell>
              <table:table-cell office:value-type="float" office:value="0.003323262">
                <text:p>0.0033232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1072357858606">
                <text:p>0.0011072357858606</text:p>
              </table:table-cell>
              <table:table-cell office:value-type="float" office:value="0.003236365">
                <text:p>0.0032363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09511033236599">
                <text:p>0.00109511033236599</text:p>
              </table:table-cell>
              <table:table-cell office:value-type="float" office:value="0.00315357">
                <text:p>0.00315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08324757623355">
                <text:p>0.00108324757623355</text:p>
              </table:table-cell>
              <table:table-cell office:value-type="float" office:value="0.003074618">
                <text:p>0.003074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07163907196056">
                <text:p>0.00107163907196056</text:p>
              </table:table-cell>
              <table:table-cell office:value-type="float" office:value="0.002999273">
                <text:p>0.002999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06027673222711">
                <text:p>0.00106027673222711</text:p>
              </table:table-cell>
              <table:table-cell office:value-type="float" office:value="0.002927314">
                <text:p>0.002927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04915280910665">
                <text:p>0.00104915280910665</text:p>
              </table:table-cell>
              <table:table-cell office:value-type="float" office:value="0.002858537">
                <text:p>0.0028585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3825987644707">
                <text:p>0.00103825987644707</text:p>
              </table:table-cell>
              <table:table-cell office:value-type="float" office:value="0.002792755">
                <text:p>0.002792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02759081333813">
                <text:p>0.00102759081333813</text:p>
              </table:table-cell>
              <table:table-cell office:value-type="float" office:value="0.002729793">
                <text:p>0.0027297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171387885877">
                <text:p>0.0010171387885877</text:p>
              </table:table-cell>
              <table:table-cell office:value-type="float" office:value="0.002669487">
                <text:p>0.0026694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00689724613603">
                <text:p>0.00100689724613603</text:p>
              </table:table-cell>
              <table:table-cell office:value-type="float" office:value="0.002611689">
                <text:p>0.002611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996859891342272">
                <text:p>0.000996859891342272</text:p>
              </table:table-cell>
              <table:table-cell office:value-type="float" office:value="0.002556258">
                <text:p>0.002556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987020678083206">
                <text:p>0.000987020678083206</text:p>
              </table:table-cell>
              <table:table-cell office:value-type="float" office:value="0.002503063">
                <text:p>0.0025030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977373796608513">
                <text:p>0.000977373796608513</text:p>
              </table:table-cell>
              <table:table-cell office:value-type="float" office:value="0.002451982">
                <text:p>0.002451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96791366210134">
                <text:p>0.00096791366210134</text:p>
              </table:table-cell>
              <table:table-cell office:value-type="float" office:value="0.002402903">
                <text:p>0.0024029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958634903896851">
                <text:p>0.000958634903896851</text:p>
              </table:table-cell>
              <table:table-cell office:value-type="float" office:value="0.002355719">
                <text:p>0.0023557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949532355315007">
                <text:p>0.000949532355315007</text:p>
              </table:table-cell>
              <table:table-cell office:value-type="float" office:value="0.002310332">
                <text:p>0.0023103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10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.704cm" svg:y="6.38cm" style:legend-expansion="custom" chartooo:width="4.15cm" chartooo:height="1.096cm" style:legend-expansion-aspect-ratio="3.78649635036496" chart:style-name="ch2"/>
        <chart:plot-area chart:style-name="ch3" table:cell-range-address="'SaltParams-6-21-19'.B1:'SaltParams-6-21-19'.B40 'SaltParams-6-21-19'.H1:'SaltParams-6-21-19'.H40" chart:data-source-has-labels="row" svg:x="0.32cm" svg:y="0.18cm" svg:width="15.36cm" svg:height="8.64cm">
          <chartooo:coordinate-region svg:x="1.232cm" svg:y="0.379cm" svg:width="14.0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ltParams-6-21-19'.H2:'SaltParams-6-21-19'.H40" chart:label-cell-address="'SaltParams-6-21-19'.H1:'SaltParams-6-21-19'.H1" chart:class="chart:scatter">
            <chart:domain table:cell-range-address="'SaltParams-6-21-19'.B2:'SaltParams-6-21-19'.B40"/>
            <chart:regression-curve chart:style-name="ch7">
              <chart:equation chart:display-equation="true" chart:display-r-square="true" svg:x="4.037cm" svg:y="1.042cm" chart:style-name="ch8"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λ / [W/m·K]</text:p>
                <draw:g>
                  <svg:desc>'SaltParams-6-21-19'.H1:'SaltParams-6-21-19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.15">
                <text:p>673.15</text:p>
                <draw:g>
                  <svg:desc>'SaltParams-6-21-19'.B2:'SaltParams-6-21-19'.B40</svg:desc>
                </draw:g>
              </table:table-cell>
              <table:table-cell office:value-type="float" office:value="0.4682">
                <text:p>0.4682</text:p>
                <draw:g>
                  <svg:desc>'SaltParams-6-21-19'.H2:'SaltParams-6-21-19'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15">
                <text:p>683.15</text:p>
              </table:table-cell>
              <table:table-cell office:value-type="float" office:value="0.4672">
                <text:p>0.4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.15">
                <text:p>693.15</text:p>
              </table:table-cell>
              <table:table-cell office:value-type="float" office:value="0.4662">
                <text:p>0.4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15">
                <text:p>703.15</text:p>
              </table:table-cell>
              <table:table-cell office:value-type="float" office:value="0.4652">
                <text:p>0.4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.15">
                <text:p>713.15</text:p>
              </table:table-cell>
              <table:table-cell office:value-type="float" office:value="0.4642">
                <text:p>0.4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15">
                <text:p>723.15</text:p>
              </table:table-cell>
              <table:table-cell office:value-type="float" office:value="0.4632">
                <text:p>0.4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15">
                <text:p>733.15</text:p>
              </table:table-cell>
              <table:table-cell office:value-type="float" office:value="0.4622">
                <text:p>0.4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5">
                <text:p>743.15</text:p>
              </table:table-cell>
              <table:table-cell office:value-type="float" office:value="0.4612">
                <text:p>0.4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3.15">
                <text:p>753.15</text:p>
              </table:table-cell>
              <table:table-cell office:value-type="float" office:value="0.4602">
                <text:p>0.4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3.15">
                <text:p>763.15</text:p>
              </table:table-cell>
              <table:table-cell office:value-type="float" office:value="0.4592">
                <text:p>0.4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15">
                <text:p>773.15</text:p>
              </table:table-cell>
              <table:table-cell office:value-type="float" office:value="0.4582">
                <text:p>0.4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.15">
                <text:p>783.15</text:p>
              </table:table-cell>
              <table:table-cell office:value-type="float" office:value="0.4572">
                <text:p>0.4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15">
                <text:p>793.15</text:p>
              </table:table-cell>
              <table:table-cell office:value-type="float" office:value="0.4562">
                <text:p>0.4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.15">
                <text:p>803.15</text:p>
              </table:table-cell>
              <table:table-cell office:value-type="float" office:value="0.4552">
                <text:p>0.4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3.15">
                <text:p>813.15</text:p>
              </table:table-cell>
              <table:table-cell office:value-type="float" office:value="0.4542">
                <text:p>0.4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.15">
                <text:p>823.15</text:p>
              </table:table-cell>
              <table:table-cell office:value-type="float" office:value="0.4532">
                <text:p>0.45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3.15">
                <text:p>833.15</text:p>
              </table:table-cell>
              <table:table-cell office:value-type="float" office:value="0.4522">
                <text:p>0.4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.15">
                <text:p>843.15</text:p>
              </table:table-cell>
              <table:table-cell office:value-type="float" office:value="0.4512">
                <text:p>0.4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15">
                <text:p>853.15</text:p>
              </table:table-cell>
              <table:table-cell office:value-type="float" office:value="0.4502">
                <text:p>0.4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3.15">
                <text:p>863.15</text:p>
              </table:table-cell>
              <table:table-cell office:value-type="float" office:value="0.4492">
                <text:p>0.4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3.15">
                <text:p>873.15</text:p>
              </table:table-cell>
              <table:table-cell office:value-type="float" office:value="0.4482">
                <text:p>0.4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3.15">
                <text:p>883.15</text:p>
              </table:table-cell>
              <table:table-cell office:value-type="float" office:value="0.4472">
                <text:p>0.4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3.15">
                <text:p>893.15</text:p>
              </table:table-cell>
              <table:table-cell office:value-type="float" office:value="0.4462">
                <text:p>0.4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3.15">
                <text:p>903.15</text:p>
              </table:table-cell>
              <table:table-cell office:value-type="float" office:value="0.4452">
                <text:p>0.4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3.15">
                <text:p>913.15</text:p>
              </table:table-cell>
              <table:table-cell office:value-type="float" office:value="0.4442">
                <text:p>0.4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.15">
                <text:p>923.15</text:p>
              </table:table-cell>
              <table:table-cell office:value-type="float" office:value="0.4432">
                <text:p>0.4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3.15">
                <text:p>933.15</text:p>
              </table:table-cell>
              <table:table-cell office:value-type="float" office:value="0.4422">
                <text:p>0.4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3.15">
                <text:p>943.15</text:p>
              </table:table-cell>
              <table:table-cell office:value-type="float" office:value="0.4412">
                <text:p>0.4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15">
                <text:p>953.15</text:p>
              </table:table-cell>
              <table:table-cell office:value-type="float" office:value="0.4402">
                <text:p>0.44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3.15">
                <text:p>963.15</text:p>
              </table:table-cell>
              <table:table-cell office:value-type="float" office:value="0.4392">
                <text:p>0.4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3.15">
                <text:p>973.15</text:p>
              </table:table-cell>
              <table:table-cell office:value-type="float" office:value="0.4382">
                <text:p>0.43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15">
                <text:p>983.15</text:p>
              </table:table-cell>
              <table:table-cell office:value-type="float" office:value="0.4372">
                <text:p>0.43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3.15">
                <text:p>993.15</text:p>
              </table:table-cell>
              <table:table-cell office:value-type="float" office:value="0.4362">
                <text:p>0.43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3.15">
                <text:p>1003.15</text:p>
              </table:table-cell>
              <table:table-cell office:value-type="float" office:value="0.4352">
                <text:p>0.4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15">
                <text:p>1013.15</text:p>
              </table:table-cell>
              <table:table-cell office:value-type="float" office:value="0.4342">
                <text:p>0.4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.15">
                <text:p>1023.15</text:p>
              </table:table-cell>
              <table:table-cell office:value-type="float" office:value="0.4332">
                <text:p>0.4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3.15">
                <text:p>1033.15</text:p>
              </table:table-cell>
              <table:table-cell office:value-type="float" office:value="0.4322">
                <text:p>0.4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3.15">
                <text:p>1043.15</text:p>
              </table:table-cell>
              <table:table-cell office:value-type="float" office:value="0.4312">
                <text:p>0.4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3.15">
                <text:p>1053.15</text:p>
              </table:table-cell>
              <table:table-cell office:value-type="float" office:value="0.4302">
                <text:p>0.43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71cm" svg:height="16.579cm" xlink:href=".." xlink:type="simple" chart:class="chart:scatter" chart:style-name="ch1">
        <chart:legend chart:legend-position="end" svg:x="20.469cm" svg:y="7.741cm" style:legend-expansion="high" chart:style-name="ch2"/>
        <chart:plot-area chart:style-name="ch3" table:cell-range-address="'SaltParams-6-21-19'.D44:'SaltParams-6-21-19'.D44 'SaltParams-6-21-19'.D51:'SaltParams-6-21-19'.D89 'SaltParams-6-21-19'.F44:'SaltParams-6-21-19'.F44 'SaltParams-6-21-19'.F51:'SaltParams-6-21-19'.F89 'SaltParams-6-21-19'.K44:'SaltParams-6-21-19'.K93" chart:data-source-has-labels="row" svg:x="0.457cm" svg:y="0.331cm" svg:width="19.555cm" svg:height="15.917cm">
          <chartooo:coordinate-region svg:x="0.999cm" svg:y="0.53cm" svg:width="18.641cm" svg:height="15.5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ltParams-6-21-19'.F51:'SaltParams-6-21-19'.F89" chart:label-cell-address="'SaltParams-6-21-19'.F44:'SaltParams-6-21-19'.F44" chart:class="chart:scatter">
            <chart:domain table:cell-range-address="'SaltParams-6-21-19'.D51:'SaltParams-6-21-19'.D89"/>
            <chart:data-point chart:repeated="39"/>
          </chart:series>
          <chart:series chart:style-name="ch7" chart:values-cell-range-address="'SaltParams-6-21-19'.K45:'SaltParams-6-21-19'.K93" chart:label-cell-address="'SaltParams-6-21-19'.K44:'SaltParams-6-21-19'.K44" chart:class="chart:scatter">
            <chart:domain table:cell-range-address="'SaltParams-6-21-19'.D45:'SaltParams-6-21-19'.D93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µ_data</text:p>
                <draw:g>
                  <svg:desc>'SaltParams-6-21-19'.F44:'SaltParams-6-21-19'.F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µ_corr </text:p>
                <draw:g>
                  <svg:desc>'SaltParams-6-21-19'.K44:'SaltParams-6-21-19'.K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.15">
                <text:p>673.15</text:p>
                <draw:g>
                  <svg:desc>'SaltParams-6-21-19'.D51:'SaltParams-6-21-19'.D89</svg:desc>
                </draw:g>
              </table:table-cell>
              <table:table-cell office:value-type="float" office:value="-4.92472703782062">
                <text:p>-4.92472703782062</text:p>
                <draw:g>
                  <svg:desc>'SaltParams-6-21-19'.F51:'SaltParams-6-21-19'.F89</svg:desc>
                </draw:g>
              </table:table-cell>
              <table:table-cell office:value-type="float" office:value="273.15">
                <text:p>273.15</text:p>
                <draw:g>
                  <svg:desc>'SaltParams-6-21-19'.D45:'SaltParams-6-21-19'.D93</svg:desc>
                </draw:g>
              </table:table-cell>
              <table:table-cell office:value-type="float" office:value="-0.277921791282618">
                <text:p>-0.277921791282618</text:p>
                <draw:g>
                  <svg:desc>'SaltParams-6-21-19'.K45:'SaltParams-6-21-19'.K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15">
                <text:p>683.15</text:p>
              </table:table-cell>
              <table:table-cell office:value-type="float" office:value="-4.97120407425491">
                <text:p>-4.97120407425491</text:p>
              </table:table-cell>
              <table:table-cell office:value-type="float" office:value="373.15">
                <text:p>373.15</text:p>
              </table:table-cell>
              <table:table-cell office:value-type="float" office:value="-2.37341235969736">
                <text:p>-2.37341235969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.15">
                <text:p>693.15</text:p>
              </table:table-cell>
              <table:table-cell office:value-type="float" office:value="-5.01633993466137">
                <text:p>-5.01633993466137</text:p>
              </table:table-cell>
              <table:table-cell office:value-type="float" office:value="473.15">
                <text:p>473.15</text:p>
              </table:table-cell>
              <table:table-cell office:value-type="float" office:value="-3.58327867252459">
                <text:p>-3.58327867252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15">
                <text:p>703.15</text:p>
              </table:table-cell>
              <table:table-cell office:value-type="float" office:value="-5.06019204451786">
                <text:p>-5.06019204451786</text:p>
              </table:table-cell>
              <table:table-cell office:value-type="float" office:value="500.65">
                <text:p>500.65</text:p>
              </table:table-cell>
              <table:table-cell office:value-type="float" office:value="-3.83127893365396">
                <text:p>-3.83127893365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.15">
                <text:p>713.15</text:p>
              </table:table-cell>
              <table:table-cell office:value-type="float" office:value="-5.10281423634568">
                <text:p>-5.10281423634568</text:p>
              </table:table-cell>
              <table:table-cell office:value-type="float" office:value="573.15">
                <text:p>573.15</text:p>
              </table:table-cell>
              <table:table-cell office:value-type="float" office:value="-4.37105256709845">
                <text:p>-4.37105256709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15">
                <text:p>723.15</text:p>
              </table:table-cell>
              <table:table-cell office:value-type="float" office:value="-5.14425777658362">
                <text:p>-5.14425777658362</text:p>
              </table:table-cell>
              <table:table-cell office:value-type="float" office:value="628.15">
                <text:p>628.15</text:p>
              </table:table-cell>
              <table:table-cell office:value-type="float" office:value="-4.6974438994168">
                <text:p>-4.6974438994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15">
                <text:p>733.15</text:p>
              </table:table-cell>
              <table:table-cell office:value-type="float" office:value="-5.18457073287933">
                <text:p>-5.18457073287933</text:p>
              </table:table-cell>
              <table:table-cell office:value-type="float" office:value="673.15">
                <text:p>673.15</text:p>
              </table:table-cell>
              <table:table-cell office:value-type="float" office:value="-4.92483285886196">
                <text:p>-4.92483285886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5">
                <text:p>743.15</text:p>
              </table:table-cell>
              <table:table-cell office:value-type="float" office:value="-5.22379875014878">
                <text:p>-5.22379875014878</text:p>
              </table:table-cell>
              <table:table-cell office:value-type="float" office:value="683.15">
                <text:p>683.15</text:p>
              </table:table-cell>
              <table:table-cell office:value-type="float" office:value="-4.97129698493314">
                <text:p>-4.97129698493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3.15">
                <text:p>753.15</text:p>
              </table:table-cell>
              <table:table-cell office:value-type="float" office:value="-5.26198505157266">
                <text:p>-5.26198505157266</text:p>
              </table:table-cell>
              <table:table-cell office:value-type="float" office:value="693.15">
                <text:p>693.15</text:p>
              </table:table-cell>
              <table:table-cell office:value-type="float" office:value="-5.01642095072145">
                <text:p>-5.01642095072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3.15">
                <text:p>763.15</text:p>
              </table:table-cell>
              <table:table-cell office:value-type="float" office:value="-5.29917053038883">
                <text:p>-5.29917053038883</text:p>
              </table:table-cell>
              <table:table-cell office:value-type="float" office:value="703.15">
                <text:p>703.15</text:p>
              </table:table-cell>
              <table:table-cell office:value-type="float" office:value="-5.06026192717268">
                <text:p>-5.06026192717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15">
                <text:p>773.15</text:p>
              </table:table-cell>
              <table:table-cell office:value-type="float" office:value="-5.33539409168704">
                <text:p>-5.33539409168704</text:p>
              </table:table-cell>
              <table:table-cell office:value-type="float" office:value="713.15">
                <text:p>713.15</text:p>
              </table:table-cell>
              <table:table-cell office:value-type="float" office:value="-5.10287387876296">
                <text:p>-5.10287387876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.15">
                <text:p>783.15</text:p>
              </table:table-cell>
              <table:table-cell office:value-type="float" office:value="-5.37069259461639">
                <text:p>-5.37069259461639</text:p>
              </table:table-cell>
              <table:table-cell office:value-type="float" office:value="723.15">
                <text:p>723.15</text:p>
              </table:table-cell>
              <table:table-cell office:value-type="float" office:value="-5.14430778519192">
                <text:p>-5.14430778519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15">
                <text:p>793.15</text:p>
              </table:table-cell>
              <table:table-cell office:value-type="float" office:value="-5.40510111674605">
                <text:p>-5.40510111674605</text:p>
              </table:table-cell>
              <table:table-cell office:value-type="float" office:value="733.15">
                <text:p>733.15</text:p>
              </table:table-cell>
              <table:table-cell office:value-type="float" office:value="-5.1846118449333">
                <text:p>-5.1846118449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.15">
                <text:p>803.15</text:p>
              </table:table-cell>
              <table:table-cell office:value-type="float" office:value="-5.43865288338558">
                <text:p>-5.43865288338558</text:p>
              </table:table-cell>
              <table:table-cell office:value-type="float" office:value="743.15">
                <text:p>743.15</text:p>
              </table:table-cell>
              <table:table-cell office:value-type="float" office:value="-5.22383166235172">
                <text:p>-5.22383166235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3.15">
                <text:p>813.15</text:p>
              </table:table-cell>
              <table:table-cell office:value-type="float" office:value="-5.47137920714586">
                <text:p>-5.47137920714586</text:p>
              </table:table-cell>
              <table:table-cell office:value-type="float" office:value="753.15">
                <text:p>753.15</text:p>
              </table:table-cell>
              <table:table-cell office:value-type="float" office:value="-5.26201041991323">
                <text:p>-5.26201041991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.15">
                <text:p>823.15</text:p>
              </table:table-cell>
              <table:table-cell office:value-type="float" office:value="-5.50331038982493">
                <text:p>-5.50331038982493</text:p>
              </table:table-cell>
              <table:table-cell office:value-type="float" office:value="763.15">
                <text:p>763.15</text:p>
              </table:table-cell>
              <table:table-cell office:value-type="float" office:value="-5.29918903685668">
                <text:p>-5.29918903685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3.15">
                <text:p>833.15</text:p>
              </table:table-cell>
              <table:table-cell office:value-type="float" office:value="-5.53447523793993">
                <text:p>-5.53447523793993</text:p>
              </table:table-cell>
              <table:table-cell office:value-type="float" office:value="773.15">
                <text:p>773.15</text:p>
              </table:table-cell>
              <table:table-cell office:value-type="float" office:value="-5.33540631555183">
                <text:p>-5.33540631555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.15">
                <text:p>843.15</text:p>
              </table:table-cell>
              <table:table-cell office:value-type="float" office:value="-5.56490065860905">
                <text:p>-5.56490065860905</text:p>
              </table:table-cell>
              <table:table-cell office:value-type="float" office:value="783.15">
                <text:p>783.15</text:p>
              </table:table-cell>
              <table:table-cell office:value-type="float" office:value="-5.37069907664469">
                <text:p>-5.37069907664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15">
                <text:p>853.15</text:p>
              </table:table-cell>
              <table:table-cell office:value-type="float" office:value="-5.59461296244497">
                <text:p>-5.59461296244497</text:p>
              </table:table-cell>
              <table:table-cell office:value-type="float" office:value="793.15">
                <text:p>793.15</text:p>
              </table:table-cell>
              <table:table-cell office:value-type="float" office:value="-5.40510228397977">
                <text:p>-5.40510228397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3.15">
                <text:p>863.15</text:p>
              </table:table-cell>
              <table:table-cell office:value-type="float" office:value="-5.62363651077531">
                <text:p>-5.62363651077531</text:p>
              </table:table-cell>
              <table:table-cell office:value-type="float" office:value="803.15">
                <text:p>803.15</text:p>
              </table:table-cell>
              <table:table-cell office:value-type="float" office:value="-5.4386491601901">
                <text:p>-5.4386491601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3.15">
                <text:p>873.15</text:p>
              </table:table-cell>
              <table:table-cell office:value-type="float" office:value="-5.65199566206879">
                <text:p>-5.65199566206879</text:p>
              </table:table-cell>
              <table:table-cell office:value-type="float" office:value="813.15">
                <text:p>813.15</text:p>
              </table:table-cell>
              <table:table-cell office:value-type="float" office:value="-5.47137129375847">
                <text:p>-5.471371293758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3.15">
                <text:p>883.15</text:p>
              </table:table-cell>
              <table:table-cell office:value-type="float" office:value="-5.67971220202064">
                <text:p>-5.67971220202064</text:p>
              </table:table-cell>
              <table:table-cell office:value-type="float" office:value="823.15">
                <text:p>823.15</text:p>
              </table:table-cell>
              <table:table-cell office:value-type="float" office:value="-5.50329873827514">
                <text:p>-5.50329873827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3.15">
                <text:p>893.15</text:p>
              </table:table-cell>
              <table:table-cell office:value-type="float" office:value="-5.70680844830004">
                <text:p>-5.70680844830004</text:p>
              </table:table-cell>
              <table:table-cell office:value-type="float" office:value="833.15">
                <text:p>833.15</text:p>
              </table:table-cell>
              <table:table-cell office:value-type="float" office:value="-5.53446010454756">
                <text:p>-5.53446010454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3.15">
                <text:p>903.15</text:p>
              </table:table-cell>
              <table:table-cell office:value-type="float" office:value="-5.7333044925743">
                <text:p>-5.7333044925743</text:p>
              </table:table-cell>
              <table:table-cell office:value-type="float" office:value="843.15">
                <text:p>843.15</text:p>
              </table:table-cell>
              <table:table-cell office:value-type="float" office:value="-5.56488264615569">
                <text:p>-5.564882646155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3.15">
                <text:p>913.15</text:p>
              </table:table-cell>
              <table:table-cell office:value-type="float" office:value="-5.75922013454866">
                <text:p>-5.75922013454866</text:p>
              </table:table-cell>
              <table:table-cell office:value-type="float" office:value="853.15">
                <text:p>853.15</text:p>
              </table:table-cell>
              <table:table-cell office:value-type="float" office:value="-5.59459233899052">
                <text:p>-5.594592338990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.15">
                <text:p>923.15</text:p>
              </table:table-cell>
              <table:table-cell office:value-type="float" office:value="-5.78457461308282">
                <text:p>-5.78457461308282</text:p>
              </table:table-cell>
              <table:table-cell office:value-type="float" office:value="863.15">
                <text:p>863.15</text:p>
              </table:table-cell>
              <table:table-cell office:value-type="float" office:value="-5.62361395526387">
                <text:p>-5.62361395526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3.15">
                <text:p>933.15</text:p>
              </table:table-cell>
              <table:table-cell office:value-type="float" office:value="-5.80938535301483">
                <text:p>-5.80938535301483</text:p>
              </table:table-cell>
              <table:table-cell office:value-type="float" office:value="873.15">
                <text:p>873.15</text:p>
              </table:table-cell>
              <table:table-cell office:value-type="float" office:value="-5.65197113243255">
                <text:p>-5.65197113243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3.15">
                <text:p>943.15</text:p>
              </table:table-cell>
              <table:table-cell office:value-type="float" office:value="-5.83366999995066">
                <text:p>-5.83366999995066</text:p>
              </table:table-cell>
              <table:table-cell office:value-type="float" office:value="883.15">
                <text:p>883.15</text:p>
              </table:table-cell>
              <table:table-cell office:value-type="float" office:value="-5.67968643744016">
                <text:p>-5.67968643744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15">
                <text:p>953.15</text:p>
              </table:table-cell>
              <table:table-cell office:value-type="float" office:value="-5.85744532349235">
                <text:p>-5.85744532349235</text:p>
              </table:table-cell>
              <table:table-cell office:value-type="float" office:value="893.15">
                <text:p>893.15</text:p>
              </table:table-cell>
              <table:table-cell office:value-type="float" office:value="-5.70678142664332">
                <text:p>-5.70678142664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3.15">
                <text:p>963.15</text:p>
              </table:table-cell>
              <table:table-cell office:value-type="float" office:value="-5.88072671516491">
                <text:p>-5.88072671516491</text:p>
              </table:table-cell>
              <table:table-cell office:value-type="float" office:value="903.15">
                <text:p>903.15</text:p>
              </table:table-cell>
              <table:table-cell office:value-type="float" office:value="-5.73327670175687">
                <text:p>-5.733276701756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3.15">
                <text:p>973.15</text:p>
              </table:table-cell>
              <table:table-cell office:value-type="float" office:value="-5.90352949683589">
                <text:p>-5.90352949683589</text:p>
              </table:table-cell>
              <table:table-cell office:value-type="float" office:value="913.15">
                <text:p>913.15</text:p>
              </table:table-cell>
              <table:table-cell office:value-type="float" office:value="-5.75919196212328">
                <text:p>-5.75919196212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15">
                <text:p>983.15</text:p>
              </table:table-cell>
              <table:table-cell office:value-type="float" office:value="-5.9258689598617">
                <text:p>-5.9258689598617</text:p>
              </table:table-cell>
              <table:table-cell office:value-type="float" office:value="923.15">
                <text:p>923.15</text:p>
              </table:table-cell>
              <table:table-cell office:value-type="float" office:value="-5.78454605358486">
                <text:p>-5.78454605358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3.15">
                <text:p>993.15</text:p>
              </table:table-cell>
              <table:table-cell office:value-type="float" office:value="-5.94775814050678">
                <text:p>-5.94775814050678</text:p>
              </table:table-cell>
              <table:table-cell office:value-type="float" office:value="933.15">
                <text:p>933.15</text:p>
              </table:table-cell>
              <table:table-cell office:value-type="float" office:value="-5.80935701421372">
                <text:p>-5.80935701421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3.15">
                <text:p>1003.15</text:p>
              </table:table-cell>
              <table:table-cell office:value-type="float" office:value="-5.96921080859371">
                <text:p>-5.96921080859371</text:p>
              </table:table-cell>
              <table:table-cell office:value-type="float" office:value="943.15">
                <text:p>943.15</text:p>
              </table:table-cell>
              <table:table-cell office:value-type="float" office:value="-5.8336421171326">
                <text:p>-5.83364211713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15">
                <text:p>1013.15</text:p>
              </table:table-cell>
              <table:table-cell office:value-type="float" office:value="-5.99024009705301">
                <text:p>-5.99024009705301</text:p>
              </table:table-cell>
              <table:table-cell office:value-type="float" office:value="953.15">
                <text:p>953.15</text:p>
              </table:table-cell>
              <table:table-cell office:value-type="float" office:value="-5.8574179106403">
                <text:p>-5.8574179106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.15">
                <text:p>1023.15</text:p>
              </table:table-cell>
              <table:table-cell office:value-type="float" office:value="-6.01085860188128">
                <text:p>-6.01085860188128</text:p>
              </table:table-cell>
              <table:table-cell office:value-type="float" office:value="963.15">
                <text:p>963.15</text:p>
              </table:table-cell>
              <table:table-cell office:value-type="float" office:value="-5.88070025583751">
                <text:p>-5.88070025583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3.15">
                <text:p>1033.15</text:p>
              </table:table-cell>
              <table:table-cell office:value-type="float" office:value="-6.03107768925145">
                <text:p>-6.03107768925145</text:p>
              </table:table-cell>
              <table:table-cell office:value-type="float" office:value="973.15">
                <text:p>973.15</text:p>
              </table:table-cell>
              <table:table-cell office:value-type="float" office:value="-5.90350436193291">
                <text:p>-5.90350436193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3.15">
                <text:p>1043.15</text:p>
              </table:table-cell>
              <table:table-cell office:value-type="float" office:value="-6.05090929025509">
                <text:p>-6.05090929025509</text:p>
              </table:table-cell>
              <table:table-cell office:value-type="float" office:value="983.15">
                <text:p>983.15</text:p>
              </table:table-cell>
              <table:table-cell office:value-type="float" office:value="-5.9258448193947">
                <text:p>-5.9258448193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3.15">
                <text:p>1053.15</text:p>
              </table:table-cell>
              <table:table-cell office:value-type="float" office:value="-6.07036404183187">
                <text:p>-6.07036404183187</text:p>
              </table:table-cell>
              <table:table-cell office:value-type="float" office:value="993.15">
                <text:p>993.15</text:p>
              </table:table-cell>
              <table:table-cell office:value-type="float" office:value="-5.94773563109928">
                <text:p>-5.94773563109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.15">
                <text:p>1003.15</text:p>
              </table:table-cell>
              <table:table-cell office:value-type="float" office:value="-5.9691902416171">
                <text:p>-5.9691902416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.15">
                <text:p>1013.15</text:p>
              </table:table-cell>
              <table:table-cell office:value-type="float" office:value="-5.99022156476412">
                <text:p>-5.99022156476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3.15">
                <text:p>1023.15</text:p>
              </table:table-cell>
              <table:table-cell office:value-type="float" office:value="-6.01084200953763">
                <text:p>-6.01084200953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.15">
                <text:p>1033.15</text:p>
              </table:table-cell>
              <table:table-cell office:value-type="float" office:value="-6.03106350454602">
                <text:p>-6.03106350454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3.15">
                <text:p>1043.15</text:p>
              </table:table-cell>
              <table:table-cell office:value-type="float" office:value="-6.05089752103329">
                <text:p>-6.05089752103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.15">
                <text:p>1053.15</text:p>
              </table:table-cell>
              <table:table-cell office:value-type="float" office:value="-6.07035509459204">
                <text:p>-6.07035509459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3.15">
                <text:p>1163.15</text:p>
              </table:table-cell>
              <table:table-cell office:value-type="float" office:value="-6.26231949767983">
                <text:p>-6.26231949767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3.15">
                <text:p>1273.15</text:p>
              </table:table-cell>
              <table:table-cell office:value-type="float" office:value="-6.42113208684363">
                <text:p>-6.42113208684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3.15">
                <text:p>1423.15</text:p>
              </table:table-cell>
              <table:table-cell office:value-type="float" office:value="-6.59815570031969">
                <text:p>-6.59815570031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3.15">
                <text:p>1573.15</text:p>
              </table:table-cell>
              <table:table-cell office:value-type="float" office:value="-6.74144497681001">
                <text:p>-6.74144497681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